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7mm"/>
    </style:style>
    <style:style style:name="co2" style:family="table-column">
      <style:table-column-properties fo:break-before="auto" style:column-width="26.53mm"/>
    </style:style>
    <style:style style:name="co3" style:family="table-column">
      <style:table-column-properties fo:break-before="auto" style:column-width="27.78mm"/>
    </style:style>
    <style:style style:name="co4" style:family="table-column">
      <style:table-column-properties fo:break-before="auto" style:column-width="9.01mm"/>
    </style:style>
    <style:style style:name="co5" style:family="table-column">
      <style:table-column-properties fo:break-before="auto" style:column-width="14.64mm"/>
    </style:style>
    <style:style style:name="co6" style:family="table-column">
      <style:table-column-properties fo:break-before="auto" style:column-width="63.08mm"/>
    </style:style>
    <style:style style:name="co7" style:family="table-column">
      <style:table-column-properties fo:break-before="auto" style:column-width="16.58mm"/>
    </style:style>
    <style:style style:name="co8" style:family="table-column">
      <style:table-column-properties fo:break-before="auto" style:column-width="31.54mm"/>
    </style:style>
    <style:style style:name="co9" style:family="table-column">
      <style:table-column-properties fo:break-before="auto" style:column-width="24.32mm"/>
    </style:style>
    <style:style style:name="co10" style:family="table-column">
      <style:table-column-properties fo:break-before="auto" style:column-width="25.79mm"/>
    </style:style>
    <style:style style:name="co11" style:family="table-column">
      <style:table-column-properties fo:break-before="auto" style:column-width="20.07mm"/>
    </style:style>
    <style:style style:name="co12" style:family="table-column">
      <style:table-column-properties fo:break-before="auto" style:column-width="12.52mm"/>
    </style:style>
    <style:style style:name="co13" style:family="table-column">
      <style:table-column-properties fo:break-before="auto" style:column-width="11.62mm"/>
    </style:style>
    <style:style style:name="co14" style:family="table-column">
      <style:table-column-properties fo:break-before="auto" style:column-width="23.27mm"/>
    </style:style>
    <style:style style:name="co15" style:family="table-column">
      <style:table-column-properties fo:break-before="auto" style:column-width="11.04mm"/>
    </style:style>
    <style:style style:name="co16" style:family="table-column">
      <style:table-column-properties fo:break-before="auto" style:column-width="9.95mm"/>
    </style:style>
    <style:style style:name="co17" style:family="table-column">
      <style:table-column-properties fo:break-before="auto" style:column-width="30.25mm"/>
    </style:style>
    <style:style style:name="co18" style:family="table-column">
      <style:table-column-properties fo:break-before="auto" style:column-width="22.12mm"/>
    </style:style>
    <style:style style:name="co19" style:family="table-column">
      <style:table-column-properties fo:break-before="auto" style:column-width="84.14mm"/>
    </style:style>
    <style:style style:name="co20" style:family="table-column">
      <style:table-column-properties fo:break-before="auto" style:column-width="22.67mm"/>
    </style:style>
    <style:style style:name="co21" style:family="table-column">
      <style:table-column-properties fo:break-before="auto" style:column-width="22.58mm"/>
    </style:style>
    <style:style style:name="ro1" style:family="table-row">
      <style:table-row-properties style:row-height="15.89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loext:vertical-justify="auto"/>
      <style:paragraph-properties fo:text-align="center" css3t:text-justify="auto" fo:margin-left="0mm" style:writing-mode="page"/>
      <style:text-properties fo:color="#000000" style:font-name="Trebuchet MS" fo:font-size="11pt" style:font-size-asian="11pt" style:font-size-complex="11pt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start" fo:margin-left="0mm"/>
      <style:text-properties fo:color="#000000" style:font-name="Trebuchet MS" fo:font-size="11pt" style:font-size-asian="11pt" style:font-size-complex="11pt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start" fo:margin-left="0mm"/>
      <style:text-properties fo:color="#000000" style:font-name="Trebuchet MS" fo:font-size="11pt" style:font-size-asian="11pt" style:font-size-complex="11pt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start" fo:margin-left="0mm"/>
      <style:text-properties fo:color="#000000" style:font-name="Trebuchet MS" fo:font-size="11pt" fo:font-style="normal" style:font-size-asian="11pt" style:font-style-asian="normal" style:font-size-complex="11pt" style:font-style-complex="normal"/>
    </style:style>
    <style:style style:name="ce11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4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000000" style:font-name="Trebuchet MS" fo:font-size="11pt" style:font-size-asian="11pt" style:font-size-complex="11pt"/>
    </style:style>
    <style:style style:name="ce15" style:family="table-cell" style:parent-style-name="Default" style:data-style-name="N3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border="0.06pt solid #000000" style:rotation-align="none"/>
      <style:paragraph-properties fo:margin-left="0mm"/>
      <style:text-properties fo:color="#000000" style:font-name="Trebuchet MS" fo:font-size="11pt" style:font-size-asian="11pt" style:font-size-complex="11pt"/>
    </style:style>
    <style:style style:name="ce17" style:family="table-cell" style:parent-style-name="Default">
      <style:table-cell-properties style:diagonal-bl-tr="none" style:diagonal-tl-br="none" style:text-align-source="value-type" style:repeat-content="false" fo:background-color="transparent" fo:border="0.06pt solid #000000" style:rotation-align="none"/>
      <style:paragraph-properties fo:margin-left="0mm"/>
      <style:text-properties fo:color="#000000" style:font-name="Trebuchet MS" fo:font-size="11pt" style:font-size-asian="11pt" style:font-size-complex="11pt"/>
    </style:style>
    <style:style style:name="ce18" style:family="table-cell" style:parent-style-name="Default" style:data-style-name="N118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118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20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116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 style:data-style-name="N116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16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24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000000" style:font-name="Trebuchet MS" fo:font-size="11pt" style:font-size-asian="11pt" style:font-size-complex="11pt"/>
    </style:style>
    <style:style style:name="ce25" style:family="table-cell" style:parent-style-name="Default" style:data-style-name="N117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 style:data-style-name="N117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27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&gt;0" style:apply-style-name="ConditionalStyle_5f_2" style:base-cell-address="Sheet1.U1"/>
    </style:style>
    <style:style style:name="ce28" style:family="table-cell" style:parent-style-name="Default" style:data-style-name="N3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11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30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ackground-color="transparent" style:rotation-align="none"/>
      <style:text-properties fo:color="#000000" style:font-name="Trebuchet MS" fo:font-size="11pt" style:font-size-asian="11pt" style:font-size-complex="11pt"/>
    </style:style>
  </office:automatic-styles>
  <office:body>
    <office:spreadsheet>
      <table:table table:name="Sheet1" table:style-name="ta1" table:print-ranges="Sheet1.S121:Sheet1.S12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column table:style-name="co5" table:default-cell-style-name="ce3"/>
        <table:table-column table:style-name="co6" table:default-cell-style-name="ce7"/>
        <table:table-column table:style-name="co7" table:default-cell-style-name="ce3"/>
        <table:table-column table:style-name="co8" table:default-cell-style-name="ce3"/>
        <table:table-column table:style-name="co9" table:default-cell-style-name="ce14"/>
        <table:table-column table:style-name="co10" table:default-cell-style-name="ce17"/>
        <table:table-column table:style-name="co11" table:default-cell-style-name="ce19"/>
        <table:table-column table:style-name="co12" table:default-cell-style-name="ce3"/>
        <table:table-column table:style-name="co13" table:default-cell-style-name="ce3"/>
        <table:table-column table:style-name="co14" table:default-cell-style-name="ce23"/>
        <table:table-column table:style-name="co15" table:default-cell-style-name="ce24"/>
        <table:table-column table:style-name="co16" table:number-columns-repeated="3" table:default-cell-style-name="ce3"/>
        <table:table-column table:style-name="co17" table:default-cell-style-name="ce26"/>
        <table:table-column table:style-name="co18" table:default-cell-style-name="ce3"/>
        <table:table-column table:style-name="co19" table:default-cell-style-name="ce3"/>
        <table:table-column table:style-name="co1" table:number-columns-repeated="1002" table:default-cell-style-name="ce31"/>
        <table:table-row table:style-name="ro1">
          <table:table-cell table:style-name="ce1" office:value-type="string" calcext:value-type="string">
            <text:p>Numrodeligne</text:p>
          </table:table-cell>
          <table:table-cell table:style-name="ce1" office:value-type="string" calcext:value-type="string">
            <text:p>Entré par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Exportations (Sorties)/exportations (Entrées)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Année</text:p>
          </table:table-cell>
          <table:table-cell table:style-name="ce6" office:value-type="string" calcext:value-type="string">
            <text:p>Nom marchandise</text:p>
          </table:table-cell>
          <table:table-cell table:style-name="ce1" office:value-type="string" calcext:value-type="string">
            <text:p>Direction</text:p>
          </table:table-cell>
          <table:table-cell table:style-name="ce11" office:value-type="string" calcext:value-type="string">
            <text:p>Pays/Région</text:p>
          </table:table-cell>
          <table:table-cell table:style-name="ce13" office:value-type="string" calcext:value-type="string">
            <text:p>Quantité</text:p>
          </table:table-cell>
          <table:table-cell table:style-name="ce15" office:value-type="string" calcext:value-type="string">
            <text:p>Unité de poids / quantité</text:p>
          </table:table-cell>
          <table:table-cell table:style-name="ce18" office:value-type="string" calcext:value-type="string">
            <text:p>Prix unitaire / unité de compte Lt</text:p>
          </table:table-cell>
          <table:table-cell table:style-name="ce20" office:value-type="string" calcext:value-type="string">
            <text:p>Prix unitaire / unité de compte Sous</text:p>
          </table:table-cell>
          <table:table-cell table:style-name="ce20" office:value-type="string" calcext:value-type="string">
            <text:p>Prix unitaire / unité de compte Deniers</text:p>
          </table:table-cell>
          <table:table-cell table:style-name="ce21" office:value-type="string" calcext:value-type="string">
            <text:p>Prix unitaire en décimale de Lt</text:p>
          </table:table-cell>
          <table:table-cell table:style-name="ce20" office:value-type="string" calcext:value-type="string">
            <text:p>Valeur en livres tournois</text:p>
          </table:table-cell>
          <table:table-cell table:style-name="ce20" office:value-type="string" calcext:value-type="string">
            <text:p>valeur en sous</text:p>
          </table:table-cell>
          <table:table-cell table:style-name="ce20" office:value-type="string" calcext:value-type="string">
            <text:p>valeur en denier</text:p>
          </table:table-cell>
          <table:table-cell table:style-name="ce20" office:value-type="string" calcext:value-type="string">
            <text:p>Valeur en décimale de livre tournois</text:p>
          </table:table-cell>
          <table:table-cell table:style-name="ce25" office:value-type="string" calcext:value-type="string">
            <text:p>Valeur calculée</text:p>
          </table:table-cell>
          <table:table-cell table:style-name="ce27" office:value-type="string" calcext:value-type="string">
            <text:p>Différence</text:p>
          </table:table-cell>
          <table:table-cell table:style-name="ce28" office:value-type="string" calcext:value-type="string">
            <text:p>Remarques</text:p>
          </table:table-cell>
          <table:table-cell table:style-name="ce30" table:number-columns-repeated="100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Angleterre</text:p>
          </table:table-cell>
          <table:table-cell office:value-type="float" office:value="556" calcext:value-type="float">
            <text:p>556,00</text:p>
          </table:table-cell>
          <table:table-cell table:style-name="ce16" office:value-type="string" calcext:value-type="string">
            <text:p>velt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2]+([.M2]/20)+([.N2]/240)" office:value-type="float" office:value="3" calcext:value-type="float">
            <text:p>3,00000</text:p>
          </table:table-cell>
          <table:table-cell table:number-columns-repeated="3"/>
          <table:table-cell table:formula="of:=[.P2]+0.05*[.Q2]+[.R2]/240" office:value-type="float" office:value="0" calcext:value-type="float">
            <text:p>0</text:p>
          </table:table-cell>
          <table:table-cell table:formula="of:=[.J2]*[.O2]" office:value-type="float" office:value="1668" calcext:value-type="float">
            <text:p>1 668,0000</text:p>
          </table:table-cell>
          <table:table-cell table:formula="of:=[.S2]-[.T2]" office:value-type="float" office:value="-1668" calcext:value-type="float">
            <text:p>-1668</text:p>
          </table:table-cell>
          <table:table-cell table:number-columns-repeated="100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rais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Angleterre</text:p>
          </table:table-cell>
          <table:table-cell office:value-type="float" office:value="800" calcext:value-type="float">
            <text:p>8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3]+([.M3]/20)+([.N3]/240)" office:value-type="float" office:value="0.2" calcext:value-type="float">
            <text:p>0,20000</text:p>
          </table:table-cell>
          <table:table-cell table:number-columns-repeated="3"/>
          <table:table-cell table:formula="of:=[.P3]+0.05*[.Q3]+[.R3]/240" office:value-type="float" office:value="0" calcext:value-type="float">
            <text:p>0</text:p>
          </table:table-cell>
          <table:table-cell table:formula="of:=[.J3]*[.O3]" office:value-type="float" office:value="160" calcext:value-type="float">
            <text:p>160,0000</text:p>
          </table:table-cell>
          <table:table-cell table:formula="of:=[.S3]-[.T3]" office:value-type="float" office:value="-160" calcext:value-type="float">
            <text:p>-160</text:p>
          </table:table-cell>
          <table:table-cell table:number-columns-repeated="100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taffia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Angleterre</text:p>
          </table:table-cell>
          <table:table-cell office:value-type="float" office:value="282" calcext:value-type="float">
            <text:p>282,00</text:p>
          </table:table-cell>
          <table:table-cell office:value-type="string" calcext:value-type="string">
            <text:p>vel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4]+([.M4]/20)+([.N4]/240)" office:value-type="float" office:value="2" calcext:value-type="float">
            <text:p>2,00000</text:p>
          </table:table-cell>
          <table:table-cell table:number-columns-repeated="3"/>
          <table:table-cell table:formula="of:=[.P4]+0.05*[.Q4]+[.R4]/240" office:value-type="float" office:value="0" calcext:value-type="float">
            <text:p>0</text:p>
          </table:table-cell>
          <table:table-cell table:formula="of:=[.J4]*[.O4]" office:value-type="float" office:value="564" calcext:value-type="float">
            <text:p>564,0000</text:p>
          </table:table-cell>
          <table:table-cell table:formula="of:=[.S4]-[.T4]" office:value-type="float" office:value="-564" calcext:value-type="float">
            <text:p>-564</text:p>
          </table:table-cell>
          <table:table-cell table:number-columns-repeated="100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thé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Angleterre</text:p>
          </table:table-cell>
          <table:table-cell office:value-type="float" office:value="5970" calcext:value-type="float">
            <text:p>5 97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22" table:formula="of:=[.L5]+([.M5]/20)+([.N5]/240)" office:value-type="float" office:value="2.25" calcext:value-type="float">
            <text:p>2,25000</text:p>
          </table:table-cell>
          <table:table-cell table:number-columns-repeated="3"/>
          <table:table-cell table:formula="of:=[.P5]+0.05*[.Q5]+[.R5]/240" office:value-type="float" office:value="0" calcext:value-type="float">
            <text:p>0</text:p>
          </table:table-cell>
          <table:table-cell table:formula="of:=[.J5]*[.O5]" office:value-type="float" office:value="13432.5" calcext:value-type="float">
            <text:p>13 432,5000</text:p>
          </table:table-cell>
          <table:table-cell table:formula="of:=[.S5]-[.T5]" office:value-type="float" office:value="-13432.5" calcext:value-type="float">
            <text:p>-13432,5</text:p>
          </table:table-cell>
          <table:table-cell table:number-columns-repeated="100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toile baptist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Angleterr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aun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2" table:formula="of:=[.L6]+([.M6]/20)+([.N6]/240)" office:value-type="float" office:value="6" calcext:value-type="float">
            <text:p>6,00000</text:p>
          </table:table-cell>
          <table:table-cell table:number-columns-repeated="3"/>
          <table:table-cell table:formula="of:=[.P6]+0.05*[.Q6]+[.R6]/240" office:value-type="float" office:value="0" calcext:value-type="float">
            <text:p>0</text:p>
          </table:table-cell>
          <table:table-cell table:formula="of:=[.J6]*[.O6]" office:value-type="float" office:value="600" calcext:value-type="float">
            <text:p>600,0000</text:p>
          </table:table-cell>
          <table:table-cell table:formula="of:=[.S6]-[.T6]" office:value-type="float" office:value="-600" calcext:value-type="float">
            <text:p>-600</text:p>
          </table:table-cell>
          <table:table-cell table:number-columns-repeated="1003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toile de Bretag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Angleterr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22" table:formula="of:=[.L7]+([.M7]/20)+([.N7]/240)" office:value-type="float" office:value="1.75" calcext:value-type="float">
            <text:p>1,75000</text:p>
          </table:table-cell>
          <table:table-cell table:number-columns-repeated="3"/>
          <table:table-cell table:formula="of:=[.P7]+0.05*[.Q7]+[.R7]/240" office:value-type="float" office:value="0" calcext:value-type="float">
            <text:p>0</text:p>
          </table:table-cell>
          <table:table-cell table:formula="of:=[.J7]*[.O7]" office:value-type="float" office:value="175" calcext:value-type="float">
            <text:p>175,0000</text:p>
          </table:table-cell>
          <table:table-cell table:formula="of:=[.S7]-[.T7]" office:value-type="float" office:value="-175" calcext:value-type="float">
            <text:p>-175</text:p>
          </table:table-cell>
          <table:table-cell table:number-columns-repeated="1003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v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Angleterr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tierçon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2" table:formula="of:=[.L8]+([.M8]/20)+([.N8]/240)" office:value-type="float" office:value="50" calcext:value-type="float">
            <text:p>50,00000</text:p>
          </table:table-cell>
          <table:table-cell table:number-columns-repeated="3"/>
          <table:table-cell table:formula="of:=[.P8]+0.05*[.Q8]+[.R8]/240" office:value-type="float" office:value="0" calcext:value-type="float">
            <text:p>0</text:p>
          </table:table-cell>
          <table:table-cell table:formula="of:=[.J8]*[.O8]" office:value-type="float" office:value="100" calcext:value-type="float">
            <text:p>100,0000</text:p>
          </table:table-cell>
          <table:table-cell table:formula="of:=[.S8]-[.T8]" office:value-type="float" office:value="-100" calcext:value-type="float">
            <text:p>-100</text:p>
          </table:table-cell>
          <table:table-cell table:number-columns-repeated="1003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caffé des Isl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Danemark</text:p>
          </table:table-cell>
          <table:table-cell office:value-type="float" office:value="542" calcext:value-type="float">
            <text:p>54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style-name="ce22" table:formula="of:=[.L9]+([.M9]/20)+([.N9]/240)" office:value-type="float" office:value="0.7" calcext:value-type="float">
            <text:p>0,70000</text:p>
          </table:table-cell>
          <table:table-cell table:number-columns-repeated="3"/>
          <table:table-cell table:formula="of:=[.P9]+0.05*[.Q9]+[.R9]/240" office:value-type="float" office:value="0" calcext:value-type="float">
            <text:p>0</text:p>
          </table:table-cell>
          <table:table-cell table:formula="of:=[.J9]*[.O9]" office:value-type="float" office:value="379.4" calcext:value-type="float">
            <text:p>379,4000</text:p>
          </table:table-cell>
          <table:table-cell table:formula="of:=[.S9]-[.T9]" office:value-type="float" office:value="-379.4" calcext:value-type="float">
            <text:p>-379,4</text:p>
          </table:table-cell>
          <table:table-cell table:number-columns-repeated="1003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argentri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29" calcext:value-type="float">
            <text:p>29,00</text:p>
          </table:table-cell>
          <table:table-cell office:value-type="string" calcext:value-type="string">
            <text:p>marcs</text:p>
          </table:table-cell>
          <table:table-cell office:value-type="float" office:value="57" calcext:value-type="float">
            <text:p>57,000</text:p>
          </table:table-cell>
          <table:table-cell table:number-columns-repeated="2"/>
          <table:table-cell table:style-name="ce22" table:formula="of:=[.L10]+([.M10]/20)+([.N10]/240)" office:value-type="float" office:value="57" calcext:value-type="float">
            <text:p>57,00000</text:p>
          </table:table-cell>
          <table:table-cell table:number-columns-repeated="3"/>
          <table:table-cell table:formula="of:=[.P10]+0.05*[.Q10]+[.R10]/240" office:value-type="float" office:value="0" calcext:value-type="float">
            <text:p>0</text:p>
          </table:table-cell>
          <table:table-cell table:formula="of:=[.J10]*[.O10]" office:value-type="float" office:value="1653" calcext:value-type="float">
            <text:p>1 653,0000</text:p>
          </table:table-cell>
          <table:table-cell table:formula="of:=[.S10]-[.T10]" office:value-type="float" office:value="-1653" calcext:value-type="float">
            <text:p>-1653</text:p>
          </table:table-cell>
          <table:table-cell table:number-columns-repeated="1003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bayett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935.75" calcext:value-type="float">
            <text:p>935,75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2" table:formula="of:=[.L11]+([.M11]/20)+([.N11]/240)" office:value-type="float" office:value="1.4" calcext:value-type="float">
            <text:p>1,40000</text:p>
          </table:table-cell>
          <table:table-cell table:number-columns-repeated="3"/>
          <table:table-cell table:formula="of:=[.P11]+0.05*[.Q11]+[.R11]/240" office:value-type="float" office:value="0" calcext:value-type="float">
            <text:p>0</text:p>
          </table:table-cell>
          <table:table-cell table:formula="of:=[.J11]*[.O11]" office:value-type="float" office:value="1310.05" calcext:value-type="float">
            <text:p>1 310,0500</text:p>
          </table:table-cell>
          <table:table-cell table:formula="of:=[.S11]-[.T11]" office:value-type="float" office:value="-1310.05" calcext:value-type="float">
            <text:p>-1310,05</text:p>
          </table:table-cell>
          <table:table-cell table:number-columns-repeated="1003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bas de fil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559" calcext:value-type="float">
            <text:p>559,00</text:p>
          </table:table-cell>
          <table:table-cell office:value-type="string" calcext:value-type="string">
            <text:p>paires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22" table:formula="of:=[.L12]+([.M12]/20)+([.N12]/240)" office:value-type="float" office:value="2.25" calcext:value-type="float">
            <text:p>2,25000</text:p>
          </table:table-cell>
          <table:table-cell table:number-columns-repeated="3"/>
          <table:table-cell table:formula="of:=[.P12]+0.05*[.Q12]+[.R12]/240" office:value-type="float" office:value="0" calcext:value-type="float">
            <text:p>0</text:p>
          </table:table-cell>
          <table:table-cell table:formula="of:=[.J12]*[.O12]" office:value-type="float" office:value="1257.75" calcext:value-type="float">
            <text:p>1 257,7500</text:p>
          </table:table-cell>
          <table:table-cell table:formula="of:=[.S12]-[.T12]" office:value-type="float" office:value="-1257.75" calcext:value-type="float">
            <text:p>-1257,75</text:p>
          </table:table-cell>
          <table:table-cell table:number-columns-repeated="1003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bas de lai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119" calcext:value-type="float">
            <text:p>119,00</text:p>
          </table:table-cell>
          <table:table-cell office:value-type="string" calcext:value-type="string">
            <text:p>pair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2" table:formula="of:=[.L13]+([.M13]/20)+([.N13]/240)" office:value-type="float" office:value="2.5" calcext:value-type="float">
            <text:p>2,50000</text:p>
          </table:table-cell>
          <table:table-cell table:number-columns-repeated="3"/>
          <table:table-cell table:formula="of:=[.P13]+0.05*[.Q13]+[.R13]/240" office:value-type="float" office:value="0" calcext:value-type="float">
            <text:p>0</text:p>
          </table:table-cell>
          <table:table-cell table:formula="of:=[.J13]*[.O13]" office:value-type="float" office:value="297.5" calcext:value-type="float">
            <text:p>297,5000</text:p>
          </table:table-cell>
          <table:table-cell table:formula="of:=[.S13]-[.T13]" office:value-type="float" office:value="-297.5" calcext:value-type="float">
            <text:p>-297,5</text:p>
          </table:table-cell>
          <table:table-cell table:number-columns-repeated="1003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bas de soy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livr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2" table:formula="of:=[.L14]+([.M14]/20)+([.N14]/240)" office:value-type="float" office:value="40" calcext:value-type="float">
            <text:p>40,00000</text:p>
          </table:table-cell>
          <table:table-cell table:number-columns-repeated="3"/>
          <table:table-cell table:formula="of:=[.P14]+0.05*[.Q14]+[.R14]/240" office:value-type="float" office:value="0" calcext:value-type="float">
            <text:p>0</text:p>
          </table:table-cell>
          <table:table-cell table:formula="of:=[.J14]*[.O14]" office:value-type="float" office:value="400" calcext:value-type="float">
            <text:p>400,0000</text:p>
          </table:table-cell>
          <table:table-cell table:formula="of:=[.S14]-[.T14]" office:value-type="float" office:value="-400" calcext:value-type="float">
            <text:p>-400</text:p>
          </table:table-cell>
          <table:table-cell table:number-columns-repeated="1003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Bergopsoom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aun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15]+([.M15]/20)+([.N15]/240)" office:value-type="float" office:value="3" calcext:value-type="float">
            <text:p>3,00000</text:p>
          </table:table-cell>
          <table:table-cell table:number-columns-repeated="3"/>
          <table:table-cell table:formula="of:=[.P15]+0.05*[.Q15]+[.R15]/240" office:value-type="float" office:value="0" calcext:value-type="float">
            <text:p>0</text:p>
          </table:table-cell>
          <table:table-cell table:formula="of:=[.J15]*[.O15]" office:value-type="float" office:value="60" calcext:value-type="float">
            <text:p>60,0000</text:p>
          </table:table-cell>
          <table:table-cell table:formula="of:=[.S15]-[.T15]" office:value-type="float" office:value="-60" calcext:value-type="float">
            <text:p>-60</text:p>
          </table:table-cell>
          <table:table-cell office:value-type="string" calcext:value-type="string">
            <text:p>doute sur la marchandise</text:p>
          </table:table-cell>
          <table:table-cell table:number-columns-repeated="1002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beu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3800" calcext:value-type="float">
            <text:p>3 8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2" table:formula="of:=[.L16]+([.M16]/20)+([.N16]/240)" office:value-type="float" office:value="0.35" calcext:value-type="float">
            <text:p>0,35000</text:p>
          </table:table-cell>
          <table:table-cell table:number-columns-repeated="3"/>
          <table:table-cell table:formula="of:=[.P16]+0.05*[.Q16]+[.R16]/240" office:value-type="float" office:value="0" calcext:value-type="float">
            <text:p>0</text:p>
          </table:table-cell>
          <table:table-cell table:formula="of:=[.J16]*[.O16]" office:value-type="float" office:value="1330" calcext:value-type="float">
            <text:p>1 330,0000</text:p>
          </table:table-cell>
          <table:table-cell table:formula="of:=[.S16]-[.T16]" office:value-type="float" office:value="-1330" calcext:value-type="float">
            <text:p>-1330</text:p>
          </table:table-cell>
          <table:table-cell table:number-columns-repeated="1003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bougi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17]+([.M17]/20)+([.N17]/240)" office:value-type="float" office:value="2" calcext:value-type="float">
            <text:p>2,00000</text:p>
          </table:table-cell>
          <table:table-cell table:number-columns-repeated="3"/>
          <table:table-cell table:formula="of:=[.P17]+0.05*[.Q17]+[.R17]/240" office:value-type="float" office:value="0" calcext:value-type="float">
            <text:p>0</text:p>
          </table:table-cell>
          <table:table-cell table:formula="of:=[.J17]*[.O17]" office:value-type="float" office:value="30" calcext:value-type="float">
            <text:p>30,0000</text:p>
          </table:table-cell>
          <table:table-cell table:formula="of:=[.S17]-[.T17]" office:value-type="float" office:value="-30" calcext:value-type="float">
            <text:p>-30</text:p>
          </table:table-cell>
          <table:table-cell table:number-columns-repeated="1003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caffé Moka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435" calcext:value-type="float">
            <text:p>43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18]+([.M18]/20)+([.N18]/240)" office:value-type="float" office:value="2" calcext:value-type="float">
            <text:p>2,00000</text:p>
          </table:table-cell>
          <table:table-cell table:number-columns-repeated="3"/>
          <table:table-cell table:formula="of:=[.P18]+0.05*[.Q18]+[.R18]/240" office:value-type="float" office:value="0" calcext:value-type="float">
            <text:p>0</text:p>
          </table:table-cell>
          <table:table-cell table:formula="of:=[.J18]*[.O18]" office:value-type="float" office:value="870" calcext:value-type="float">
            <text:p>870,0000</text:p>
          </table:table-cell>
          <table:table-cell table:formula="of:=[.S18]-[.T18]" office:value-type="float" office:value="-870" calcext:value-type="float">
            <text:p>-870</text:p>
          </table:table-cell>
          <table:table-cell table:number-columns-repeated="100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camelot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170" calcext:value-type="float">
            <text:p>170,00</text:p>
          </table:table-cell>
          <table:table-cell office:value-type="string" calcext:value-type="string">
            <text:p>aun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2" table:formula="of:=[.L19]+([.M19]/20)+([.N19]/240)" office:value-type="float" office:value="4" calcext:value-type="float">
            <text:p>4,00000</text:p>
          </table:table-cell>
          <table:table-cell table:number-columns-repeated="3"/>
          <table:table-cell table:formula="of:=[.P19]+0.05*[.Q19]+[.R19]/240" office:value-type="float" office:value="0" calcext:value-type="float">
            <text:p>0</text:p>
          </table:table-cell>
          <table:table-cell table:formula="of:=[.J19]*[.O19]" office:value-type="float" office:value="680" calcext:value-type="float">
            <text:p>680,0000</text:p>
          </table:table-cell>
          <table:table-cell table:formula="of:=[.S19]-[.T19]" office:value-type="float" office:value="-680" calcext:value-type="float">
            <text:p>-680</text:p>
          </table:table-cell>
          <table:table-cell table:number-columns-repeated="1003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chandell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2723" calcext:value-type="float">
            <text:p>2 72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2" table:formula="of:=[.L20]+([.M20]/20)+([.N20]/240)" office:value-type="float" office:value="0.4" calcext:value-type="float">
            <text:p>0,40000</text:p>
          </table:table-cell>
          <table:table-cell table:number-columns-repeated="3"/>
          <table:table-cell table:formula="of:=[.P20]+0.05*[.Q20]+[.R20]/240" office:value-type="float" office:value="0" calcext:value-type="float">
            <text:p>0</text:p>
          </table:table-cell>
          <table:table-cell table:formula="of:=[.J20]*[.O20]" office:value-type="float" office:value="1089.2" calcext:value-type="float">
            <text:p>1 089,2000</text:p>
          </table:table-cell>
          <table:table-cell table:formula="of:=[.S20]-[.T20]" office:value-type="float" office:value="-1089.2" calcext:value-type="float">
            <text:p>-1089,2</text:p>
          </table:table-cell>
          <table:table-cell table:number-columns-repeated="1003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chapeaux bordé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en nombre</text:p>
          </table:table-cell>
          <table:table-cell office:value-type="float" office:value="36" calcext:value-type="float">
            <text:p>36,000</text:p>
          </table:table-cell>
          <table:table-cell table:number-columns-repeated="2"/>
          <table:table-cell table:style-name="ce22" table:formula="of:=[.L21]+([.M21]/20)+([.N21]/240)" office:value-type="float" office:value="36" calcext:value-type="float">
            <text:p>36,00000</text:p>
          </table:table-cell>
          <table:table-cell table:number-columns-repeated="3"/>
          <table:table-cell table:formula="of:=[.P21]+0.05*[.Q21]+[.R21]/240" office:value-type="float" office:value="0" calcext:value-type="float">
            <text:p>0</text:p>
          </table:table-cell>
          <table:table-cell table:formula="of:=[.J21]*[.O21]" office:value-type="float" office:value="72" calcext:value-type="float">
            <text:p>72,0000</text:p>
          </table:table-cell>
          <table:table-cell table:formula="of:=[.S21]-[.T21]" office:value-type="float" office:value="-72" calcext:value-type="float">
            <text:p>-72</text:p>
          </table:table-cell>
          <table:table-cell table:number-columns-repeated="1003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chapeaux castor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3634" calcext:value-type="float">
            <text:p>3 634,00</text:p>
          </table:table-cell>
          <table:table-cell office:value-type="string" calcext:value-type="string">
            <text:p>en nombre</text:p>
          </table:table-cell>
          <table:table-cell office:value-type="float" office:value="14" calcext:value-type="float">
            <text:p>14,000</text:p>
          </table:table-cell>
          <table:table-cell table:number-columns-repeated="2"/>
          <table:table-cell table:style-name="ce22" table:formula="of:=[.L22]+([.M22]/20)+([.N22]/240)" office:value-type="float" office:value="14" calcext:value-type="float">
            <text:p>14,00000</text:p>
          </table:table-cell>
          <table:table-cell table:number-columns-repeated="3"/>
          <table:table-cell table:formula="of:=[.P22]+0.05*[.Q22]+[.R22]/240" office:value-type="float" office:value="0" calcext:value-type="float">
            <text:p>0</text:p>
          </table:table-cell>
          <table:table-cell table:formula="of:=[.J22]*[.O22]" office:value-type="float" office:value="50876" calcext:value-type="float">
            <text:p>50 876,0000</text:p>
          </table:table-cell>
          <table:table-cell table:formula="of:=[.S22]-[.T22]" office:value-type="float" office:value="-50876" calcext:value-type="float">
            <text:p>-50876</text:p>
          </table:table-cell>
          <table:table-cell table:number-columns-repeated="1003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charloton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34" calcext:value-type="float">
            <text:p>34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23]+([.M23]/20)+([.N23]/240)" office:value-type="float" office:value="2" calcext:value-type="float">
            <text:p>2,00000</text:p>
          </table:table-cell>
          <table:table-cell table:number-columns-repeated="3"/>
          <table:table-cell table:formula="of:=[.P23]+0.05*[.Q23]+[.R23]/240" office:value-type="float" office:value="0" calcext:value-type="float">
            <text:p>0</text:p>
          </table:table-cell>
          <table:table-cell table:formula="of:=[.J23]*[.O23]" office:value-type="float" office:value="68" calcext:value-type="float">
            <text:p>68,0000</text:p>
          </table:table-cell>
          <table:table-cell table:formula="of:=[.S23]-[.T23]" office:value-type="float" office:value="-68" calcext:value-type="float">
            <text:p>-68</text:p>
          </table:table-cell>
          <table:table-cell table:number-columns-repeated="1003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chaussettes de fil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403" calcext:value-type="float">
            <text:p>40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24]+([.M24]/20)+([.N24]/240)" office:value-type="float" office:value="2" calcext:value-type="float">
            <text:p>2,00000</text:p>
          </table:table-cell>
          <table:table-cell table:number-columns-repeated="3"/>
          <table:table-cell table:formula="of:=[.P24]+0.05*[.Q24]+[.R24]/240" office:value-type="float" office:value="0" calcext:value-type="float">
            <text:p>0</text:p>
          </table:table-cell>
          <table:table-cell table:formula="of:=[.J24]*[.O24]" office:value-type="float" office:value="806" calcext:value-type="float">
            <text:p>806,0000</text:p>
          </table:table-cell>
          <table:table-cell table:formula="of:=[.S24]-[.T24]" office:value-type="float" office:value="-806" calcext:value-type="float">
            <text:p>-806</text:p>
          </table:table-cell>
          <table:table-cell table:number-columns-repeated="1003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chemis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27091" calcext:value-type="float">
            <text:p>27 091,00</text:p>
          </table:table-cell>
          <table:table-cell office:value-type="string" calcext:value-type="string">
            <text:p>livr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25]+([.M25]/20)+([.N25]/240)" office:value-type="float" office:value="10" calcext:value-type="float">
            <text:p>10,00000</text:p>
          </table:table-cell>
          <table:table-cell table:number-columns-repeated="3"/>
          <table:table-cell table:formula="of:=[.P25]+0.05*[.Q25]+[.R25]/240" office:value-type="float" office:value="0" calcext:value-type="float">
            <text:p>0</text:p>
          </table:table-cell>
          <table:table-cell table:formula="of:=[.J25]*[.O25]" office:value-type="float" office:value="270910" calcext:value-type="float">
            <text:p>270 910,0000</text:p>
          </table:table-cell>
          <table:table-cell table:formula="of:=[.S25]-[.T25]" office:value-type="float" office:value="-270910" calcext:value-type="float">
            <text:p>-270910</text:p>
          </table:table-cell>
          <table:table-cell table:number-columns-repeated="1003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cid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barique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2" table:formula="of:=[.L26]+([.M26]/20)+([.N26]/240)" office:value-type="float" office:value="18" calcext:value-type="float">
            <text:p>18,00000</text:p>
          </table:table-cell>
          <table:table-cell table:number-columns-repeated="3"/>
          <table:table-cell table:formula="of:=[.P26]+0.05*[.Q26]+[.R26]/240" office:value-type="float" office:value="0" calcext:value-type="float">
            <text:p>0</text:p>
          </table:table-cell>
          <table:table-cell table:formula="of:=[.J26]*[.O26]" office:value-type="float" office:value="108" calcext:value-type="float">
            <text:p>108,0000</text:p>
          </table:table-cell>
          <table:table-cell table:formula="of:=[.S26]-[.T26]" office:value-type="float" office:value="-108" calcext:value-type="float">
            <text:p>-108</text:p>
          </table:table-cell>
          <table:table-cell table:number-columns-repeated="1003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clous de fer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1028" calcext:value-type="float">
            <text:p>1 02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2" table:formula="of:=[.L27]+([.M27]/20)+([.N27]/240)" office:value-type="float" office:value="0.25" calcext:value-type="float">
            <text:p>0,25000</text:p>
          </table:table-cell>
          <table:table-cell table:number-columns-repeated="3"/>
          <table:table-cell table:formula="of:=[.P27]+0.05*[.Q27]+[.R27]/240" office:value-type="float" office:value="0" calcext:value-type="float">
            <text:p>0</text:p>
          </table:table-cell>
          <table:table-cell table:formula="of:=[.J27]*[.O27]" office:value-type="float" office:value="257" calcext:value-type="float">
            <text:p>257,0000</text:p>
          </table:table-cell>
          <table:table-cell table:formula="of:=[.S27]-[.T27]" office:value-type="float" office:value="-257" calcext:value-type="float">
            <text:p>-257</text:p>
          </table:table-cell>
          <table:table-cell table:number-columns-repeated="1003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coutil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23" calcext:value-type="float">
            <text:p>23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28]+([.M28]/20)+([.N28]/240)" office:value-type="float" office:value="1" calcext:value-type="float">
            <text:p>1,00000</text:p>
          </table:table-cell>
          <table:table-cell table:number-columns-repeated="3"/>
          <table:table-cell table:formula="of:=[.P28]+0.05*[.Q28]+[.R28]/240" office:value-type="float" office:value="0" calcext:value-type="float">
            <text:p>0</text:p>
          </table:table-cell>
          <table:table-cell table:formula="of:=[.J28]*[.O28]" office:value-type="float" office:value="23" calcext:value-type="float">
            <text:p>23,0000</text:p>
          </table:table-cell>
          <table:table-cell table:formula="of:=[.S28]-[.T28]" office:value-type="float" office:value="-23" calcext:value-type="float">
            <text:p>-23</text:p>
          </table:table-cell>
          <table:table-cell table:number-columns-repeated="1003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couteaux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33" calcext:value-type="float">
            <text:p>33,00</text:p>
          </table:table-cell>
          <table:table-cell office:value-type="string" calcext:value-type="string">
            <text:p>douzain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2" table:formula="of:=[.L29]+([.M29]/20)+([.N29]/240)" office:value-type="float" office:value="12" calcext:value-type="float">
            <text:p>12,00000</text:p>
          </table:table-cell>
          <table:table-cell table:number-columns-repeated="3"/>
          <table:table-cell table:formula="of:=[.P29]+0.05*[.Q29]+[.R29]/240" office:value-type="float" office:value="0" calcext:value-type="float">
            <text:p>0</text:p>
          </table:table-cell>
          <table:table-cell table:formula="of:=[.J29]*[.O29]" office:value-type="float" office:value="396" calcext:value-type="float">
            <text:p>396,0000</text:p>
          </table:table-cell>
          <table:table-cell table:formula="of:=[.S29]-[.T29]" office:value-type="float" office:value="-396" calcext:value-type="float">
            <text:p>-396</text:p>
          </table:table-cell>
          <table:table-cell table:number-columns-repeated="1003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couvertures de lai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450" calcext:value-type="float">
            <text:p>4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30]+([.M30]/20)+([.N30]/240)" office:value-type="float" office:value="2" calcext:value-type="float">
            <text:p>2,00000</text:p>
          </table:table-cell>
          <table:table-cell table:number-columns-repeated="3"/>
          <table:table-cell table:formula="of:=[.P30]+0.05*[.Q30]+[.R30]/240" office:value-type="float" office:value="0" calcext:value-type="float">
            <text:p>0</text:p>
          </table:table-cell>
          <table:table-cell table:formula="of:=[.J30]*[.O30]" office:value-type="float" office:value="900" calcext:value-type="float">
            <text:p>900,0000</text:p>
          </table:table-cell>
          <table:table-cell table:formula="of:=[.S30]-[.T30]" office:value-type="float" office:value="-900" calcext:value-type="float">
            <text:p>-900</text:p>
          </table:table-cell>
          <table:table-cell table:number-columns-repeated="1003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cuirs de génisse corroyé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1688" calcext:value-type="float">
            <text:p>1 688,00</text:p>
          </table:table-cell>
          <table:table-cell office:value-type="string" calcext:value-type="string">
            <text:p>en nombre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2" table:formula="of:=[.L31]+([.M31]/20)+([.N31]/240)" office:value-type="float" office:value="8" calcext:value-type="float">
            <text:p>8,00000</text:p>
          </table:table-cell>
          <table:table-cell table:number-columns-repeated="3"/>
          <table:table-cell table:formula="of:=[.P31]+0.05*[.Q31]+[.R31]/240" office:value-type="float" office:value="0" calcext:value-type="float">
            <text:p>0</text:p>
          </table:table-cell>
          <table:table-cell table:formula="of:=[.J31]*[.O31]" office:value-type="float" office:value="13504" calcext:value-type="float">
            <text:p>13 504,0000</text:p>
          </table:table-cell>
          <table:table-cell table:formula="of:=[.S31]-[.T31]" office:value-type="float" office:value="-13504" calcext:value-type="float">
            <text:p>-13504</text:p>
          </table:table-cell>
          <table:table-cell table:number-columns-repeated="1003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cuirs tanné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5371" calcext:value-type="float">
            <text:p>5 371,00</text:p>
          </table:table-cell>
          <table:table-cell office:value-type="string" calcext:value-type="string">
            <text:p>en nombre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2" table:formula="of:=[.L32]+([.M32]/20)+([.N32]/240)" office:value-type="float" office:value="15" calcext:value-type="float">
            <text:p>15,00000</text:p>
          </table:table-cell>
          <table:table-cell table:number-columns-repeated="3"/>
          <table:table-cell table:formula="of:=[.P32]+0.05*[.Q32]+[.R32]/240" office:value-type="float" office:value="0" calcext:value-type="float">
            <text:p>0</text:p>
          </table:table-cell>
          <table:table-cell table:formula="of:=[.J32]*[.O32]" office:value-type="float" office:value="80565" calcext:value-type="float">
            <text:p>80 565,0000</text:p>
          </table:table-cell>
          <table:table-cell table:formula="of:=[.S32]-[.T32]" office:value-type="float" office:value="-80565" calcext:value-type="float">
            <text:p>-80565</text:p>
          </table:table-cell>
          <table:table-cell table:number-columns-repeated="1003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drap des pris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801.5" calcext:value-type="float">
            <text:p>801,50</text:p>
          </table:table-cell>
          <table:table-cell office:value-type="string" calcext:value-type="string">
            <text:p>aun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2" table:formula="of:=[.L33]+([.M33]/20)+([.N33]/240)" office:value-type="float" office:value="12" calcext:value-type="float">
            <text:p>12,00000</text:p>
          </table:table-cell>
          <table:table-cell table:number-columns-repeated="3"/>
          <table:table-cell table:formula="of:=[.P33]+0.05*[.Q33]+[.R33]/240" office:value-type="float" office:value="0" calcext:value-type="float">
            <text:p>0</text:p>
          </table:table-cell>
          <table:table-cell table:formula="of:=[.J33]*[.O33]" office:value-type="float" office:value="9618" calcext:value-type="float">
            <text:p>9 618,0000</text:p>
          </table:table-cell>
          <table:table-cell table:formula="of:=[.S33]-[.T33]" office:value-type="float" office:value="-9618" calcext:value-type="float">
            <text:p>-9618</text:p>
          </table:table-cell>
          <table:table-cell table:number-columns-repeated="1003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drap de Varob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9300" calcext:value-type="float">
            <text:p>9 300,00</text:p>
          </table:table-cell>
          <table:table-cell office:value-type="string" calcext:value-type="string">
            <text:p>aun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2" table:formula="of:=[.L34]+([.M34]/20)+([.N34]/240)" office:value-type="float" office:value="20" calcext:value-type="float">
            <text:p>20,00000</text:p>
          </table:table-cell>
          <table:table-cell table:number-columns-repeated="3"/>
          <table:table-cell table:formula="of:=[.P34]+0.05*[.Q34]+[.R34]/240" office:value-type="float" office:value="0" calcext:value-type="float">
            <text:p>0</text:p>
          </table:table-cell>
          <table:table-cell table:formula="of:=[.J34]*[.O34]" office:value-type="float" office:value="186000" calcext:value-type="float">
            <text:p>186 000,0000</text:p>
          </table:table-cell>
          <table:table-cell table:formula="of:=[.S34]-[.T34]" office:value-type="float" office:value="-186000" calcext:value-type="float">
            <text:p>-186000</text:p>
          </table:table-cell>
          <table:table-cell table:number-columns-repeated="1003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espagnolett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63" calcext:value-type="float">
            <text:p>63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2" table:formula="of:=[.L35]+([.M35]/20)+([.N35]/240)" office:value-type="float" office:value="2.5" calcext:value-type="float">
            <text:p>2,50000</text:p>
          </table:table-cell>
          <table:table-cell table:number-columns-repeated="3"/>
          <table:table-cell table:formula="of:=[.P35]+0.05*[.Q35]+[.R35]/240" office:value-type="float" office:value="0" calcext:value-type="float">
            <text:p>0</text:p>
          </table:table-cell>
          <table:table-cell table:formula="of:=[.J35]*[.O35]" office:value-type="float" office:value="157.5" calcext:value-type="float">
            <text:p>157,5000</text:p>
          </table:table-cell>
          <table:table-cell table:formula="of:=[.S35]-[.T35]" office:value-type="float" office:value="-157.5" calcext:value-type="float">
            <text:p>-157,5</text:p>
          </table:table-cell>
          <table:table-cell table:number-columns-repeated="1003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etami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4280" calcext:value-type="float">
            <text:p>4 280,00</text:p>
          </table:table-cell>
          <table:table-cell office:value-type="string" calcext:value-type="string">
            <text:p>livr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2" table:formula="of:=[.L36]+([.M36]/20)+([.N36]/240)" office:value-type="float" office:value="4" calcext:value-type="float">
            <text:p>4,00000</text:p>
          </table:table-cell>
          <table:table-cell table:number-columns-repeated="3"/>
          <table:table-cell table:formula="of:=[.P36]+0.05*[.Q36]+[.R36]/240" office:value-type="float" office:value="0" calcext:value-type="float">
            <text:p>0</text:p>
          </table:table-cell>
          <table:table-cell table:formula="of:=[.J36]*[.O36]" office:value-type="float" office:value="17120" calcext:value-type="float">
            <text:p>17 120,0000</text:p>
          </table:table-cell>
          <table:table-cell table:formula="of:=[.S36]-[.T36]" office:value-type="float" office:value="-17120" calcext:value-type="float">
            <text:p>-17120</text:p>
          </table:table-cell>
          <table:table-cell table:number-columns-repeated="1003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etami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84" calcext:value-type="float">
            <text:p>84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2" table:formula="of:=[.L37]+([.M37]/20)+([.N37]/240)" office:value-type="float" office:value="2.5" calcext:value-type="float">
            <text:p>2,50000</text:p>
          </table:table-cell>
          <table:table-cell table:number-columns-repeated="3"/>
          <table:table-cell table:formula="of:=[.P37]+0.05*[.Q37]+[.R37]/240" office:value-type="float" office:value="0" calcext:value-type="float">
            <text:p>0</text:p>
          </table:table-cell>
          <table:table-cell table:formula="of:=[.J37]*[.O37]" office:value-type="float" office:value="210" calcext:value-type="float">
            <text:p>210,0000</text:p>
          </table:table-cell>
          <table:table-cell table:formula="of:=[.S37]-[.T37]" office:value-type="float" office:value="-210" calcext:value-type="float">
            <text:p>-210</text:p>
          </table:table-cell>
          <table:table-cell table:number-columns-repeated="1003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ficell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410" calcext:value-type="float">
            <text:p>41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2" table:formula="of:=[.L38]+([.M38]/20)+([.N38]/240)" office:value-type="float" office:value="0.6" calcext:value-type="float">
            <text:p>0,60000</text:p>
          </table:table-cell>
          <table:table-cell table:number-columns-repeated="3"/>
          <table:table-cell table:formula="of:=[.P38]+0.05*[.Q38]+[.R38]/240" office:value-type="float" office:value="0" calcext:value-type="float">
            <text:p>0</text:p>
          </table:table-cell>
          <table:table-cell table:formula="of:=[.J38]*[.O38]" office:value-type="float" office:value="246" calcext:value-type="float">
            <text:p>246,0000</text:p>
          </table:table-cell>
          <table:table-cell table:formula="of:=[.S38]-[.T38]" office:value-type="float" office:value="-246" calcext:value-type="float">
            <text:p>-246</text:p>
          </table:table-cell>
          <table:table-cell table:number-columns-repeated="1003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fil de couleur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292" calcext:value-type="float">
            <text:p>29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22" table:formula="of:=[.L39]+([.M39]/20)+([.N39]/240)" office:value-type="float" office:value="1.75" calcext:value-type="float">
            <text:p>1,75000</text:p>
          </table:table-cell>
          <table:table-cell table:number-columns-repeated="3"/>
          <table:table-cell table:formula="of:=[.P39]+0.05*[.Q39]+[.R39]/240" office:value-type="float" office:value="0" calcext:value-type="float">
            <text:p>0</text:p>
          </table:table-cell>
          <table:table-cell table:formula="of:=[.J39]*[.O39]" office:value-type="float" office:value="511" calcext:value-type="float">
            <text:p>511,0000</text:p>
          </table:table-cell>
          <table:table-cell table:formula="of:=[.S39]-[.T39]" office:value-type="float" office:value="-511" calcext:value-type="float">
            <text:p>-511</text:p>
          </table:table-cell>
          <table:table-cell table:number-columns-repeated="1003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fils de Renn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40]+([.M40]/20)+([.N40]/240)" office:value-type="float" office:value="1.5" calcext:value-type="float">
            <text:p>1,50000</text:p>
          </table:table-cell>
          <table:table-cell table:number-columns-repeated="3"/>
          <table:table-cell table:formula="of:=[.P40]+0.05*[.Q40]+[.R40]/240" office:value-type="float" office:value="0" calcext:value-type="float">
            <text:p>0</text:p>
          </table:table-cell>
          <table:table-cell table:formula="of:=[.J40]*[.O40]" office:value-type="float" office:value="450" calcext:value-type="float">
            <text:p>450,0000</text:p>
          </table:table-cell>
          <table:table-cell table:formula="of:=[.S40]-[.T40]" office:value-type="float" office:value="-450" calcext:value-type="float">
            <text:p>-450</text:p>
          </table:table-cell>
          <table:table-cell table:number-columns-repeated="1003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flanell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20611.5" calcext:value-type="float">
            <text:p>20 611,5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41]+([.M41]/20)+([.N41]/240)" office:value-type="float" office:value="2" calcext:value-type="float">
            <text:p>2,00000</text:p>
          </table:table-cell>
          <table:table-cell table:number-columns-repeated="3"/>
          <table:table-cell table:formula="of:=[.P41]+0.05*[.Q41]+[.R41]/240" office:value-type="float" office:value="0" calcext:value-type="float">
            <text:p>0</text:p>
          </table:table-cell>
          <table:table-cell table:formula="of:=[.J41]*[.O41]" office:value-type="float" office:value="41223" calcext:value-type="float">
            <text:p>41 223,0000</text:p>
          </table:table-cell>
          <table:table-cell table:formula="of:=[.S41]-[.T41]" office:value-type="float" office:value="-41223" calcext:value-type="float">
            <text:p>-41223</text:p>
          </table:table-cell>
          <table:table-cell table:number-columns-repeated="1003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fort en diabl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27.5" calcext:value-type="float">
            <text:p>27,50</text:p>
          </table:table-cell>
          <table:table-cell office:value-type="string" calcext:value-type="string">
            <text:p>aun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2" table:formula="of:=[.L42]+([.M42]/20)+([.N42]/240)" office:value-type="float" office:value="4" calcext:value-type="float">
            <text:p>4,00000</text:p>
          </table:table-cell>
          <table:table-cell table:number-columns-repeated="3"/>
          <table:table-cell table:formula="of:=[.P42]+0.05*[.Q42]+[.R42]/240" office:value-type="float" office:value="0" calcext:value-type="float">
            <text:p>0</text:p>
          </table:table-cell>
          <table:table-cell table:formula="of:=[.J42]*[.O42]" office:value-type="float" office:value="110" calcext:value-type="float">
            <text:p>110,0000</text:p>
          </table:table-cell>
          <table:table-cell table:formula="of:=[.S42]-[.T42]" office:value-type="float" office:value="-110" calcext:value-type="float">
            <text:p>-110</text:p>
          </table:table-cell>
          <table:table-cell table:number-columns-repeated="1003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gardes d'épé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table:number-columns-repeated="5"/>
          <table:table-cell table:style-name="ce22" table:formula="of:=[.L43]+([.M43]/20)+([.N43]/240)" office:value-type="float" office:value="0" calcext:value-type="float">
            <text:p>0,0000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P43]+0.05*[.Q43]+[.R43]/240" office:value-type="float" office:value="30" calcext:value-type="float">
            <text:p>30</text:p>
          </table:table-cell>
          <table:table-cell table:formula="of:=[.J43]*[.O43]" office:value-type="float" office:value="0" calcext:value-type="float">
            <text:p>0,0000</text:p>
          </table:table-cell>
          <table:table-cell table:formula="of:=[.S43]-[.T43]" office:value-type="float" office:value="30" calcext:value-type="float">
            <text:p>30</text:p>
          </table:table-cell>
          <table:table-cell office:value-type="string" calcext:value-type="string">
            <text:p>valeur de 30 L</text:p>
          </table:table-cell>
          <table:table-cell table:number-columns-repeated="1002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gillet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70" calcext:value-type="float">
            <text:p>70,00</text:p>
          </table:table-cell>
          <table:table-cell office:value-type="string" calcext:value-type="string">
            <text:p>en nombre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2" table:formula="of:=[.L44]+([.M44]/20)+([.N44]/240)" office:value-type="float" office:value="4" calcext:value-type="float">
            <text:p>4,00000</text:p>
          </table:table-cell>
          <table:table-cell table:number-columns-repeated="3"/>
          <table:table-cell table:formula="of:=[.P44]+0.05*[.Q44]+[.R44]/240" office:value-type="float" office:value="0" calcext:value-type="float">
            <text:p>0</text:p>
          </table:table-cell>
          <table:table-cell table:formula="of:=[.J44]*[.O44]" office:value-type="float" office:value="280" calcext:value-type="float">
            <text:p>280,0000</text:p>
          </table:table-cell>
          <table:table-cell table:formula="of:=[.S44]-[.T44]" office:value-type="float" office:value="-280" calcext:value-type="float">
            <text:p>-280</text:p>
          </table:table-cell>
          <table:table-cell table:style-name="ce29"/>
          <table:table-cell table:number-columns-repeated="1002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ginga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4743" calcext:value-type="float">
            <text:p>4 743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2" table:formula="of:=[.L45]+([.M45]/20)+([.N45]/240)" office:value-type="float" office:value="0.9" calcext:value-type="float">
            <text:p>0,90000</text:p>
          </table:table-cell>
          <table:table-cell table:number-columns-repeated="3"/>
          <table:table-cell table:formula="of:=[.P45]+0.05*[.Q45]+[.R45]/240" office:value-type="float" office:value="0" calcext:value-type="float">
            <text:p>0</text:p>
          </table:table-cell>
          <table:table-cell table:formula="of:=[.J45]*[.O45]" office:value-type="float" office:value="4268.7" calcext:value-type="float">
            <text:p>4 268,7000</text:p>
          </table:table-cell>
          <table:table-cell table:formula="of:=[.S45]-[.T45]" office:value-type="float" office:value="-4268.7" calcext:value-type="float">
            <text:p>-4268,7</text:p>
          </table:table-cell>
          <table:table-cell table:number-columns-repeated="1003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ginga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4353" calcext:value-type="float">
            <text:p>4 35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22" table:formula="of:=[.L46]+([.M46]/20)+([.N46]/240)" office:value-type="float" office:value="0.45" calcext:value-type="float">
            <text:p>0,45000</text:p>
          </table:table-cell>
          <table:table-cell table:number-columns-repeated="3"/>
          <table:table-cell table:formula="of:=[.P46]+0.05*[.Q46]+[.R46]/240" office:value-type="float" office:value="0" calcext:value-type="float">
            <text:p>0</text:p>
          </table:table-cell>
          <table:table-cell table:formula="of:=[.J46]*[.O46]" office:value-type="float" office:value="1958.85" calcext:value-type="float">
            <text:p>1 958,8500</text:p>
          </table:table-cell>
          <table:table-cell table:formula="of:=[.S46]-[.T46]" office:value-type="float" office:value="-1958.85" calcext:value-type="float">
            <text:p>-1958,85</text:p>
          </table:table-cell>
          <table:table-cell table:number-columns-repeated="1003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glac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table:number-columns-repeated="5"/>
          <table:table-cell table:style-name="ce22" table:formula="of:=[.L47]+([.M47]/20)+([.N47]/240)" office:value-type="float" office:value="0" calcext:value-type="float">
            <text:p>0,00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formula="of:=[.P47]+0.05*[.Q47]+[.R47]/240" office:value-type="float" office:value="200" calcext:value-type="float">
            <text:p>200</text:p>
          </table:table-cell>
          <table:table-cell table:formula="of:=[.J47]*[.O47]" office:value-type="float" office:value="0" calcext:value-type="float">
            <text:p>0,0000</text:p>
          </table:table-cell>
          <table:table-cell table:formula="of:=[.S47]-[.T47]" office:value-type="float" office:value="200" calcext:value-type="float">
            <text:p>200</text:p>
          </table:table-cell>
          <table:table-cell office:value-type="string" calcext:value-type="string">
            <text:p>valeur de 200 L</text:p>
          </table:table-cell>
          <table:table-cell table:number-columns-repeated="100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graiss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1306" calcext:value-type="float">
            <text:p>1 30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48]+([.M48]/20)+([.N48]/240)" office:value-type="float" office:value="0.2" calcext:value-type="float">
            <text:p>0,20000</text:p>
          </table:table-cell>
          <table:table-cell table:number-columns-repeated="3"/>
          <table:table-cell table:formula="of:=[.P48]+0.05*[.Q48]+[.R48]/240" office:value-type="float" office:value="0" calcext:value-type="float">
            <text:p>0</text:p>
          </table:table-cell>
          <table:table-cell table:formula="of:=[.J48]*[.O48]" office:value-type="float" office:value="261.2" calcext:value-type="float">
            <text:p>261,2000</text:p>
          </table:table-cell>
          <table:table-cell table:formula="of:=[.S48]-[.T48]" office:value-type="float" office:value="-261.2" calcext:value-type="float">
            <text:p>-261,2</text:p>
          </table:table-cell>
          <table:table-cell table:number-columns-repeated="1003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housses galonnées d'or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en nombre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2" table:formula="of:=[.L49]+([.M49]/20)+([.N49]/240)" office:value-type="float" office:value="50" calcext:value-type="float">
            <text:p>50,00000</text:p>
          </table:table-cell>
          <table:table-cell table:number-columns-repeated="3"/>
          <table:table-cell table:formula="of:=[.P49]+0.05*[.Q49]+[.R49]/240" office:value-type="float" office:value="0" calcext:value-type="float">
            <text:p>0</text:p>
          </table:table-cell>
          <table:table-cell table:formula="of:=[.J49]*[.O49]" office:value-type="float" office:value="200" calcext:value-type="float">
            <text:p>200,0000</text:p>
          </table:table-cell>
          <table:table-cell table:formula="of:=[.S49]-[.T49]" office:value-type="float" office:value="-200" calcext:value-type="float">
            <text:p>-200</text:p>
          </table:table-cell>
          <table:table-cell table:number-columns-repeated="1003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manchettes brodé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pair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2" table:formula="of:=[.L50]+([.M50]/20)+([.N50]/240)" office:value-type="float" office:value="12" calcext:value-type="float">
            <text:p>12,00000</text:p>
          </table:table-cell>
          <table:table-cell table:number-columns-repeated="3"/>
          <table:table-cell table:formula="of:=[.P50]+0.05*[.Q50]+[.R50]/240" office:value-type="float" office:value="0" calcext:value-type="float">
            <text:p>0</text:p>
          </table:table-cell>
          <table:table-cell table:formula="of:=[.J50]*[.O50]" office:value-type="float" office:value="600" calcext:value-type="float">
            <text:p>600,0000</text:p>
          </table:table-cell>
          <table:table-cell table:formula="of:=[.S50]-[.T50]" office:value-type="float" office:value="-600" calcext:value-type="float">
            <text:p>-600</text:p>
          </table:table-cell>
          <table:table-cell table:number-columns-repeated="1003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manchettes brodé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table:number-columns-repeated="5"/>
          <table:table-cell table:style-name="ce22" table:formula="of:=[.L51]+([.M51]/20)+([.N51]/240)" office:value-type="float" office:value="0" calcext:value-type="float">
            <text:p>0,00000</text:p>
          </table:table-cell>
          <table:table-cell office:value-type="float" office:value="560" calcext:value-type="float">
            <text:p>560</text:p>
          </table:table-cell>
          <table:table-cell table:number-columns-repeated="2"/>
          <table:table-cell table:formula="of:=[.P51]+0.05*[.Q51]+[.R51]/240" office:value-type="float" office:value="560" calcext:value-type="float">
            <text:p>560</text:p>
          </table:table-cell>
          <table:table-cell table:formula="of:=[.J51]*[.O51]" office:value-type="float" office:value="0" calcext:value-type="float">
            <text:p>0,0000</text:p>
          </table:table-cell>
          <table:table-cell table:formula="of:=[.S51]-[.T51]" office:value-type="float" office:value="560" calcext:value-type="float">
            <text:p>560</text:p>
          </table:table-cell>
          <table:table-cell office:value-type="string" calcext:value-type="string">
            <text:p>valeur de 560 L</text:p>
          </table:table-cell>
          <table:table-cell table:number-columns-repeated="1002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manchettes de mousseli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pair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2" table:formula="of:=[.L52]+([.M52]/20)+([.N52]/240)" office:value-type="float" office:value="5" calcext:value-type="float">
            <text:p>5,00000</text:p>
          </table:table-cell>
          <table:table-cell table:number-columns-repeated="3"/>
          <table:table-cell table:formula="of:=[.P52]+0.05*[.Q52]+[.R52]/240" office:value-type="float" office:value="0" calcext:value-type="float">
            <text:p>0</text:p>
          </table:table-cell>
          <table:table-cell table:formula="of:=[.J52]*[.O52]" office:value-type="float" office:value="120" calcext:value-type="float">
            <text:p>120,0000</text:p>
          </table:table-cell>
          <table:table-cell table:formula="of:=[.S52]-[.T52]" office:value-type="float" office:value="-120" calcext:value-type="float">
            <text:p>-120</text:p>
          </table:table-cell>
          <table:table-cell table:number-columns-repeated="1003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merceri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livres</text:p>
          </table:table-cell>
          <table:table-cell office:value-type="float" office:value="4" calcext:value-type="float">
            <text:p>4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53]+([.M53]/20)+([.N53]/240)" office:value-type="float" office:value="4.5" calcext:value-type="float">
            <text:p>4,50000</text:p>
          </table:table-cell>
          <table:table-cell table:number-columns-repeated="3"/>
          <table:table-cell table:formula="of:=[.P53]+0.05*[.Q53]+[.R53]/240" office:value-type="float" office:value="0" calcext:value-type="float">
            <text:p>0</text:p>
          </table:table-cell>
          <table:table-cell table:formula="of:=[.J53]*[.O53]" office:value-type="float" office:value="270" calcext:value-type="float">
            <text:p>270,0000</text:p>
          </table:table-cell>
          <table:table-cell table:formula="of:=[.S53]-[.T53]" office:value-type="float" office:value="-270" calcext:value-type="float">
            <text:p>-270</text:p>
          </table:table-cell>
          <table:table-cell table:number-columns-repeated="1003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mouchoirs de la compagni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54]+([.M54]/20)+([.N54]/240)" office:value-type="float" office:value="1.5" calcext:value-type="float">
            <text:p>1,50000</text:p>
          </table:table-cell>
          <table:table-cell table:number-columns-repeated="3"/>
          <table:table-cell table:formula="of:=[.P54]+0.05*[.Q54]+[.R54]/240" office:value-type="float" office:value="0" calcext:value-type="float">
            <text:p>0</text:p>
          </table:table-cell>
          <table:table-cell table:formula="of:=[.J54]*[.O54]" office:value-type="float" office:value="450" calcext:value-type="float">
            <text:p>450,0000</text:p>
          </table:table-cell>
          <table:table-cell table:formula="of:=[.S54]-[.T54]" office:value-type="float" office:value="-450" calcext:value-type="float">
            <text:p>-450</text:p>
          </table:table-cell>
          <table:table-cell table:number-columns-repeated="1003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mouchoirs fil et coto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douzain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2" table:formula="of:=[.L55]+([.M55]/20)+([.N55]/240)" office:value-type="float" office:value="15" calcext:value-type="float">
            <text:p>15,00000</text:p>
          </table:table-cell>
          <table:table-cell table:number-columns-repeated="3"/>
          <table:table-cell table:formula="of:=[.P55]+0.05*[.Q55]+[.R55]/240" office:value-type="float" office:value="0" calcext:value-type="float">
            <text:p>0</text:p>
          </table:table-cell>
          <table:table-cell table:formula="of:=[.J55]*[.O55]" office:value-type="float" office:value="225" calcext:value-type="float">
            <text:p>225,0000</text:p>
          </table:table-cell>
          <table:table-cell table:formula="of:=[.S55]-[.T55]" office:value-type="float" office:value="-225" calcext:value-type="float">
            <text:p>-225</text:p>
          </table:table-cell>
          <table:table-cell table:number-columns-repeated="1003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mouchoirs de toil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42" calcext:value-type="float">
            <text:p>42,00</text:p>
          </table:table-cell>
          <table:table-cell office:value-type="string" calcext:value-type="string">
            <text:p>douzain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2" table:formula="of:=[.L56]+([.M56]/20)+([.N56]/240)" office:value-type="float" office:value="12" calcext:value-type="float">
            <text:p>12,00000</text:p>
          </table:table-cell>
          <table:table-cell table:number-columns-repeated="3"/>
          <table:table-cell table:formula="of:=[.P56]+0.05*[.Q56]+[.R56]/240" office:value-type="float" office:value="0" calcext:value-type="float">
            <text:p>0</text:p>
          </table:table-cell>
          <table:table-cell table:formula="of:=[.J56]*[.O56]" office:value-type="float" office:value="504" calcext:value-type="float">
            <text:p>504,0000</text:p>
          </table:table-cell>
          <table:table-cell table:formula="of:=[.S56]-[.T56]" office:value-type="float" office:value="-504" calcext:value-type="float">
            <text:p>-504</text:p>
          </table:table-cell>
          <table:table-cell table:number-columns-repeated="1003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ocre roug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1100" calcext:value-type="float">
            <text:p>1 1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2" table:formula="of:=[.L57]+([.M57]/20)+([.N57]/240)" office:value-type="float" office:value="0.05" calcext:value-type="float">
            <text:p>0,05000</text:p>
          </table:table-cell>
          <table:table-cell table:number-columns-repeated="3"/>
          <table:table-cell table:formula="of:=[.P57]+0.05*[.Q57]+[.R57]/240" office:value-type="float" office:value="0" calcext:value-type="float">
            <text:p>0</text:p>
          </table:table-cell>
          <table:table-cell table:formula="of:=[.J57]*[.O57]" office:value-type="float" office:value="55" calcext:value-type="float">
            <text:p>55,0000</text:p>
          </table:table-cell>
          <table:table-cell table:formula="of:=[.S57]-[.T57]" office:value-type="float" office:value="-55" calcext:value-type="float">
            <text:p>-55</text:p>
          </table:table-cell>
          <table:table-cell table:number-columns-repeated="1003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pan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29" calcext:value-type="float">
            <text:p>29,00</text:p>
          </table:table-cell>
          <table:table-cell office:value-type="string" calcext:value-type="string">
            <text:p>aun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2" table:formula="of:=[.L58]+([.M58]/20)+([.N58]/240)" office:value-type="float" office:value="6" calcext:value-type="float">
            <text:p>6,00000</text:p>
          </table:table-cell>
          <table:table-cell table:number-columns-repeated="3"/>
          <table:table-cell table:formula="of:=[.P58]+0.05*[.Q58]+[.R58]/240" office:value-type="float" office:value="0" calcext:value-type="float">
            <text:p>0</text:p>
          </table:table-cell>
          <table:table-cell table:formula="of:=[.J58]*[.O58]" office:value-type="float" office:value="174" calcext:value-type="float">
            <text:p>174,0000</text:p>
          </table:table-cell>
          <table:table-cell table:formula="of:=[.S58]-[.T58]" office:value-type="float" office:value="-174" calcext:value-type="float">
            <text:p>-174</text:p>
          </table:table-cell>
          <table:table-cell table:number-columns-repeated="1003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papier batard f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1212" calcext:value-type="float">
            <text:p>1 212,00</text:p>
          </table:table-cell>
          <table:table-cell office:value-type="string" calcext:value-type="string">
            <text:p>ram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2" table:formula="of:=[.L59]+([.M59]/20)+([.N59]/240)" office:value-type="float" office:value="12" calcext:value-type="float">
            <text:p>12,00000</text:p>
          </table:table-cell>
          <table:table-cell table:number-columns-repeated="3"/>
          <table:table-cell table:formula="of:=[.P59]+0.05*[.Q59]+[.R59]/240" office:value-type="float" office:value="0" calcext:value-type="float">
            <text:p>0</text:p>
          </table:table-cell>
          <table:table-cell table:formula="of:=[.J59]*[.O59]" office:value-type="float" office:value="14544" calcext:value-type="float">
            <text:p>14 544,0000</text:p>
          </table:table-cell>
          <table:table-cell table:formula="of:=[.S59]-[.T59]" office:value-type="float" office:value="-14544" calcext:value-type="float">
            <text:p>-14544</text:p>
          </table:table-cell>
          <table:table-cell table:number-columns-repeated="1003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papier bule blanch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4844" calcext:value-type="float">
            <text:p>4 844,00</text:p>
          </table:table-cell>
          <table:table-cell office:value-type="string" calcext:value-type="string">
            <text:p>ram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2" table:formula="of:=[.L60]+([.M60]/20)+([.N60]/240)" office:value-type="float" office:value="4" calcext:value-type="float">
            <text:p>4,00000</text:p>
          </table:table-cell>
          <table:table-cell table:number-columns-repeated="3"/>
          <table:table-cell table:formula="of:=[.P60]+0.05*[.Q60]+[.R60]/240" office:value-type="float" office:value="0" calcext:value-type="float">
            <text:p>0</text:p>
          </table:table-cell>
          <table:table-cell table:formula="of:=[.J60]*[.O60]" office:value-type="float" office:value="19376" calcext:value-type="float">
            <text:p>19 376,0000</text:p>
          </table:table-cell>
          <table:table-cell table:formula="of:=[.S60]-[.T60]" office:value-type="float" office:value="-19376" calcext:value-type="float">
            <text:p>-19376</text:p>
          </table:table-cell>
          <table:table-cell table:number-columns-repeated="1003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papier commu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3680" calcext:value-type="float">
            <text:p>3 680,00</text:p>
          </table:table-cell>
          <table:table-cell office:value-type="string" calcext:value-type="string">
            <text:p>ram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61]+([.M61]/20)+([.N61]/240)" office:value-type="float" office:value="3" calcext:value-type="float">
            <text:p>3,00000</text:p>
          </table:table-cell>
          <table:table-cell table:number-columns-repeated="3"/>
          <table:table-cell table:formula="of:=[.P61]+0.05*[.Q61]+[.R61]/240" office:value-type="float" office:value="0" calcext:value-type="float">
            <text:p>0</text:p>
          </table:table-cell>
          <table:table-cell table:formula="of:=[.J61]*[.O61]" office:value-type="float" office:value="11040" calcext:value-type="float">
            <text:p>11 040,0000</text:p>
          </table:table-cell>
          <table:table-cell table:formula="of:=[.S61]-[.T61]" office:value-type="float" office:value="-11040" calcext:value-type="float">
            <text:p>-11040</text:p>
          </table:table-cell>
          <table:table-cell table:number-columns-repeated="1003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papier gene f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3152" calcext:value-type="float">
            <text:p>3 152,00</text:p>
          </table:table-cell>
          <table:table-cell office:value-type="string" calcext:value-type="string">
            <text:p>ram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2" table:formula="of:=[.L62]+([.M62]/20)+([.N62]/240)" office:value-type="float" office:value="15" calcext:value-type="float">
            <text:p>15,00000</text:p>
          </table:table-cell>
          <table:table-cell table:number-columns-repeated="3"/>
          <table:table-cell table:formula="of:=[.P62]+0.05*[.Q62]+[.R62]/240" office:value-type="float" office:value="0" calcext:value-type="float">
            <text:p>0</text:p>
          </table:table-cell>
          <table:table-cell table:formula="of:=[.J62]*[.O62]" office:value-type="float" office:value="47280" calcext:value-type="float">
            <text:p>47 280,0000</text:p>
          </table:table-cell>
          <table:table-cell table:formula="of:=[.S62]-[.T62]" office:value-type="float" office:value="-47280" calcext:value-type="float">
            <text:p>-47280</text:p>
          </table:table-cell>
          <table:table-cell table:number-columns-repeated="1003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peaux de geniss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6613" calcext:value-type="float">
            <text:p>6 613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2" table:formula="of:=[.L63]+([.M63]/20)+([.N63]/240)" office:value-type="float" office:value="0.4" calcext:value-type="float">
            <text:p>0,40000</text:p>
          </table:table-cell>
          <table:table-cell table:number-columns-repeated="3"/>
          <table:table-cell table:formula="of:=[.P63]+0.05*[.Q63]+[.R63]/240" office:value-type="float" office:value="0" calcext:value-type="float">
            <text:p>0</text:p>
          </table:table-cell>
          <table:table-cell table:formula="of:=[.J63]*[.O63]" office:value-type="float" office:value="2645.2" calcext:value-type="float">
            <text:p>2 645,2000</text:p>
          </table:table-cell>
          <table:table-cell table:formula="of:=[.S63]-[.T63]" office:value-type="float" office:value="-2645.2" calcext:value-type="float">
            <text:p>-2645,2</text:p>
          </table:table-cell>
          <table:table-cell table:number-columns-repeated="1003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peaux de veau corroyé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2227.5" calcext:value-type="float">
            <text:p>2 227,50</text:p>
          </table:table-cell>
          <table:table-cell office:value-type="string" calcext:value-type="string">
            <text:p>douzain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2" table:formula="of:=[.L64]+([.M64]/20)+([.N64]/240)" office:value-type="float" office:value="24" calcext:value-type="float">
            <text:p>24,00000</text:p>
          </table:table-cell>
          <table:table-cell table:number-columns-repeated="3"/>
          <table:table-cell table:formula="of:=[.P64]+0.05*[.Q64]+[.R64]/240" office:value-type="float" office:value="0" calcext:value-type="float">
            <text:p>0</text:p>
          </table:table-cell>
          <table:table-cell table:formula="of:=[.J64]*[.O64]" office:value-type="float" office:value="53460" calcext:value-type="float">
            <text:p>53 460,0000</text:p>
          </table:table-cell>
          <table:table-cell table:formula="of:=[.S64]-[.T64]" office:value-type="float" office:value="-53460" calcext:value-type="float">
            <text:p>-53460</text:p>
          </table:table-cell>
          <table:table-cell table:number-columns-repeated="1003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peaux de veau en poil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88" calcext:value-type="float">
            <text:p>88,00</text:p>
          </table:table-cell>
          <table:table-cell office:value-type="string" calcext:value-type="string">
            <text:p>douzaines</text:p>
          </table:table-cell>
          <table:table-cell office:value-type="float" office:value="14" calcext:value-type="float">
            <text:p>14,000</text:p>
          </table:table-cell>
          <table:table-cell table:number-columns-repeated="2"/>
          <table:table-cell table:style-name="ce22" table:formula="of:=[.L65]+([.M65]/20)+([.N65]/240)" office:value-type="float" office:value="14" calcext:value-type="float">
            <text:p>14,00000</text:p>
          </table:table-cell>
          <table:table-cell table:number-columns-repeated="3"/>
          <table:table-cell table:formula="of:=[.P65]+0.05*[.Q65]+[.R65]/240" office:value-type="float" office:value="0" calcext:value-type="float">
            <text:p>0</text:p>
          </table:table-cell>
          <table:table-cell table:formula="of:=[.J65]*[.O65]" office:value-type="float" office:value="1232" calcext:value-type="float">
            <text:p>1 232,0000</text:p>
          </table:table-cell>
          <table:table-cell table:formula="of:=[.S65]-[.T65]" office:value-type="float" office:value="-1232" calcext:value-type="float">
            <text:p>-1232</text:p>
          </table:table-cell>
          <table:table-cell table:number-columns-repeated="1003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pinceaux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72" calcext:value-type="float">
            <text:p>7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66]+([.M66]/20)+([.N66]/240)" office:value-type="float" office:value="1" calcext:value-type="float">
            <text:p>1,00000</text:p>
          </table:table-cell>
          <table:table-cell table:number-columns-repeated="3"/>
          <table:table-cell table:formula="of:=[.P66]+0.05*[.Q66]+[.R66]/240" office:value-type="float" office:value="0" calcext:value-type="float">
            <text:p>0</text:p>
          </table:table-cell>
          <table:table-cell table:formula="of:=[.J66]*[.O66]" office:value-type="float" office:value="72" calcext:value-type="float">
            <text:p>72,0000</text:p>
          </table:table-cell>
          <table:table-cell table:formula="of:=[.S66]-[.T66]" office:value-type="float" office:value="-72" calcext:value-type="float">
            <text:p>-72</text:p>
          </table:table-cell>
          <table:table-cell table:number-columns-repeated="1003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peluche de soy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aunes</text:p>
          </table:table-cell>
          <table:table-cell office:value-type="float" office:value="14" calcext:value-type="float">
            <text:p>14,000</text:p>
          </table:table-cell>
          <table:table-cell table:number-columns-repeated="2"/>
          <table:table-cell table:style-name="ce22" table:formula="of:=[.L67]+([.M67]/20)+([.N67]/240)" office:value-type="float" office:value="14" calcext:value-type="float">
            <text:p>14,00000</text:p>
          </table:table-cell>
          <table:table-cell table:number-columns-repeated="3"/>
          <table:table-cell table:formula="of:=[.P67]+0.05*[.Q67]+[.R67]/240" office:value-type="float" office:value="0" calcext:value-type="float">
            <text:p>0</text:p>
          </table:table-cell>
          <table:table-cell table:formula="of:=[.J67]*[.O67]" office:value-type="float" office:value="168" calcext:value-type="float">
            <text:p>168,0000</text:p>
          </table:table-cell>
          <table:table-cell table:formula="of:=[.S67]-[.T67]" office:value-type="float" office:value="-168" calcext:value-type="float">
            <text:p>-168</text:p>
          </table:table-cell>
          <table:table-cell table:number-columns-repeated="1003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potterie de ter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524" calcext:value-type="float">
            <text:p>524,00</text:p>
          </table:table-cell>
          <table:table-cell office:value-type="string" calcext:value-type="string">
            <text:p>pot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2" table:formula="of:=[.L68]+([.M68]/20)+([.N68]/240)" office:value-type="float" office:value="0.15" calcext:value-type="float">
            <text:p>0,15000</text:p>
          </table:table-cell>
          <table:table-cell table:number-columns-repeated="3"/>
          <table:table-cell table:formula="of:=[.P68]+0.05*[.Q68]+[.R68]/240" office:value-type="float" office:value="0" calcext:value-type="float">
            <text:p>0</text:p>
          </table:table-cell>
          <table:table-cell table:formula="of:=[.J68]*[.O68]" office:value-type="float" office:value="78.6" calcext:value-type="float">
            <text:p>78,6000</text:p>
          </table:table-cell>
          <table:table-cell table:formula="of:=[.S68]-[.T68]" office:value-type="float" office:value="-78.6" calcext:value-type="float">
            <text:p>-78,6</text:p>
          </table:table-cell>
          <table:table-cell table:number-columns-repeated="1003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poudre à cano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105" calcext:value-type="float">
            <text:p>10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69]+([.M69]/20)+([.N69]/240)" office:value-type="float" office:value="1" calcext:value-type="float">
            <text:p>1,00000</text:p>
          </table:table-cell>
          <table:table-cell table:number-columns-repeated="3"/>
          <table:table-cell table:formula="of:=[.P69]+0.05*[.Q69]+[.R69]/240" office:value-type="float" office:value="0" calcext:value-type="float">
            <text:p>0</text:p>
          </table:table-cell>
          <table:table-cell table:formula="of:=[.J69]*[.O69]" office:value-type="float" office:value="105" calcext:value-type="float">
            <text:p>105,0000</text:p>
          </table:table-cell>
          <table:table-cell table:formula="of:=[.S69]-[.T69]" office:value-type="float" office:value="-105" calcext:value-type="float">
            <text:p>-105</text:p>
          </table:table-cell>
          <table:table-cell table:number-columns-repeated="1003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press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en nombre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2" table:formula="of:=[.L70]+([.M70]/20)+([.N70]/240)" office:value-type="float" office:value="30" calcext:value-type="float">
            <text:p>30,00000</text:p>
          </table:table-cell>
          <table:table-cell table:number-columns-repeated="3"/>
          <table:table-cell table:formula="of:=[.P70]+0.05*[.Q70]+[.R70]/240" office:value-type="float" office:value="0" calcext:value-type="float">
            <text:p>0</text:p>
          </table:table-cell>
          <table:table-cell table:formula="of:=[.J70]*[.O70]" office:value-type="float" office:value="60" calcext:value-type="float">
            <text:p>60,0000</text:p>
          </table:table-cell>
          <table:table-cell table:formula="of:=[.S70]-[.T70]" office:value-type="float" office:value="-60" calcext:value-type="float">
            <text:p>-60</text:p>
          </table:table-cell>
          <table:table-cell table:number-columns-repeated="1003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rati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47" calcext:value-type="float">
            <text:p>47,00</text:p>
          </table:table-cell>
          <table:table-cell office:value-type="string" calcext:value-type="string">
            <text:p>aunes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table:style-name="ce22" table:formula="of:=[.L71]+([.M71]/20)+([.N71]/240)" office:value-type="float" office:value="7" calcext:value-type="float">
            <text:p>7,00000</text:p>
          </table:table-cell>
          <table:table-cell table:number-columns-repeated="3"/>
          <table:table-cell table:formula="of:=[.P71]+0.05*[.Q71]+[.R71]/240" office:value-type="float" office:value="0" calcext:value-type="float">
            <text:p>0</text:p>
          </table:table-cell>
          <table:table-cell table:formula="of:=[.J71]*[.O71]" office:value-type="float" office:value="329" calcext:value-type="float">
            <text:p>329,0000</text:p>
          </table:table-cell>
          <table:table-cell table:formula="of:=[.S71]-[.T71]" office:value-type="float" office:value="-329" calcext:value-type="float">
            <text:p>-329</text:p>
          </table:table-cell>
          <table:table-cell table:number-columns-repeated="1003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raz de castor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aunes</text:p>
          </table:table-cell>
          <table:table-cell office:value-type="float" office:value="2" calcext:value-type="float">
            <text:p>2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72]+([.M72]/20)+([.N72]/240)" office:value-type="float" office:value="2.5" calcext:value-type="float">
            <text:p>2,50000</text:p>
          </table:table-cell>
          <table:table-cell table:number-columns-repeated="3"/>
          <table:table-cell table:formula="of:=[.P72]+0.05*[.Q72]+[.R72]/240" office:value-type="float" office:value="0" calcext:value-type="float">
            <text:p>0</text:p>
          </table:table-cell>
          <table:table-cell table:formula="of:=[.J72]*[.O72]" office:value-type="float" office:value="40" calcext:value-type="float">
            <text:p>40,0000</text:p>
          </table:table-cell>
          <table:table-cell table:formula="of:=[.S72]-[.T72]" office:value-type="float" office:value="-40" calcext:value-type="float">
            <text:p>-40</text:p>
          </table:table-cell>
          <table:table-cell table:number-columns-repeated="1003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robes de chambre d'indien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en nombre</text:p>
          </table:table-cell>
          <table:table-cell office:value-type="float" office:value="36" calcext:value-type="float">
            <text:p>36,000</text:p>
          </table:table-cell>
          <table:table-cell table:number-columns-repeated="2"/>
          <table:table-cell table:style-name="ce22" table:formula="of:=[.L73]+([.M73]/20)+([.N73]/240)" office:value-type="float" office:value="36" calcext:value-type="float">
            <text:p>36,00000</text:p>
          </table:table-cell>
          <table:table-cell table:number-columns-repeated="3"/>
          <table:table-cell table:formula="of:=[.P73]+0.05*[.Q73]+[.R73]/240" office:value-type="float" office:value="0" calcext:value-type="float">
            <text:p>0</text:p>
          </table:table-cell>
          <table:table-cell table:formula="of:=[.J73]*[.O73]" office:value-type="float" office:value="216" calcext:value-type="float">
            <text:p>216,0000</text:p>
          </table:table-cell>
          <table:table-cell table:formula="of:=[.S73]-[.T73]" office:value-type="float" office:value="-216" calcext:value-type="float">
            <text:p>-216</text:p>
          </table:table-cell>
          <table:table-cell table:number-columns-repeated="1003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ruban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table:number-columns-repeated="5"/>
          <table:table-cell table:style-name="ce22" table:formula="of:=[.L74]+([.M74]/20)+([.N74]/240)" office:value-type="float" office:value="0" calcext:value-type="float">
            <text:p>0,00000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table:formula="of:=[.P74]+0.05*[.Q74]+[.R74]/240" office:value-type="float" office:value="400" calcext:value-type="float">
            <text:p>400</text:p>
          </table:table-cell>
          <table:table-cell table:formula="of:=[.J74]*[.O74]" office:value-type="float" office:value="0" calcext:value-type="float">
            <text:p>0,0000</text:p>
          </table:table-cell>
          <table:table-cell table:formula="of:=[.S74]-[.T74]" office:value-type="float" office:value="400" calcext:value-type="float">
            <text:p>400</text:p>
          </table:table-cell>
          <table:table-cell office:value-type="string" calcext:value-type="string">
            <text:p>valeur de 400 L</text:p>
          </table:table-cell>
          <table:table-cell table:number-columns-repeated="1002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serg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360" calcext:value-type="float">
            <text:p>360,00</text:p>
          </table:table-cell>
          <table:table-cell office:value-type="string" calcext:value-type="string">
            <text:p>aun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75]+([.M75]/20)+([.N75]/240)" office:value-type="float" office:value="3" calcext:value-type="float">
            <text:p>3,00000</text:p>
          </table:table-cell>
          <table:table-cell table:number-columns-repeated="3"/>
          <table:table-cell table:formula="of:=[.P75]+0.05*[.Q75]+[.R75]/240" office:value-type="float" office:value="0" calcext:value-type="float">
            <text:p>0</text:p>
          </table:table-cell>
          <table:table-cell table:formula="of:=[.J75]*[.O75]" office:value-type="float" office:value="1080" calcext:value-type="float">
            <text:p>1 080,0000</text:p>
          </table:table-cell>
          <table:table-cell table:formula="of:=[.S75]-[.T75]" office:value-type="float" office:value="-1080" calcext:value-type="float">
            <text:p>-1080</text:p>
          </table:table-cell>
          <table:table-cell table:number-columns-repeated="1003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siamois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1490" calcext:value-type="float">
            <text:p>1 490,00</text:p>
          </table:table-cell>
          <table:table-cell office:value-type="string" calcext:value-type="string">
            <text:p>livr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2" table:formula="of:=[.L76]+([.M76]/20)+([.N76]/240)" office:value-type="float" office:value="4" calcext:value-type="float">
            <text:p>4,00000</text:p>
          </table:table-cell>
          <table:table-cell table:number-columns-repeated="3"/>
          <table:table-cell table:formula="of:=[.P76]+0.05*[.Q76]+[.R76]/240" office:value-type="float" office:value="0" calcext:value-type="float">
            <text:p>0</text:p>
          </table:table-cell>
          <table:table-cell table:formula="of:=[.J76]*[.O76]" office:value-type="float" office:value="5960" calcext:value-type="float">
            <text:p>5 960,0000</text:p>
          </table:table-cell>
          <table:table-cell table:formula="of:=[.S76]-[.T76]" office:value-type="float" office:value="-5960" calcext:value-type="float">
            <text:p>-5960</text:p>
          </table:table-cell>
          <table:table-cell table:number-columns-repeated="1003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siamois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123" calcext:value-type="float">
            <text:p>123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2" table:formula="of:=[.L77]+([.M77]/20)+([.N77]/240)" office:value-type="float" office:value="2.5" calcext:value-type="float">
            <text:p>2,50000</text:p>
          </table:table-cell>
          <table:table-cell table:number-columns-repeated="3"/>
          <table:table-cell table:formula="of:=[.P77]+0.05*[.Q77]+[.R77]/240" office:value-type="float" office:value="0" calcext:value-type="float">
            <text:p>0</text:p>
          </table:table-cell>
          <table:table-cell table:formula="of:=[.J77]*[.O77]" office:value-type="float" office:value="307.5" calcext:value-type="float">
            <text:p>307,5000</text:p>
          </table:table-cell>
          <table:table-cell table:formula="of:=[.S77]-[.T77]" office:value-type="float" office:value="-307.5" calcext:value-type="float">
            <text:p>-307,5</text:p>
          </table:table-cell>
          <table:table-cell table:number-columns-repeated="1003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sucre en pa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2234" calcext:value-type="float">
            <text:p>2 23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2" table:formula="of:=[.L78]+([.M78]/20)+([.N78]/240)" office:value-type="float" office:value="1.25" calcext:value-type="float">
            <text:p>1,25000</text:p>
          </table:table-cell>
          <table:table-cell table:number-columns-repeated="3"/>
          <table:table-cell table:formula="of:=[.P78]+0.05*[.Q78]+[.R78]/240" office:value-type="float" office:value="0" calcext:value-type="float">
            <text:p>0</text:p>
          </table:table-cell>
          <table:table-cell table:formula="of:=[.J78]*[.O78]" office:value-type="float" office:value="2792.5" calcext:value-type="float">
            <text:p>2 792,5000</text:p>
          </table:table-cell>
          <table:table-cell table:formula="of:=[.S78]-[.T78]" office:value-type="float" office:value="-2792.5" calcext:value-type="float">
            <text:p>-2792,5</text:p>
          </table:table-cell>
          <table:table-cell table:number-columns-repeated="1003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tabac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584" calcext:value-type="float">
            <text:p>58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79]+([.M79]/20)+([.N79]/240)" office:value-type="float" office:value="1.5" calcext:value-type="float">
            <text:p>1,50000</text:p>
          </table:table-cell>
          <table:table-cell table:number-columns-repeated="3"/>
          <table:table-cell table:formula="of:=[.P79]+0.05*[.Q79]+[.R79]/240" office:value-type="float" office:value="0" calcext:value-type="float">
            <text:p>0</text:p>
          </table:table-cell>
          <table:table-cell table:formula="of:=[.J79]*[.O79]" office:value-type="float" office:value="876" calcext:value-type="float">
            <text:p>876,0000</text:p>
          </table:table-cell>
          <table:table-cell table:formula="of:=[.S79]-[.T79]" office:value-type="float" office:value="-876" calcext:value-type="float">
            <text:p>-876</text:p>
          </table:table-cell>
          <table:table-cell table:number-columns-repeated="1003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tabatières d'argent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table:number-columns-repeated="5"/>
          <table:table-cell table:style-name="ce22" table:formula="of:=[.L80]+([.M80]/20)+([.N80]/240)" office:value-type="float" office:value="0" calcext:value-type="float">
            <text:p>0,00000</text:p>
          </table:table-cell>
          <table:table-cell office:value-type="float" office:value="1500" calcext:value-type="float">
            <text:p>1500</text:p>
          </table:table-cell>
          <table:table-cell table:number-columns-repeated="2"/>
          <table:table-cell table:formula="of:=[.P80]+0.05*[.Q80]+[.R80]/240" office:value-type="float" office:value="1500" calcext:value-type="float">
            <text:p>1500</text:p>
          </table:table-cell>
          <table:table-cell table:formula="of:=[.J80]*[.O80]" office:value-type="float" office:value="0" calcext:value-type="float">
            <text:p>0,0000</text:p>
          </table:table-cell>
          <table:table-cell table:formula="of:=[.S80]-[.T80]" office:value-type="float" office:value="1500" calcext:value-type="float">
            <text:p>1500</text:p>
          </table:table-cell>
          <table:table-cell office:value-type="string" calcext:value-type="string">
            <text:p>valeur de 1500 L</text:p>
          </table:table-cell>
          <table:table-cell table:number-columns-repeated="1002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toile de Bretagne étroit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56753" calcext:value-type="float">
            <text:p>56 753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style-name="ce22" table:formula="of:=[.L81]+([.M81]/20)+([.N81]/240)" office:value-type="float" office:value="1.1" calcext:value-type="float">
            <text:p>1,10000</text:p>
          </table:table-cell>
          <table:table-cell table:number-columns-repeated="3"/>
          <table:table-cell table:formula="of:=[.P81]+0.05*[.Q81]+[.R81]/240" office:value-type="float" office:value="0" calcext:value-type="float">
            <text:p>0</text:p>
          </table:table-cell>
          <table:table-cell table:formula="of:=[.J81]*[.O81]" office:value-type="float" office:value="62428.3" calcext:value-type="float">
            <text:p>62 428,3000</text:p>
          </table:table-cell>
          <table:table-cell table:formula="of:=[.S81]-[.T81]" office:value-type="float" office:value="-62428.3" calcext:value-type="float">
            <text:p>-62428,3</text:p>
          </table:table-cell>
          <table:table-cell table:number-columns-repeated="1003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toile à carreaux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43456" calcext:value-type="float">
            <text:p>43 456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style-name="ce22" table:formula="of:=[.L82]+([.M82]/20)+([.N82]/240)" office:value-type="float" office:value="0.85" calcext:value-type="float">
            <text:p>0,85000</text:p>
          </table:table-cell>
          <table:table-cell table:number-columns-repeated="3"/>
          <table:table-cell table:formula="of:=[.P82]+0.05*[.Q82]+[.R82]/240" office:value-type="float" office:value="0" calcext:value-type="float">
            <text:p>0</text:p>
          </table:table-cell>
          <table:table-cell table:formula="of:=[.J82]*[.O82]" office:value-type="float" office:value="36937.6" calcext:value-type="float">
            <text:p>36 937,6000</text:p>
          </table:table-cell>
          <table:table-cell table:formula="of:=[.S82]-[.T82]" office:value-type="float" office:value="-36937.6" calcext:value-type="float">
            <text:p>-36937,6</text:p>
          </table:table-cell>
          <table:table-cell table:number-columns-repeated="1003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toile cholet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2940" calcext:value-type="float">
            <text:p>2 940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83]+([.M83]/20)+([.N83]/240)" office:value-type="float" office:value="3.5" calcext:value-type="float">
            <text:p>3,50000</text:p>
          </table:table-cell>
          <table:table-cell table:number-columns-repeated="3"/>
          <table:table-cell table:formula="of:=[.P83]+0.05*[.Q83]+[.R83]/240" office:value-type="float" office:value="0" calcext:value-type="float">
            <text:p>0</text:p>
          </table:table-cell>
          <table:table-cell table:formula="of:=[.J83]*[.O83]" office:value-type="float" office:value="10290" calcext:value-type="float">
            <text:p>10 290,0000</text:p>
          </table:table-cell>
          <table:table-cell table:formula="of:=[.S83]-[.T83]" office:value-type="float" office:value="-10290" calcext:value-type="float">
            <text:p>-10290</text:p>
          </table:table-cell>
          <table:table-cell table:number-columns-repeated="1003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toiles etroit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849802" calcext:value-type="float">
            <text:p>849 802,00</text:p>
          </table:table-cell>
          <table:table-cell office:value-type="string" calcext:value-type="string">
            <text:p>pièc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2" table:formula="of:=[.L84]+([.M84]/20)+([.N84]/240)" office:value-type="float" office:value="6" calcext:value-type="float">
            <text:p>6,00000</text:p>
          </table:table-cell>
          <table:table-cell table:number-columns-repeated="3"/>
          <table:table-cell table:formula="of:=[.P84]+0.05*[.Q84]+[.R84]/240" office:value-type="float" office:value="0" calcext:value-type="float">
            <text:p>0</text:p>
          </table:table-cell>
          <table:table-cell table:formula="of:=[.J84]*[.O84]" office:value-type="float" office:value="5098812" calcext:value-type="float">
            <text:p>5 098 812,0000</text:p>
          </table:table-cell>
          <table:table-cell table:formula="of:=[.S84]-[.T84]" office:value-type="float" office:value="-5098812" calcext:value-type="float">
            <text:p>-5098812</text:p>
          </table:table-cell>
          <table:table-cell table:number-columns-repeated="1003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toiles etroit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457775" calcext:value-type="float">
            <text:p>457 775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style-name="ce22" table:formula="of:=[.L85]+([.M85]/20)+([.N85]/240)" office:value-type="float" office:value="1.1" calcext:value-type="float">
            <text:p>1,10000</text:p>
          </table:table-cell>
          <table:table-cell table:number-columns-repeated="3"/>
          <table:table-cell table:formula="of:=[.P85]+0.05*[.Q85]+[.R85]/240" office:value-type="float" office:value="0" calcext:value-type="float">
            <text:p>0</text:p>
          </table:table-cell>
          <table:table-cell table:formula="of:=[.J85]*[.O85]" office:value-type="float" office:value="503552.5" calcext:value-type="float">
            <text:p>503 552,5000</text:p>
          </table:table-cell>
          <table:table-cell table:formula="of:=[.S85]-[.T85]" office:value-type="float" office:value="-503552.5" calcext:value-type="float">
            <text:p>-503552,5</text:p>
          </table:table-cell>
          <table:table-cell table:number-columns-repeated="1003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toiles divers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84835" calcext:value-type="float">
            <text:p>84 835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22" table:formula="of:=[.L86]+([.M86]/20)+([.N86]/240)" office:value-type="float" office:value="1.75" calcext:value-type="float">
            <text:p>1,75000</text:p>
          </table:table-cell>
          <table:table-cell table:number-columns-repeated="3"/>
          <table:table-cell table:formula="of:=[.P86]+0.05*[.Q86]+[.R86]/240" office:value-type="float" office:value="0" calcext:value-type="float">
            <text:p>0</text:p>
          </table:table-cell>
          <table:table-cell table:formula="of:=[.J86]*[.O86]" office:value-type="float" office:value="148461.25" calcext:value-type="float">
            <text:p>148 461,2500</text:p>
          </table:table-cell>
          <table:table-cell table:formula="of:=[.S86]-[.T86]" office:value-type="float" office:value="-148461.25" calcext:value-type="float">
            <text:p>-148461,25</text:p>
          </table:table-cell>
          <table:table-cell table:number-columns-repeated="1003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toile façon d'holland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13477" calcext:value-type="float">
            <text:p>13 477,00</text:p>
          </table:table-cell>
          <table:table-cell office:value-type="string" calcext:value-type="string">
            <text:p>aun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87]+([.M87]/20)+([.N87]/240)" office:value-type="float" office:value="3" calcext:value-type="float">
            <text:p>3,00000</text:p>
          </table:table-cell>
          <table:table-cell table:number-columns-repeated="3"/>
          <table:table-cell table:formula="of:=[.P87]+0.05*[.Q87]+[.R87]/240" office:value-type="float" office:value="0" calcext:value-type="float">
            <text:p>0</text:p>
          </table:table-cell>
          <table:table-cell table:formula="of:=[.J87]*[.O87]" office:value-type="float" office:value="40431" calcext:value-type="float">
            <text:p>40 431,0000</text:p>
          </table:table-cell>
          <table:table-cell table:formula="of:=[.S87]-[.T87]" office:value-type="float" office:value="-40431" calcext:value-type="float">
            <text:p>-40431</text:p>
          </table:table-cell>
          <table:table-cell table:number-columns-repeated="1003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toile gracien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1737238" calcext:value-type="float">
            <text:p>1 737 238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2" table:formula="of:=[.L88]+([.M88]/20)+([.N88]/240)" office:value-type="float" office:value="1.4" calcext:value-type="float">
            <text:p>1,40000</text:p>
          </table:table-cell>
          <table:table-cell table:number-columns-repeated="3"/>
          <table:table-cell table:formula="of:=[.P88]+0.05*[.Q88]+[.R88]/240" office:value-type="float" office:value="0" calcext:value-type="float">
            <text:p>0</text:p>
          </table:table-cell>
          <table:table-cell table:formula="of:=[.J88]*[.O88]" office:value-type="float" office:value="2432133.2" calcext:value-type="float">
            <text:p>2 432 133,2000</text:p>
          </table:table-cell>
          <table:table-cell table:formula="of:=[.S88]-[.T88]" office:value-type="float" office:value="-2432133.2" calcext:value-type="float">
            <text:p>-2432133,2</text:p>
          </table:table-cell>
          <table:table-cell table:number-columns-repeated="1003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toile gris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53" calcext:value-type="float">
            <text:p>53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89]+([.M89]/20)+([.N89]/240)" office:value-type="float" office:value="1.5" calcext:value-type="float">
            <text:p>1,50000</text:p>
          </table:table-cell>
          <table:table-cell table:number-columns-repeated="3"/>
          <table:table-cell table:formula="of:=[.P89]+0.05*[.Q89]+[.R89]/240" office:value-type="float" office:value="0" calcext:value-type="float">
            <text:p>0</text:p>
          </table:table-cell>
          <table:table-cell table:formula="of:=[.J89]*[.O89]" office:value-type="float" office:value="79.5" calcext:value-type="float">
            <text:p>79,5000</text:p>
          </table:table-cell>
          <table:table-cell table:formula="of:=[.S89]-[.T89]" office:value-type="float" office:value="-79.5" calcext:value-type="float">
            <text:p>-79,5</text:p>
          </table:table-cell>
          <table:table-cell table:number-columns-repeated="1003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toile de hall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18872" calcext:value-type="float">
            <text:p>18 872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style-name="ce22" table:formula="of:=[.L90]+([.M90]/20)+([.N90]/240)" office:value-type="float" office:value="0.8" calcext:value-type="float">
            <text:p>0,80000</text:p>
          </table:table-cell>
          <table:table-cell table:number-columns-repeated="3"/>
          <table:table-cell table:formula="of:=[.P90]+0.05*[.Q90]+[.R90]/240" office:value-type="float" office:value="0" calcext:value-type="float">
            <text:p>0</text:p>
          </table:table-cell>
          <table:table-cell table:formula="of:=[.J90]*[.O90]" office:value-type="float" office:value="15097.6" calcext:value-type="float">
            <text:p>15 097,6000</text:p>
          </table:table-cell>
          <table:table-cell table:formula="of:=[.S90]-[.T90]" office:value-type="float" office:value="-15097.6" calcext:value-type="float">
            <text:p>-15097,6</text:p>
          </table:table-cell>
          <table:table-cell table:number-columns-repeated="1003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toile larg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113321" calcext:value-type="float">
            <text:p>113 321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22" table:formula="of:=[.L91]+([.M91]/20)+([.N91]/240)" office:value-type="float" office:value="2.25" calcext:value-type="float">
            <text:p>2,25000</text:p>
          </table:table-cell>
          <table:table-cell table:number-columns-repeated="3"/>
          <table:table-cell table:formula="of:=[.P91]+0.05*[.Q91]+[.R91]/240" office:value-type="float" office:value="0" calcext:value-type="float">
            <text:p>0</text:p>
          </table:table-cell>
          <table:table-cell table:formula="of:=[.J91]*[.O91]" office:value-type="float" office:value="254972.25" calcext:value-type="float">
            <text:p>254 972,2500</text:p>
          </table:table-cell>
          <table:table-cell table:formula="of:=[.S91]-[.T91]" office:value-type="float" office:value="-254972.25" calcext:value-type="float">
            <text:p>-254972,25</text:p>
          </table:table-cell>
          <table:table-cell table:number-columns-repeated="1003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toile larg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85266" calcext:value-type="float">
            <text:p>85 266,00</text:p>
          </table:table-cell>
          <table:table-cell office:value-type="string" calcext:value-type="string">
            <text:p>pièces</text:p>
          </table:table-cell>
          <table:table-cell office:value-type="float" office:value="13" calcext:value-type="float">
            <text:p>13,000</text:p>
          </table:table-cell>
          <table:table-cell table:number-columns-repeated="2"/>
          <table:table-cell table:style-name="ce22" table:formula="of:=[.L92]+([.M92]/20)+([.N92]/240)" office:value-type="float" office:value="13" calcext:value-type="float">
            <text:p>13,00000</text:p>
          </table:table-cell>
          <table:table-cell table:number-columns-repeated="3"/>
          <table:table-cell table:formula="of:=[.P92]+0.05*[.Q92]+[.R92]/240" office:value-type="float" office:value="0" calcext:value-type="float">
            <text:p>0</text:p>
          </table:table-cell>
          <table:table-cell table:formula="of:=[.J92]*[.O92]" office:value-type="float" office:value="1108458" calcext:value-type="float">
            <text:p>1 108 458,0000</text:p>
          </table:table-cell>
          <table:table-cell table:formula="of:=[.S92]-[.T92]" office:value-type="float" office:value="-1108458" calcext:value-type="float">
            <text:p>-1108458</text:p>
          </table:table-cell>
          <table:table-cell table:number-columns-repeated="1003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toile crée larg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241804" calcext:value-type="float">
            <text:p>241 804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2" table:formula="of:=[.L93]+([.M93]/20)+([.N93]/240)" office:value-type="float" office:value="1.4" calcext:value-type="float">
            <text:p>1,40000</text:p>
          </table:table-cell>
          <table:table-cell table:number-columns-repeated="3"/>
          <table:table-cell table:formula="of:=[.P93]+0.05*[.Q93]+[.R93]/240" office:value-type="float" office:value="0" calcext:value-type="float">
            <text:p>0</text:p>
          </table:table-cell>
          <table:table-cell table:formula="of:=[.J93]*[.O93]" office:value-type="float" office:value="338525.6" calcext:value-type="float">
            <text:p>338 525,6000</text:p>
          </table:table-cell>
          <table:table-cell table:formula="of:=[.S93]-[.T93]" office:value-type="float" office:value="-338525.6" calcext:value-type="float">
            <text:p>-338525,6</text:p>
          </table:table-cell>
          <table:table-cell table:number-columns-repeated="1003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toile entre larg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21070" calcext:value-type="float">
            <text:p>21 07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style-name="ce22" table:formula="of:=[.L94]+([.M94]/20)+([.N94]/240)" office:value-type="float" office:value="1.2" calcext:value-type="float">
            <text:p>1,20000</text:p>
          </table:table-cell>
          <table:table-cell table:number-columns-repeated="3"/>
          <table:table-cell table:formula="of:=[.P94]+0.05*[.Q94]+[.R94]/240" office:value-type="float" office:value="0" calcext:value-type="float">
            <text:p>0</text:p>
          </table:table-cell>
          <table:table-cell table:formula="of:=[.J94]*[.O94]" office:value-type="float" office:value="25284" calcext:value-type="float">
            <text:p>25 284,0000</text:p>
          </table:table-cell>
          <table:table-cell table:formula="of:=[.S94]-[.T94]" office:value-type="float" office:value="-25284" calcext:value-type="float">
            <text:p>-25284</text:p>
          </table:table-cell>
          <table:table-cell table:number-columns-repeated="1003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toile de Laval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54450" calcext:value-type="float">
            <text:p>54 450,00</text:p>
          </table:table-cell>
          <table:table-cell office:value-type="string" calcext:value-type="string">
            <text:p>livres</text:p>
          </table:table-cell>
          <table:table-cell office:value-type="float" office:value="4" calcext:value-type="float">
            <text:p>4,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2" table:formula="of:=[.L95]+([.M95]/20)+([.N95]/240)" office:value-type="float" office:value="4.25" calcext:value-type="float">
            <text:p>4,25000</text:p>
          </table:table-cell>
          <table:table-cell table:number-columns-repeated="3"/>
          <table:table-cell table:formula="of:=[.P95]+0.05*[.Q95]+[.R95]/240" office:value-type="float" office:value="0" calcext:value-type="float">
            <text:p>0</text:p>
          </table:table-cell>
          <table:table-cell table:formula="of:=[.J95]*[.O95]" office:value-type="float" office:value="231412.5" calcext:value-type="float">
            <text:p>231 412,5000</text:p>
          </table:table-cell>
          <table:table-cell table:formula="of:=[.S95]-[.T95]" office:value-type="float" office:value="-231412.5" calcext:value-type="float">
            <text:p>-231412,5</text:p>
          </table:table-cell>
          <table:table-cell table:number-columns-repeated="1003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toile de ménag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22" table:formula="of:=[.L96]+([.M96]/20)+([.N96]/240)" office:value-type="float" office:value="1.75" calcext:value-type="float">
            <text:p>1,75000</text:p>
          </table:table-cell>
          <table:table-cell table:number-columns-repeated="3"/>
          <table:table-cell table:formula="of:=[.P96]+0.05*[.Q96]+[.R96]/240" office:value-type="float" office:value="0" calcext:value-type="float">
            <text:p>0</text:p>
          </table:table-cell>
          <table:table-cell table:formula="of:=[.J96]*[.O96]" office:value-type="float" office:value="87.5" calcext:value-type="float">
            <text:p>87,5000</text:p>
          </table:table-cell>
          <table:table-cell table:formula="of:=[.S96]-[.T96]" office:value-type="float" office:value="-87.5" calcext:value-type="float">
            <text:p>-87,5</text:p>
          </table:table-cell>
          <table:table-cell table:number-columns-repeated="1003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toile peint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97]+([.M97]/20)+([.N97]/240)" office:value-type="float" office:value="2" calcext:value-type="float">
            <text:p>2,00000</text:p>
          </table:table-cell>
          <table:table-cell table:number-columns-repeated="3"/>
          <table:table-cell table:formula="of:=[.P97]+0.05*[.Q97]+[.R97]/240" office:value-type="float" office:value="0" calcext:value-type="float">
            <text:p>0</text:p>
          </table:table-cell>
          <table:table-cell table:formula="of:=[.J97]*[.O97]" office:value-type="float" office:value="48" calcext:value-type="float">
            <text:p>48,0000</text:p>
          </table:table-cell>
          <table:table-cell table:formula="of:=[.S97]-[.T97]" office:value-type="float" office:value="-48" calcext:value-type="float">
            <text:p>-48</text:p>
          </table:table-cell>
          <table:table-cell table:number-columns-repeated="1003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toile platill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384" calcext:value-type="float">
            <text:p>384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98]+([.M98]/20)+([.N98]/240)" office:value-type="float" office:value="1" calcext:value-type="float">
            <text:p>1,00000</text:p>
          </table:table-cell>
          <table:table-cell table:number-columns-repeated="3"/>
          <table:table-cell table:formula="of:=[.P98]+0.05*[.Q98]+[.R98]/240" office:value-type="float" office:value="0" calcext:value-type="float">
            <text:p>0</text:p>
          </table:table-cell>
          <table:table-cell table:formula="of:=[.J98]*[.O98]" office:value-type="float" office:value="384" calcext:value-type="float">
            <text:p>384,0000</text:p>
          </table:table-cell>
          <table:table-cell table:formula="of:=[.S98]-[.T98]" office:value-type="float" office:value="-384" calcext:value-type="float">
            <text:p>-384</text:p>
          </table:table-cell>
          <table:table-cell table:number-columns-repeated="1003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toile de Pontivy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1260" calcext:value-type="float">
            <text:p>1 26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99]+([.M99]/20)+([.N99]/240)" office:value-type="float" office:value="1.5" calcext:value-type="float">
            <text:p>1,50000</text:p>
          </table:table-cell>
          <table:table-cell table:number-columns-repeated="3"/>
          <table:table-cell table:formula="of:=[.P99]+0.05*[.Q99]+[.R99]/240" office:value-type="float" office:value="0" calcext:value-type="float">
            <text:p>0</text:p>
          </table:table-cell>
          <table:table-cell table:formula="of:=[.J99]*[.O99]" office:value-type="float" office:value="1890" calcext:value-type="float">
            <text:p>1 890,0000</text:p>
          </table:table-cell>
          <table:table-cell table:formula="of:=[.S99]-[.T99]" office:value-type="float" office:value="-1890" calcext:value-type="float">
            <text:p>-1890</text:p>
          </table:table-cell>
          <table:table-cell table:number-columns-repeated="1003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toile Roscon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55556" calcext:value-type="float">
            <text:p>55 556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2" table:formula="of:=[.L100]+([.M100]/20)+([.N100]/240)" office:value-type="float" office:value="0.9" calcext:value-type="float">
            <text:p>0,90000</text:p>
          </table:table-cell>
          <table:table-cell table:number-columns-repeated="3"/>
          <table:table-cell table:formula="of:=[.P100]+0.05*[.Q100]+[.R100]/240" office:value-type="float" office:value="0" calcext:value-type="float">
            <text:p>0</text:p>
          </table:table-cell>
          <table:table-cell table:formula="of:=[.J100]*[.O100]" office:value-type="float" office:value="50000.4" calcext:value-type="float">
            <text:p>50 000,4000</text:p>
          </table:table-cell>
          <table:table-cell table:formula="of:=[.S100]-[.T100]" office:value-type="float" office:value="-50000.4" calcext:value-type="float">
            <text:p>-50000,4</text:p>
          </table:table-cell>
          <table:table-cell table:number-columns-repeated="1003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toile rouss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4805" calcext:value-type="float">
            <text:p>4 805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101]+([.M101]/20)+([.N101]/240)" office:value-type="float" office:value="1" calcext:value-type="float">
            <text:p>1,00000</text:p>
          </table:table-cell>
          <table:table-cell table:number-columns-repeated="3"/>
          <table:table-cell table:formula="of:=[.P101]+0.05*[.Q101]+[.R101]/240" office:value-type="float" office:value="0" calcext:value-type="float">
            <text:p>0</text:p>
          </table:table-cell>
          <table:table-cell table:formula="of:=[.J101]*[.O101]" office:value-type="float" office:value="4805" calcext:value-type="float">
            <text:p>4 805,0000</text:p>
          </table:table-cell>
          <table:table-cell table:formula="of:=[.S101]-[.T101]" office:value-type="float" office:value="-4805" calcext:value-type="float">
            <text:p>-4805</text:p>
          </table:table-cell>
          <table:table-cell table:number-columns-repeated="1003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toile à voile 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53599" calcext:value-type="float">
            <text:p>53 599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style-name="ce22" table:formula="of:=[.L102]+([.M102]/20)+([.N102]/240)" office:value-type="float" office:value="0.85" calcext:value-type="float">
            <text:p>0,85000</text:p>
          </table:table-cell>
          <table:table-cell table:number-columns-repeated="3"/>
          <table:table-cell table:formula="of:=[.P102]+0.05*[.Q102]+[.R102]/240" office:value-type="float" office:value="0" calcext:value-type="float">
            <text:p>0</text:p>
          </table:table-cell>
          <table:table-cell table:formula="of:=[.J102]*[.O102]" office:value-type="float" office:value="45559.15" calcext:value-type="float">
            <text:p>45 559,1500</text:p>
          </table:table-cell>
          <table:table-cell table:formula="of:=[.S102]-[.T102]" office:value-type="float" office:value="-45559.15" calcext:value-type="float">
            <text:p>-45559,15</text:p>
          </table:table-cell>
          <table:table-cell table:number-columns-repeated="1003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v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rique</text:p>
          </table:table-cell>
          <table:table-cell office:value-type="float" office:value="22" calcext:value-type="float">
            <text:p>22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103]+([.M103]/20)+([.N103]/240)" office:value-type="float" office:value="22.5" calcext:value-type="float">
            <text:p>22,50000</text:p>
          </table:table-cell>
          <table:table-cell table:number-columns-repeated="3"/>
          <table:table-cell table:formula="of:=[.P103]+0.05*[.Q103]+[.R103]/240" office:value-type="float" office:value="0" calcext:value-type="float">
            <text:p>0</text:p>
          </table:table-cell>
          <table:table-cell table:formula="of:=[.J103]*[.O103]" office:value-type="float" office:value="22.5" calcext:value-type="float">
            <text:p>22,5000</text:p>
          </table:table-cell>
          <table:table-cell table:formula="of:=[.S103]-[.T103]" office:value-type="float" office:value="-22.5" calcext:value-type="float">
            <text:p>-22,5</text:p>
          </table:table-cell>
          <table:table-cell table:number-columns-repeated="1003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alu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Hollande</text:p>
          </table:table-cell>
          <table:table-cell office:value-type="float" office:value="2010" calcext:value-type="float">
            <text:p>2 01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104]+([.M104]/20)+([.N104]/240)" office:value-type="float" office:value="0.2" calcext:value-type="float">
            <text:p>0,20000</text:p>
          </table:table-cell>
          <table:table-cell table:number-columns-repeated="3"/>
          <table:table-cell table:formula="of:=[.P104]+0.05*[.Q104]+[.R104]/240" office:value-type="float" office:value="0" calcext:value-type="float">
            <text:p>0</text:p>
          </table:table-cell>
          <table:table-cell table:formula="of:=[.J104]*[.O104]" office:value-type="float" office:value="402" calcext:value-type="float">
            <text:p>402,0000</text:p>
          </table:table-cell>
          <table:table-cell table:formula="of:=[.S104]-[.T104]" office:value-type="float" office:value="-402" calcext:value-type="float">
            <text:p>-402</text:p>
          </table:table-cell>
          <table:table-cell table:number-columns-repeated="1003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9" calcext:value-type="float">
            <text:p>1759</text:p>
          </table:table-cell>
          <table:table-cell table:style-name="ce8" office:value-type="string" calcext:value-type="string">
            <text:p>bas de fil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Holland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douzain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2" table:formula="of:=[.L105]+([.M105]/20)+([.N105]/240)" office:value-type="float" office:value="30" calcext:value-type="float">
            <text:p>30,00000</text:p>
          </table:table-cell>
          <table:table-cell table:number-columns-repeated="3"/>
          <table:table-cell table:formula="of:=[.P105]+0.05*[.Q105]+[.R105]/240" office:value-type="float" office:value="0" calcext:value-type="float">
            <text:p>0</text:p>
          </table:table-cell>
          <table:table-cell table:formula="of:=[.J105]*[.O105]" office:value-type="float" office:value="900" calcext:value-type="float">
            <text:p>900,0000</text:p>
          </table:table-cell>
          <table:table-cell table:formula="of:=[.S105]-[.T105]" office:value-type="float" office:value="-900" calcext:value-type="float">
            <text:p>-900</text:p>
          </table:table-cell>
          <table:table-cell table:number-columns-repeated="1003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beuf salé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Hollande</text:p>
          </table:table-cell>
          <table:table-cell office:value-type="float" office:value="28" calcext:value-type="float">
            <text:p>28,00</text:p>
          </table:table-cell>
          <table:table-cell office:value-type="string" calcext:value-type="string">
            <text:p>quarts</text:p>
          </table:table-cell>
          <table:table-cell office:value-type="float" office:value="33" calcext:value-type="float">
            <text:p>33,000</text:p>
          </table:table-cell>
          <table:table-cell table:number-columns-repeated="2"/>
          <table:table-cell table:style-name="ce22" table:formula="of:=[.L106]+([.M106]/20)+([.N106]/240)" office:value-type="float" office:value="33" calcext:value-type="float">
            <text:p>33,00000</text:p>
          </table:table-cell>
          <table:table-cell table:number-columns-repeated="3"/>
          <table:table-cell table:formula="of:=[.P106]+0.05*[.Q106]+[.R106]/240" office:value-type="float" office:value="0" calcext:value-type="float">
            <text:p>0</text:p>
          </table:table-cell>
          <table:table-cell table:formula="of:=[.J106]*[.O106]" office:value-type="float" office:value="924" calcext:value-type="float">
            <text:p>924,0000</text:p>
          </table:table-cell>
          <table:table-cell table:formula="of:=[.S106]-[.T106]" office:value-type="float" office:value="-924" calcext:value-type="float">
            <text:p>-924</text:p>
          </table:table-cell>
          <table:table-cell table:number-columns-repeated="1003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beu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Hollande</text:p>
          </table:table-cell>
          <table:table-cell office:value-type="float" office:value="35299" calcext:value-type="float">
            <text:p>35 29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22" table:formula="of:=[.L107]+([.M107]/20)+([.N107]/240)" office:value-type="float" office:value="0.375" calcext:value-type="float">
            <text:p>0,37500</text:p>
          </table:table-cell>
          <table:table-cell table:number-columns-repeated="3"/>
          <table:table-cell table:formula="of:=[.P107]+0.05*[.Q107]+[.R107]/240" office:value-type="float" office:value="0" calcext:value-type="float">
            <text:p>0</text:p>
          </table:table-cell>
          <table:table-cell table:formula="of:=[.J107]*[.O107]" office:value-type="float" office:value="13237.125" calcext:value-type="float">
            <text:p>13 237,1250</text:p>
          </table:table-cell>
          <table:table-cell table:formula="of:=[.S107]-[.T107]" office:value-type="float" office:value="-13237.125" calcext:value-type="float">
            <text:p>-13237,13</text:p>
          </table:table-cell>
          <table:table-cell table:number-columns-repeated="1003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bois d'acajou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Hollande</text:p>
          </table:table-cell>
          <table:table-cell office:value-type="float" office:value="80" calcext:value-type="float">
            <text:p>80,00</text:p>
          </table:table-cell>
          <table:table-cell office:value-type="string" calcext:value-type="string">
            <text:p>pied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2" table:formula="of:=[.L108]+([.M108]/20)+([.N108]/240)" office:value-type="float" office:value="5" calcext:value-type="float">
            <text:p>5,00000</text:p>
          </table:table-cell>
          <table:table-cell table:number-columns-repeated="3"/>
          <table:table-cell table:formula="of:=[.P108]+0.05*[.Q108]+[.R108]/240" office:value-type="float" office:value="0" calcext:value-type="float">
            <text:p>0</text:p>
          </table:table-cell>
          <table:table-cell table:formula="of:=[.J108]*[.O108]" office:value-type="float" office:value="400" calcext:value-type="float">
            <text:p>400,0000</text:p>
          </table:table-cell>
          <table:table-cell table:formula="of:=[.S108]-[.T108]" office:value-type="float" office:value="-400" calcext:value-type="float">
            <text:p>-400</text:p>
          </table:table-cell>
          <table:table-cell table:number-columns-repeated="1003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9" calcext:value-type="float">
            <text:p>1759</text:p>
          </table:table-cell>
          <table:table-cell table:style-name="ce8" office:value-type="string" calcext:value-type="string">
            <text:p>bonnets de lai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Holland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douzaines</text:p>
          </table:table-cell>
          <table:table-cell office:value-type="float" office:value="16" calcext:value-type="float">
            <text:p>16,000</text:p>
          </table:table-cell>
          <table:table-cell table:number-columns-repeated="2"/>
          <table:table-cell table:style-name="ce22" table:formula="of:=[.L109]+([.M109]/20)+([.N109]/240)" office:value-type="float" office:value="16" calcext:value-type="float">
            <text:p>16,00000</text:p>
          </table:table-cell>
          <table:table-cell table:number-columns-repeated="3"/>
          <table:table-cell table:formula="of:=[.P109]+0.05*[.Q109]+[.R109]/240" office:value-type="float" office:value="0" calcext:value-type="float">
            <text:p>0</text:p>
          </table:table-cell>
          <table:table-cell table:formula="of:=[.J109]*[.O109]" office:value-type="float" office:value="96" calcext:value-type="float">
            <text:p>96,0000</text:p>
          </table:table-cell>
          <table:table-cell table:formula="of:=[.S109]-[.T109]" office:value-type="float" office:value="-96" calcext:value-type="float">
            <text:p>-96</text:p>
          </table:table-cell>
          <table:table-cell table:number-columns-repeated="1003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9" calcext:value-type="float">
            <text:p>1759</text:p>
          </table:table-cell>
          <table:table-cell table:style-name="ce8" office:value-type="string" calcext:value-type="string">
            <text:p>caffé de Bourbo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Hollande</text:p>
          </table:table-cell>
          <table:table-cell office:value-type="float" office:value="10700" calcext:value-type="float">
            <text:p>10 7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style-name="ce22" table:formula="of:=[.L110]+([.M110]/20)+([.N110]/240)" office:value-type="float" office:value="0.775" calcext:value-type="float">
            <text:p>0,77500</text:p>
          </table:table-cell>
          <table:table-cell table:number-columns-repeated="3"/>
          <table:table-cell table:formula="of:=[.P110]+0.05*[.Q110]+[.R110]/240" office:value-type="float" office:value="0" calcext:value-type="float">
            <text:p>0</text:p>
          </table:table-cell>
          <table:table-cell table:formula="of:=[.J110]*[.O110]" office:value-type="float" office:value="8292.5" calcext:value-type="float">
            <text:p>8 292,5000</text:p>
          </table:table-cell>
          <table:table-cell table:formula="of:=[.S110]-[.T110]" office:value-type="float" office:value="-8292.5" calcext:value-type="float">
            <text:p>-8292,5</text:p>
          </table:table-cell>
          <table:table-cell table:number-columns-repeated="1003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9" calcext:value-type="float">
            <text:p>1759</text:p>
          </table:table-cell>
          <table:table-cell table:style-name="ce8" office:value-type="string" calcext:value-type="string">
            <text:p>caffé des Isl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Hollande</text:p>
          </table:table-cell>
          <table:table-cell office:value-type="float" office:value="4675" calcext:value-type="float">
            <text:p>4 67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style-name="ce22" table:formula="of:=[.L111]+([.M111]/20)+([.N111]/240)" office:value-type="float" office:value="0.7" calcext:value-type="float">
            <text:p>0,70000</text:p>
          </table:table-cell>
          <table:table-cell table:number-columns-repeated="3"/>
          <table:table-cell table:formula="of:=[.P111]+0.05*[.Q111]+[.R111]/240" office:value-type="float" office:value="0" calcext:value-type="float">
            <text:p>0</text:p>
          </table:table-cell>
          <table:table-cell table:formula="of:=[.J111]*[.O111]" office:value-type="float" office:value="3272.5" calcext:value-type="float">
            <text:p>3 272,5000</text:p>
          </table:table-cell>
          <table:table-cell table:formula="of:=[.S111]-[.T111]" office:value-type="float" office:value="-3272.5" calcext:value-type="float">
            <text:p>-3272,5</text:p>
          </table:table-cell>
          <table:table-cell table:number-columns-repeated="1003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cendre vedass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Hollande</text:p>
          </table:table-cell>
          <table:table-cell office:value-type="float" office:value="6000" calcext:value-type="float">
            <text:p>6 000,00</text:p>
          </table:table-cell>
          <table:table-cell office:value-type="string" calcext:value-type="string">
            <text:p>livres</text:p>
          </table:table-cell>
          <table:table-cell office:value-type="float" office:value="0.4" calcext:value-type="float">
            <text:p>0,400</text:p>
          </table:table-cell>
          <table:table-cell table:number-columns-repeated="2"/>
          <table:table-cell table:style-name="ce22" table:formula="of:=[.L112]+([.M112]/20)+([.N112]/240)" office:value-type="float" office:value="0.4" calcext:value-type="float">
            <text:p>0,40000</text:p>
          </table:table-cell>
          <table:table-cell table:number-columns-repeated="3"/>
          <table:table-cell table:formula="of:=[.P112]+0.05*[.Q112]+[.R112]/240" office:value-type="float" office:value="0" calcext:value-type="float">
            <text:p>0</text:p>
          </table:table-cell>
          <table:table-cell table:formula="of:=[.J112]*[.O112]" office:value-type="float" office:value="2400" calcext:value-type="float">
            <text:p>2 400,0000</text:p>
          </table:table-cell>
          <table:table-cell table:formula="of:=[.S112]-[.T112]" office:value-type="float" office:value="-2400" calcext:value-type="float">
            <text:p>-2400</text:p>
          </table:table-cell>
          <table:table-cell office:value-type="string" calcext:value-type="string">
            <text:p>À 40 L %</text:p>
          </table:table-cell>
          <table:table-cell table:number-columns-repeated="1002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chandell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Holland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2" table:formula="of:=[.L113]+([.M113]/20)+([.N113]/240)" office:value-type="float" office:value="0.4" calcext:value-type="float">
            <text:p>0,40000</text:p>
          </table:table-cell>
          <table:table-cell table:number-columns-repeated="3"/>
          <table:table-cell table:formula="of:=[.P113]+0.05*[.Q113]+[.R113]/240" office:value-type="float" office:value="0" calcext:value-type="float">
            <text:p>0</text:p>
          </table:table-cell>
          <table:table-cell table:formula="of:=[.J113]*[.O113]" office:value-type="float" office:value="80" calcext:value-type="float">
            <text:p>80,0000</text:p>
          </table:table-cell>
          <table:table-cell table:formula="of:=[.S113]-[.T113]" office:value-type="float" office:value="-80" calcext:value-type="float">
            <text:p>-80</text:p>
          </table:table-cell>
          <table:table-cell table:number-columns-repeated="1003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chapeaux commun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Hollande</text:p>
          </table:table-cell>
          <table:table-cell office:value-type="float" office:value="139" calcext:value-type="float">
            <text:p>139,00</text:p>
          </table:table-cell>
          <table:table-cell office:value-type="string" calcext:value-type="string">
            <text:p>en nombre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2" table:formula="of:=[.L114]+([.M114]/20)+([.N114]/240)" office:value-type="float" office:value="5" calcext:value-type="float">
            <text:p>5,00000</text:p>
          </table:table-cell>
          <table:table-cell table:number-columns-repeated="3"/>
          <table:table-cell table:formula="of:=[.P114]+0.05*[.Q114]+[.R114]/240" office:value-type="float" office:value="0" calcext:value-type="float">
            <text:p>0</text:p>
          </table:table-cell>
          <table:table-cell table:formula="of:=[.J114]*[.O114]" office:value-type="float" office:value="695" calcext:value-type="float">
            <text:p>695,0000</text:p>
          </table:table-cell>
          <table:table-cell table:formula="of:=[.S114]-[.T114]" office:value-type="float" office:value="-695" calcext:value-type="float">
            <text:p>-695</text:p>
          </table:table-cell>
          <table:table-cell table:number-columns-repeated="1003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drap noir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Holland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aun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2" table:formula="of:=[.L115]+([.M115]/20)+([.N115]/240)" office:value-type="float" office:value="12" calcext:value-type="float">
            <text:p>12,00000</text:p>
          </table:table-cell>
          <table:table-cell table:number-columns-repeated="3"/>
          <table:table-cell table:formula="of:=[.P115]+0.05*[.Q115]+[.R115]/240" office:value-type="float" office:value="0" calcext:value-type="float">
            <text:p>0</text:p>
          </table:table-cell>
          <table:table-cell table:formula="of:=[.J115]*[.O115]" office:value-type="float" office:value="48" calcext:value-type="float">
            <text:p>48,0000</text:p>
          </table:table-cell>
          <table:table-cell table:formula="of:=[.S115]-[.T115]" office:value-type="float" office:value="-48" calcext:value-type="float">
            <text:p>-48</text:p>
          </table:table-cell>
          <table:table-cell table:number-columns-repeated="1003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eau de Bristol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Hollande</text:p>
          </table:table-cell>
          <table:table-cell office:value-type="float" office:value="400" calcext:value-type="float">
            <text:p>400,00</text:p>
          </table:table-cell>
          <table:table-cell office:value-type="string" calcext:value-type="string">
            <text:p>bouteill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2" table:formula="of:=[.L116]+([.M116]/20)+([.N116]/240)" office:value-type="float" office:value="0.15" calcext:value-type="float">
            <text:p>0,15000</text:p>
          </table:table-cell>
          <table:table-cell table:number-columns-repeated="3"/>
          <table:table-cell table:formula="of:=[.P116]+0.05*[.Q116]+[.R116]/240" office:value-type="float" office:value="0" calcext:value-type="float">
            <text:p>0</text:p>
          </table:table-cell>
          <table:table-cell table:formula="of:=[.J116]*[.O116]" office:value-type="float" office:value="60" calcext:value-type="float">
            <text:p>60,0000</text:p>
          </table:table-cell>
          <table:table-cell table:formula="of:=[.S116]-[.T116]" office:value-type="float" office:value="-60" calcext:value-type="float">
            <text:p>-60</text:p>
          </table:table-cell>
          <table:table-cell table:number-columns-repeated="1003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Hollande</text:p>
          </table:table-cell>
          <table:table-cell office:value-type="float" office:value="500" calcext:value-type="float">
            <text:p>500,00</text:p>
          </table:table-cell>
          <table:table-cell office:value-type="string" calcext:value-type="string">
            <text:p>veltes</text:p>
          </table:table-cell>
          <table:table-cell office:value-type="float" office:value="3" calcext:value-type="float">
            <text:p>3,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2" table:formula="of:=[.L117]+([.M117]/20)+([.N117]/240)" office:value-type="float" office:value="3.25" calcext:value-type="float">
            <text:p>3,25000</text:p>
          </table:table-cell>
          <table:table-cell table:number-columns-repeated="3"/>
          <table:table-cell table:formula="of:=[.P117]+0.05*[.Q117]+[.R117]/240" office:value-type="float" office:value="0" calcext:value-type="float">
            <text:p>0</text:p>
          </table:table-cell>
          <table:table-cell table:formula="of:=[.J117]*[.O117]" office:value-type="float" office:value="1625" calcext:value-type="float">
            <text:p>1 625,0000</text:p>
          </table:table-cell>
          <table:table-cell table:formula="of:=[.S117]-[.T117]" office:value-type="float" office:value="-1625" calcext:value-type="float">
            <text:p>-1625</text:p>
          </table:table-cell>
          <table:table-cell table:number-columns-repeated="1003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fayanc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Hollande</text:p>
          </table:table-cell>
          <table:table-cell office:value-type="float" office:value="236" calcext:value-type="float">
            <text:p>236,00</text:p>
          </table:table-cell>
          <table:table-cell office:value-type="string" calcext:value-type="string">
            <text:p>pièc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2" table:formula="of:=[.L118]+([.M118]/20)+([.N118]/240)" office:value-type="float" office:value="0.5" calcext:value-type="float">
            <text:p>0,50000</text:p>
          </table:table-cell>
          <table:table-cell table:number-columns-repeated="3"/>
          <table:table-cell table:formula="of:=[.P118]+0.05*[.Q118]+[.R118]/240" office:value-type="float" office:value="0" calcext:value-type="float">
            <text:p>0</text:p>
          </table:table-cell>
          <table:table-cell table:formula="of:=[.J118]*[.O118]" office:value-type="float" office:value="118" calcext:value-type="float">
            <text:p>118,0000</text:p>
          </table:table-cell>
          <table:table-cell table:formula="of:=[.S118]-[.T118]" office:value-type="float" office:value="-118" calcext:value-type="float">
            <text:p>-118</text:p>
          </table:table-cell>
          <table:table-cell table:number-columns-repeated="1003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graine de l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Hollande</text:p>
          </table:table-cell>
          <table:table-cell office:value-type="float" office:value="283550" calcext:value-type="float">
            <text:p>283 5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2" table:formula="of:=[.L119]+([.M119]/20)+([.N119]/240)" office:value-type="float" office:value="0.15" calcext:value-type="float">
            <text:p>0,15000</text:p>
          </table:table-cell>
          <table:table-cell table:number-columns-repeated="3"/>
          <table:table-cell table:formula="of:=[.P119]+0.05*[.Q119]+[.R119]/240" office:value-type="float" office:value="0" calcext:value-type="float">
            <text:p>0</text:p>
          </table:table-cell>
          <table:table-cell table:formula="of:=[.J119]*[.O119]" office:value-type="float" office:value="42532.5" calcext:value-type="float">
            <text:p>42 532,5000</text:p>
          </table:table-cell>
          <table:table-cell table:formula="of:=[.S119]-[.T119]" office:value-type="float" office:value="-42532.5" calcext:value-type="float">
            <text:p>-42532,5</text:p>
          </table:table-cell>
          <table:table-cell table:number-columns-repeated="1003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graiss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Hollande</text:p>
          </table:table-cell>
          <table:table-cell office:value-type="float" office:value="135230" calcext:value-type="float">
            <text:p>135 23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2" table:formula="of:=[.L120]+([.M120]/20)+([.N120]/240)" office:value-type="float" office:value="0.25" calcext:value-type="float">
            <text:p>0,25000</text:p>
          </table:table-cell>
          <table:table-cell table:number-columns-repeated="3"/>
          <table:table-cell table:formula="of:=[.P120]+0.05*[.Q120]+[.R120]/240" office:value-type="float" office:value="0" calcext:value-type="float">
            <text:p>0</text:p>
          </table:table-cell>
          <table:table-cell table:formula="of:=[.J120]*[.O120]" office:value-type="float" office:value="33807.5" calcext:value-type="float">
            <text:p>33 807,5000</text:p>
          </table:table-cell>
          <table:table-cell table:formula="of:=[.S120]-[.T120]" office:value-type="float" office:value="-33807.5" calcext:value-type="float">
            <text:p>-33807,5</text:p>
          </table:table-cell>
          <table:table-cell table:number-columns-repeated="1003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9" calcext:value-type="float">
            <text:p>1759</text:p>
          </table:table-cell>
          <table:table-cell table:style-name="ce9" office:value-type="string" calcext:value-type="string">
            <text:p>gruau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Hollande</text:p>
          </table:table-cell>
          <table:table-cell office:value-type="float" office:value="1003" calcext:value-type="float">
            <text:p>1 00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22" table:formula="of:=[.L121]+([.M121]/20)+([.N121]/240)" office:value-type="float" office:value="0.075" calcext:value-type="float">
            <text:p>0,07500</text:p>
          </table:table-cell>
          <table:table-cell table:number-columns-repeated="3"/>
          <table:table-cell table:formula="of:=[.P121]+0.05*[.Q121]+[.R121]/240" office:value-type="float" office:value="0" calcext:value-type="float">
            <text:p>0</text:p>
          </table:table-cell>
          <table:table-cell table:formula="of:=[.J121]*[.O121]" office:value-type="float" office:value="75.225" calcext:value-type="float">
            <text:p>75,2250</text:p>
          </table:table-cell>
          <table:table-cell table:formula="of:=[.S121]-[.T121]" office:value-type="float" office:value="-75.225" calcext:value-type="float">
            <text:p>-75,23</text:p>
          </table:table-cell>
          <table:table-cell table:number-columns-repeated="1003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guiné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Hollande</text:p>
          </table:table-cell>
          <table:table-cell office:value-type="float" office:value="31496" calcext:value-type="float">
            <text:p>31 496,00</text:p>
          </table:table-cell>
          <table:table-cell office:value-type="string" calcext:value-type="string">
            <text:p>pièce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2" table:formula="of:=[.L122]+([.M122]/20)+([.N122]/240)" office:value-type="float" office:value="18" calcext:value-type="float">
            <text:p>18,00000</text:p>
          </table:table-cell>
          <table:table-cell table:number-columns-repeated="3"/>
          <table:table-cell table:formula="of:=[.P122]+0.05*[.Q122]+[.R122]/240" office:value-type="float" office:value="0" calcext:value-type="float">
            <text:p>0</text:p>
          </table:table-cell>
          <table:table-cell table:formula="of:=[.J122]*[.O122]" office:value-type="float" office:value="566928" calcext:value-type="float">
            <text:p>566 928,0000</text:p>
          </table:table-cell>
          <table:table-cell table:formula="of:=[.S122]-[.T122]" office:value-type="float" office:value="-566928" calcext:value-type="float">
            <text:p>-566928</text:p>
          </table:table-cell>
          <table:table-cell table:number-columns-repeated="1003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huitres à la daub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Holland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demi-barique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2" table:formula="of:=[.L123]+([.M123]/20)+([.N123]/240)" office:value-type="float" office:value="18" calcext:value-type="float">
            <text:p>18,00000</text:p>
          </table:table-cell>
          <table:table-cell table:number-columns-repeated="3"/>
          <table:table-cell table:formula="of:=[.P123]+0.05*[.Q123]+[.R123]/240" office:value-type="float" office:value="0" calcext:value-type="float">
            <text:p>0</text:p>
          </table:table-cell>
          <table:table-cell table:formula="of:=[.J123]*[.O123]" office:value-type="float" office:value="108" calcext:value-type="float">
            <text:p>108,0000</text:p>
          </table:table-cell>
          <table:table-cell table:formula="of:=[.S123]-[.T123]" office:value-type="float" office:value="-108" calcext:value-type="float">
            <text:p>-108</text:p>
          </table:table-cell>
          <table:table-cell office:value-type="string" calcext:value-type="string">
            <text:p>prix incertain</text:p>
          </table:table-cell>
          <table:table-cell table:number-columns-repeated="1002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huitres à la daub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Hollande</text:p>
          </table:table-cell>
          <table:table-cell office:value-type="float" office:value="1521" calcext:value-type="float">
            <text:p>1 521,00</text:p>
          </table:table-cell>
          <table:table-cell office:value-type="string" calcext:value-type="string">
            <text:p>petits baril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124]+([.M124]/20)+([.N124]/240)" office:value-type="float" office:value="10" calcext:value-type="float">
            <text:p>10,00000</text:p>
          </table:table-cell>
          <table:table-cell table:number-columns-repeated="3"/>
          <table:table-cell table:formula="of:=[.P124]+0.05*[.Q124]+[.R124]/240" office:value-type="float" office:value="0" calcext:value-type="float">
            <text:p>0</text:p>
          </table:table-cell>
          <table:table-cell table:formula="of:=[.J124]*[.O124]" office:value-type="float" office:value="15210" calcext:value-type="float">
            <text:p>15 210,0000</text:p>
          </table:table-cell>
          <table:table-cell table:formula="of:=[.S124]-[.T124]" office:value-type="float" office:value="-15210" calcext:value-type="float">
            <text:p>-15210</text:p>
          </table:table-cell>
          <table:table-cell table:number-columns-repeated="1003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indien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Hollande</text:p>
          </table:table-cell>
          <table:table-cell office:value-type="float" office:value="268" calcext:value-type="float">
            <text:p>268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125]+([.M125]/20)+([.N125]/240)" office:value-type="float" office:value="2" calcext:value-type="float">
            <text:p>2,00000</text:p>
          </table:table-cell>
          <table:table-cell table:number-columns-repeated="3"/>
          <table:table-cell table:formula="of:=[.P125]+0.05*[.Q125]+[.R125]/240" office:value-type="float" office:value="0" calcext:value-type="float">
            <text:p>0</text:p>
          </table:table-cell>
          <table:table-cell table:formula="of:=[.J125]*[.O125]" office:value-type="float" office:value="536" calcext:value-type="float">
            <text:p>536,0000</text:p>
          </table:table-cell>
          <table:table-cell table:formula="of:=[.S125]-[.T125]" office:value-type="float" office:value="-536" calcext:value-type="float">
            <text:p>-536</text:p>
          </table:table-cell>
          <table:table-cell table:number-columns-repeated="1003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lard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Hollande</text:p>
          </table:table-cell>
          <table:table-cell office:value-type="float" office:value="122" calcext:value-type="float">
            <text:p>122,00</text:p>
          </table:table-cell>
          <table:table-cell office:value-type="string" calcext:value-type="string">
            <text:p>quart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2" table:formula="of:=[.L126]+([.M126]/20)+([.N126]/240)" office:value-type="float" office:value="40" calcext:value-type="float">
            <text:p>40,00000</text:p>
          </table:table-cell>
          <table:table-cell table:number-columns-repeated="3"/>
          <table:table-cell table:formula="of:=[.P126]+0.05*[.Q126]+[.R126]/240" office:value-type="float" office:value="0" calcext:value-type="float">
            <text:p>0</text:p>
          </table:table-cell>
          <table:table-cell table:formula="of:=[.J126]*[.O126]" office:value-type="float" office:value="4880" calcext:value-type="float">
            <text:p>4 880,0000</text:p>
          </table:table-cell>
          <table:table-cell table:formula="of:=[.S126]-[.T126]" office:value-type="float" office:value="-4880" calcext:value-type="float">
            <text:p>-4880</text:p>
          </table:table-cell>
          <table:table-cell table:number-columns-repeated="1003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lièg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Hollande</text:p>
          </table:table-cell>
          <table:table-cell office:value-type="float" office:value="1475" calcext:value-type="float">
            <text:p>1 47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2" table:formula="of:=[.L127]+([.M127]/20)+([.N127]/240)" office:value-type="float" office:value="0.1" calcext:value-type="float">
            <text:p>0,10000</text:p>
          </table:table-cell>
          <table:table-cell table:number-columns-repeated="3"/>
          <table:table-cell table:formula="of:=[.P127]+0.05*[.Q127]+[.R127]/240" office:value-type="float" office:value="0" calcext:value-type="float">
            <text:p>0</text:p>
          </table:table-cell>
          <table:table-cell table:formula="of:=[.J127]*[.O127]" office:value-type="float" office:value="147.5" calcext:value-type="float">
            <text:p>147,5000</text:p>
          </table:table-cell>
          <table:table-cell table:formula="of:=[.S127]-[.T127]" office:value-type="float" office:value="-147.5" calcext:value-type="float">
            <text:p>-147,5</text:p>
          </table:table-cell>
          <table:table-cell table:number-columns-repeated="1003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miel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Hollande</text:p>
          </table:table-cell>
          <table:table-cell office:value-type="float" office:value="548449" calcext:value-type="float">
            <text:p>548 44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2" table:formula="of:=[.L128]+([.M128]/20)+([.N128]/240)" office:value-type="float" office:value="0.1" calcext:value-type="float">
            <text:p>0,10000</text:p>
          </table:table-cell>
          <table:table-cell table:number-columns-repeated="3"/>
          <table:table-cell table:formula="of:=[.P128]+0.05*[.Q128]+[.R128]/240" office:value-type="float" office:value="0" calcext:value-type="float">
            <text:p>0</text:p>
          </table:table-cell>
          <table:table-cell table:formula="of:=[.J128]*[.O128]" office:value-type="float" office:value="54844.9" calcext:value-type="float">
            <text:p>54 844,9000</text:p>
          </table:table-cell>
          <table:table-cell table:formula="of:=[.S128]-[.T128]" office:value-type="float" office:value="-54844.9" calcext:value-type="float">
            <text:p>-54844,9</text:p>
          </table:table-cell>
          <table:table-cell table:number-columns-repeated="1003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mouchoirs de Bengal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Hollande</text:p>
          </table:table-cell>
          <table:table-cell office:value-type="float" office:value="378" calcext:value-type="float">
            <text:p>378,00</text:p>
          </table:table-cell>
          <table:table-cell office:value-type="string" calcext:value-type="string">
            <text:p>pièces</text:p>
          </table:table-cell>
          <table:table-cell office:value-type="float" office:value="17" calcext:value-type="float">
            <text:p>17,000</text:p>
          </table:table-cell>
          <table:table-cell table:number-columns-repeated="2"/>
          <table:table-cell table:style-name="ce22" table:formula="of:=[.L129]+([.M129]/20)+([.N129]/240)" office:value-type="float" office:value="17" calcext:value-type="float">
            <text:p>17,00000</text:p>
          </table:table-cell>
          <table:table-cell table:number-columns-repeated="3"/>
          <table:table-cell table:formula="of:=[.P129]+0.05*[.Q129]+[.R129]/240" office:value-type="float" office:value="0" calcext:value-type="float">
            <text:p>0</text:p>
          </table:table-cell>
          <table:table-cell table:formula="of:=[.J129]*[.O129]" office:value-type="float" office:value="6426" calcext:value-type="float">
            <text:p>6 426,0000</text:p>
          </table:table-cell>
          <table:table-cell table:formula="of:=[.S129]-[.T129]" office:value-type="float" office:value="-6426" calcext:value-type="float">
            <text:p>-6426</text:p>
          </table:table-cell>
          <table:table-cell table:number-columns-repeated="1003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mouchoirs de soy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Hollande</text:p>
          </table:table-cell>
          <table:table-cell office:value-type="float" office:value="412.75" calcext:value-type="float">
            <text:p>412,75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130]+([.M130]/20)+([.N130]/240)" office:value-type="float" office:value="2" calcext:value-type="float">
            <text:p>2,00000</text:p>
          </table:table-cell>
          <table:table-cell table:number-columns-repeated="3"/>
          <table:table-cell table:formula="of:=[.P130]+0.05*[.Q130]+[.R130]/240" office:value-type="float" office:value="0" calcext:value-type="float">
            <text:p>0</text:p>
          </table:table-cell>
          <table:table-cell table:formula="of:=[.J130]*[.O130]" office:value-type="float" office:value="825.5" calcext:value-type="float">
            <text:p>825,5000</text:p>
          </table:table-cell>
          <table:table-cell table:formula="of:=[.S130]-[.T130]" office:value-type="float" office:value="-825.5" calcext:value-type="float">
            <text:p>-825,5</text:p>
          </table:table-cell>
          <table:table-cell table:number-columns-repeated="1003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papier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Hollande</text:p>
          </table:table-cell>
          <table:table-cell office:value-type="float" office:value="21120" calcext:value-type="float">
            <text:p>21 12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2" table:formula="of:=[.L131]+([.M131]/20)+([.N131]/240)" office:value-type="float" office:value="0.6" calcext:value-type="float">
            <text:p>0,60000</text:p>
          </table:table-cell>
          <table:table-cell table:number-columns-repeated="3"/>
          <table:table-cell table:formula="of:=[.P131]+0.05*[.Q131]+[.R131]/240" office:value-type="float" office:value="0" calcext:value-type="float">
            <text:p>0</text:p>
          </table:table-cell>
          <table:table-cell table:formula="of:=[.J131]*[.O131]" office:value-type="float" office:value="12672" calcext:value-type="float">
            <text:p>12 672,0000</text:p>
          </table:table-cell>
          <table:table-cell table:formula="of:=[.S131]-[.T131]" office:value-type="float" office:value="-12672" calcext:value-type="float">
            <text:p>-12672</text:p>
          </table:table-cell>
          <table:table-cell table:number-columns-repeated="1003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papier batard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Hollande</text:p>
          </table:table-cell>
          <table:table-cell office:value-type="float" office:value="19352" calcext:value-type="float">
            <text:p>19 352,00</text:p>
          </table:table-cell>
          <table:table-cell office:value-type="string" calcext:value-type="string">
            <text:p>ram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2" table:formula="of:=[.L132]+([.M132]/20)+([.N132]/240)" office:value-type="float" office:value="2.5" calcext:value-type="float">
            <text:p>2,50000</text:p>
          </table:table-cell>
          <table:table-cell table:number-columns-repeated="3"/>
          <table:table-cell table:formula="of:=[.P132]+0.05*[.Q132]+[.R132]/240" office:value-type="float" office:value="0" calcext:value-type="float">
            <text:p>0</text:p>
          </table:table-cell>
          <table:table-cell table:formula="of:=[.J132]*[.O132]" office:value-type="float" office:value="48380" calcext:value-type="float">
            <text:p>48 380,0000</text:p>
          </table:table-cell>
          <table:table-cell table:formula="of:=[.S132]-[.T132]" office:value-type="float" office:value="-48380" calcext:value-type="float">
            <text:p>-48380</text:p>
          </table:table-cell>
          <table:table-cell table:number-columns-repeated="1003"/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papier bule blanch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Hollande</text:p>
          </table:table-cell>
          <table:table-cell office:value-type="float" office:value="3032" calcext:value-type="float">
            <text:p>3 032,00</text:p>
          </table:table-cell>
          <table:table-cell office:value-type="string" calcext:value-type="string">
            <text:p>ram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2" table:formula="of:=[.L133]+([.M133]/20)+([.N133]/240)" office:value-type="float" office:value="4" calcext:value-type="float">
            <text:p>4,00000</text:p>
          </table:table-cell>
          <table:table-cell table:number-columns-repeated="3"/>
          <table:table-cell table:formula="of:=[.P133]+0.05*[.Q133]+[.R133]/240" office:value-type="float" office:value="0" calcext:value-type="float">
            <text:p>0</text:p>
          </table:table-cell>
          <table:table-cell table:formula="of:=[.J133]*[.O133]" office:value-type="float" office:value="12128" calcext:value-type="float">
            <text:p>12 128,0000</text:p>
          </table:table-cell>
          <table:table-cell table:formula="of:=[.S133]-[.T133]" office:value-type="float" office:value="-12128" calcext:value-type="float">
            <text:p>-12128</text:p>
          </table:table-cell>
          <table:table-cell table:number-columns-repeated="1003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papier à l'ecu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Hollande</text:p>
          </table:table-cell>
          <table:table-cell office:value-type="float" office:value="1300" calcext:value-type="float">
            <text:p>1 300,00</text:p>
          </table:table-cell>
          <table:table-cell office:value-type="string" calcext:value-type="string">
            <text:p>ram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134]+([.M134]/20)+([.N134]/240)" office:value-type="float" office:value="10" calcext:value-type="float">
            <text:p>10,00000</text:p>
          </table:table-cell>
          <table:table-cell table:number-columns-repeated="3"/>
          <table:table-cell table:formula="of:=[.P134]+0.05*[.Q134]+[.R134]/240" office:value-type="float" office:value="0" calcext:value-type="float">
            <text:p>0</text:p>
          </table:table-cell>
          <table:table-cell table:formula="of:=[.J134]*[.O134]" office:value-type="float" office:value="13000" calcext:value-type="float">
            <text:p>13 000,0000</text:p>
          </table:table-cell>
          <table:table-cell table:formula="of:=[.S134]-[.T134]" office:value-type="float" office:value="-13000" calcext:value-type="float">
            <text:p>-13000</text:p>
          </table:table-cell>
          <table:table-cell table:number-columns-repeated="1003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papier à l'etoil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Hollande</text:p>
          </table:table-cell>
          <table:table-cell office:value-type="float" office:value="1534" calcext:value-type="float">
            <text:p>1 534,00</text:p>
          </table:table-cell>
          <table:table-cell office:value-type="string" calcext:value-type="string">
            <text:p>ram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2" table:formula="of:=[.L135]+([.M135]/20)+([.N135]/240)" office:value-type="float" office:value="6" calcext:value-type="float">
            <text:p>6,00000</text:p>
          </table:table-cell>
          <table:table-cell table:number-columns-repeated="3"/>
          <table:table-cell table:formula="of:=[.P135]+0.05*[.Q135]+[.R135]/240" office:value-type="float" office:value="0" calcext:value-type="float">
            <text:p>0</text:p>
          </table:table-cell>
          <table:table-cell table:formula="of:=[.J135]*[.O135]" office:value-type="float" office:value="9204" calcext:value-type="float">
            <text:p>9 204,0000</text:p>
          </table:table-cell>
          <table:table-cell table:formula="of:=[.S135]-[.T135]" office:value-type="float" office:value="-9204" calcext:value-type="float">
            <text:p>-9204</text:p>
          </table:table-cell>
          <table:table-cell table:number-columns-repeated="1003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papier gene f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Hollande</text:p>
          </table:table-cell>
          <table:table-cell office:value-type="float" office:value="19868" calcext:value-type="float">
            <text:p>19 868,00</text:p>
          </table:table-cell>
          <table:table-cell office:value-type="string" calcext:value-type="string">
            <text:p>ram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2" table:formula="of:=[.L136]+([.M136]/20)+([.N136]/240)" office:value-type="float" office:value="15" calcext:value-type="float">
            <text:p>15,00000</text:p>
          </table:table-cell>
          <table:table-cell table:number-columns-repeated="3"/>
          <table:table-cell table:formula="of:=[.P136]+0.05*[.Q136]+[.R136]/240" office:value-type="float" office:value="0" calcext:value-type="float">
            <text:p>0</text:p>
          </table:table-cell>
          <table:table-cell table:formula="of:=[.J136]*[.O136]" office:value-type="float" office:value="298020" calcext:value-type="float">
            <text:p>298 020,0000</text:p>
          </table:table-cell>
          <table:table-cell table:formula="of:=[.S136]-[.T136]" office:value-type="float" office:value="-298020" calcext:value-type="float">
            <text:p>-298020</text:p>
          </table:table-cell>
          <table:table-cell table:number-columns-repeated="1003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peaux de veau corroyé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Holland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douzain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2" table:formula="of:=[.L137]+([.M137]/20)+([.N137]/240)" office:value-type="float" office:value="24" calcext:value-type="float">
            <text:p>24,00000</text:p>
          </table:table-cell>
          <table:table-cell table:number-columns-repeated="3"/>
          <table:table-cell table:formula="of:=[.P137]+0.05*[.Q137]+[.R137]/240" office:value-type="float" office:value="0" calcext:value-type="float">
            <text:p>0</text:p>
          </table:table-cell>
          <table:table-cell table:formula="of:=[.J137]*[.O137]" office:value-type="float" office:value="480" calcext:value-type="float">
            <text:p>480,0000</text:p>
          </table:table-cell>
          <table:table-cell table:formula="of:=[.S137]-[.T137]" office:value-type="float" office:value="-480" calcext:value-type="float">
            <text:p>-480</text:p>
          </table:table-cell>
          <table:table-cell table:number-columns-repeated="1003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porcelai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Hollande</text:p>
          </table:table-cell>
          <table:table-cell office:value-type="float" office:value="1100" calcext:value-type="float">
            <text:p>1 100,00</text:p>
          </table:table-cell>
          <table:table-cell office:value-type="string" calcext:value-type="string">
            <text:p>livr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2" table:formula="of:=[.L138]+([.M138]/20)+([.N138]/240)" office:value-type="float" office:value="5" calcext:value-type="float">
            <text:p>5,00000</text:p>
          </table:table-cell>
          <table:table-cell table:number-columns-repeated="3"/>
          <table:table-cell table:formula="of:=[.P138]+0.05*[.Q138]+[.R138]/240" office:value-type="float" office:value="0" calcext:value-type="float">
            <text:p>0</text:p>
          </table:table-cell>
          <table:table-cell table:formula="of:=[.J138]*[.O138]" office:value-type="float" office:value="5500" calcext:value-type="float">
            <text:p>5 500,0000</text:p>
          </table:table-cell>
          <table:table-cell table:formula="of:=[.S138]-[.T138]" office:value-type="float" office:value="-5500" calcext:value-type="float">
            <text:p>-5500</text:p>
          </table:table-cell>
          <table:table-cell table:number-columns-repeated="1003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riz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Hollande</text:p>
          </table:table-cell>
          <table:table-cell office:value-type="float" office:value="55500" calcext:value-type="float">
            <text:p>55 5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139]+([.M139]/20)+([.N139]/240)" office:value-type="float" office:value="0.2" calcext:value-type="float">
            <text:p>0,20000</text:p>
          </table:table-cell>
          <table:table-cell table:number-columns-repeated="3"/>
          <table:table-cell table:formula="of:=[.P139]+0.05*[.Q139]+[.R139]/240" office:value-type="float" office:value="0" calcext:value-type="float">
            <text:p>0</text:p>
          </table:table-cell>
          <table:table-cell table:formula="of:=[.J139]*[.O139]" office:value-type="float" office:value="11100" calcext:value-type="float">
            <text:p>11 100,0000</text:p>
          </table:table-cell>
          <table:table-cell table:formula="of:=[.S139]-[.T139]" office:value-type="float" office:value="-11100" calcext:value-type="float">
            <text:p>-11100</text:p>
          </table:table-cell>
          <table:table-cell table:number-columns-repeated="1003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savo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Hollande</text:p>
          </table:table-cell>
          <table:table-cell office:value-type="float" office:value="162" calcext:value-type="float">
            <text:p>16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22" table:formula="of:=[.L140]+([.M140]/20)+([.N140]/240)" office:value-type="float" office:value="0.45" calcext:value-type="float">
            <text:p>0,45000</text:p>
          </table:table-cell>
          <table:table-cell table:number-columns-repeated="3"/>
          <table:table-cell table:formula="of:=[.P140]+0.05*[.Q140]+[.R140]/240" office:value-type="float" office:value="0" calcext:value-type="float">
            <text:p>0</text:p>
          </table:table-cell>
          <table:table-cell table:formula="of:=[.J140]*[.O140]" office:value-type="float" office:value="72.9" calcext:value-type="float">
            <text:p>72,9000</text:p>
          </table:table-cell>
          <table:table-cell table:formula="of:=[.S140]-[.T140]" office:value-type="float" office:value="-72.9" calcext:value-type="float">
            <text:p>-72,9</text:p>
          </table:table-cell>
          <table:table-cell table:number-columns-repeated="1003"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serg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Holland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pièces</text:p>
          </table:table-cell>
          <table:table-cell office:value-type="float" office:value="35" calcext:value-type="float">
            <text:p>35,000</text:p>
          </table:table-cell>
          <table:table-cell table:number-columns-repeated="2"/>
          <table:table-cell table:style-name="ce22" table:formula="of:=[.L141]+([.M141]/20)+([.N141]/240)" office:value-type="float" office:value="35" calcext:value-type="float">
            <text:p>35,00000</text:p>
          </table:table-cell>
          <table:table-cell table:number-columns-repeated="3"/>
          <table:table-cell table:formula="of:=[.P141]+0.05*[.Q141]+[.R141]/240" office:value-type="float" office:value="0" calcext:value-type="float">
            <text:p>0</text:p>
          </table:table-cell>
          <table:table-cell table:formula="of:=[.J141]*[.O141]" office:value-type="float" office:value="420" calcext:value-type="float">
            <text:p>420,0000</text:p>
          </table:table-cell>
          <table:table-cell table:formula="of:=[.S141]-[.T141]" office:value-type="float" office:value="-420" calcext:value-type="float">
            <text:p>-420</text:p>
          </table:table-cell>
          <table:table-cell table:number-columns-repeated="1003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9" calcext:value-type="float">
            <text:p>1759</text:p>
          </table:table-cell>
          <table:table-cell table:style-name="ce10" office:value-type="string" calcext:value-type="string">
            <text:p>tabac en feuill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Hollande</text:p>
          </table:table-cell>
          <table:table-cell office:value-type="float" office:value="982" calcext:value-type="float">
            <text:p>98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2" table:formula="of:=[.L142]+([.M142]/20)+([.N142]/240)" office:value-type="float" office:value="0.25" calcext:value-type="float">
            <text:p>0,25000</text:p>
          </table:table-cell>
          <table:table-cell table:number-columns-repeated="3"/>
          <table:table-cell table:formula="of:=[.P142]+0.05*[.Q142]+[.R142]/240" office:value-type="float" office:value="0" calcext:value-type="float">
            <text:p>0</text:p>
          </table:table-cell>
          <table:table-cell table:formula="of:=[.J142]*[.O142]" office:value-type="float" office:value="245.5" calcext:value-type="float">
            <text:p>245,5000</text:p>
          </table:table-cell>
          <table:table-cell table:formula="of:=[.S142]-[.T142]" office:value-type="float" office:value="-245.5" calcext:value-type="float">
            <text:p>-245,5</text:p>
          </table:table-cell>
          <table:table-cell table:number-columns-repeated="1003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taffia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Hollande</text:p>
          </table:table-cell>
          <table:table-cell office:value-type="float" office:value="9967" calcext:value-type="float">
            <text:p>9 967,00</text:p>
          </table:table-cell>
          <table:table-cell office:value-type="string" calcext:value-type="string">
            <text:p>velt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2" table:formula="of:=[.L143]+([.M143]/20)+([.N143]/240)" office:value-type="float" office:value="2.5" calcext:value-type="float">
            <text:p>2,50000</text:p>
          </table:table-cell>
          <table:table-cell table:number-columns-repeated="3"/>
          <table:table-cell table:formula="of:=[.P143]+0.05*[.Q143]+[.R143]/240" office:value-type="float" office:value="0" calcext:value-type="float">
            <text:p>0</text:p>
          </table:table-cell>
          <table:table-cell table:formula="of:=[.J143]*[.O143]" office:value-type="float" office:value="24917.5" calcext:value-type="float">
            <text:p>24 917,5000</text:p>
          </table:table-cell>
          <table:table-cell table:formula="of:=[.S143]-[.T143]" office:value-type="float" office:value="-24917.5" calcext:value-type="float">
            <text:p>-24917,5</text:p>
          </table:table-cell>
          <table:table-cell table:number-columns-repeated="1003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thé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Hollande</text:p>
          </table:table-cell>
          <table:table-cell office:value-type="float" office:value="136990" calcext:value-type="float">
            <text:p>136 99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22" table:formula="of:=[.L144]+([.M144]/20)+([.N144]/240)" office:value-type="float" office:value="2.25" calcext:value-type="float">
            <text:p>2,25000</text:p>
          </table:table-cell>
          <table:table-cell table:number-columns-repeated="3"/>
          <table:table-cell table:formula="of:=[.P144]+0.05*[.Q144]+[.R144]/240" office:value-type="float" office:value="0" calcext:value-type="float">
            <text:p>0</text:p>
          </table:table-cell>
          <table:table-cell table:formula="of:=[.J144]*[.O144]" office:value-type="float" office:value="308227.5" calcext:value-type="float">
            <text:p>308 227,5000</text:p>
          </table:table-cell>
          <table:table-cell table:formula="of:=[.S144]-[.T144]" office:value-type="float" office:value="-308227.5" calcext:value-type="float">
            <text:p>-308227,5</text:p>
          </table:table-cell>
          <table:table-cell table:number-columns-repeated="1003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therebenti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Hollande</text:p>
          </table:table-cell>
          <table:table-cell office:value-type="float" office:value="86" calcext:value-type="float">
            <text:p>86,00</text:p>
          </table:table-cell>
          <table:table-cell office:value-type="string" calcext:value-type="string">
            <text:p>baril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2" table:formula="of:=[.L145]+([.M145]/20)+([.N145]/240)" office:value-type="float" office:value="25" calcext:value-type="float">
            <text:p>25,00000</text:p>
          </table:table-cell>
          <table:table-cell table:number-columns-repeated="3"/>
          <table:table-cell table:formula="of:=[.P145]+0.05*[.Q145]+[.R145]/240" office:value-type="float" office:value="0" calcext:value-type="float">
            <text:p>0</text:p>
          </table:table-cell>
          <table:table-cell table:formula="of:=[.J145]*[.O145]" office:value-type="float" office:value="2150" calcext:value-type="float">
            <text:p>2 150,0000</text:p>
          </table:table-cell>
          <table:table-cell table:formula="of:=[.S145]-[.T145]" office:value-type="float" office:value="-2150" calcext:value-type="float">
            <text:p>-2150</text:p>
          </table:table-cell>
          <table:table-cell table:number-columns-repeated="1003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toile blanch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Hollande</text:p>
          </table:table-cell>
          <table:table-cell office:value-type="float" office:value="1132" calcext:value-type="float">
            <text:p>1 132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2" table:formula="of:=[.L146]+([.M146]/20)+([.N146]/240)" office:value-type="float" office:value="1.25" calcext:value-type="float">
            <text:p>1,25000</text:p>
          </table:table-cell>
          <table:table-cell table:number-columns-repeated="3"/>
          <table:table-cell table:formula="of:=[.P146]+0.05*[.Q146]+[.R146]/240" office:value-type="float" office:value="0" calcext:value-type="float">
            <text:p>0</text:p>
          </table:table-cell>
          <table:table-cell table:formula="of:=[.J146]*[.O146]" office:value-type="float" office:value="1415" calcext:value-type="float">
            <text:p>1 415,0000</text:p>
          </table:table-cell>
          <table:table-cell table:formula="of:=[.S146]-[.T146]" office:value-type="float" office:value="-1415" calcext:value-type="float">
            <text:p>-1415</text:p>
          </table:table-cell>
          <table:table-cell table:number-columns-repeated="1003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toile de Bretagne etroit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Hollande</text:p>
          </table:table-cell>
          <table:table-cell office:value-type="float" office:value="1564" calcext:value-type="float">
            <text:p>1 564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style-name="ce22" table:formula="of:=[.L147]+([.M147]/20)+([.N147]/240)" office:value-type="float" office:value="1.1" calcext:value-type="float">
            <text:p>1,10000</text:p>
          </table:table-cell>
          <table:table-cell table:number-columns-repeated="3"/>
          <table:table-cell table:formula="of:=[.P147]+0.05*[.Q147]+[.R147]/240" office:value-type="float" office:value="0" calcext:value-type="float">
            <text:p>0</text:p>
          </table:table-cell>
          <table:table-cell table:formula="of:=[.J147]*[.O147]" office:value-type="float" office:value="1720.4" calcext:value-type="float">
            <text:p>1 720,4000</text:p>
          </table:table-cell>
          <table:table-cell table:formula="of:=[.S147]-[.T147]" office:value-type="float" office:value="-1720.4" calcext:value-type="float">
            <text:p>-1720,4</text:p>
          </table:table-cell>
          <table:table-cell table:number-columns-repeated="1003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toile ciré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Hollande</text:p>
          </table:table-cell>
          <table:table-cell office:value-type="float" office:value="1133" calcext:value-type="float">
            <text:p>1 133,00</text:p>
          </table:table-cell>
          <table:table-cell office:value-type="string" calcext:value-type="string">
            <text:p>pièc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2" table:formula="of:=[.L148]+([.M148]/20)+([.N148]/240)" office:value-type="float" office:value="4" calcext:value-type="float">
            <text:p>4,00000</text:p>
          </table:table-cell>
          <table:table-cell table:number-columns-repeated="3"/>
          <table:table-cell table:formula="of:=[.P148]+0.05*[.Q148]+[.R148]/240" office:value-type="float" office:value="0" calcext:value-type="float">
            <text:p>0</text:p>
          </table:table-cell>
          <table:table-cell table:formula="of:=[.J148]*[.O148]" office:value-type="float" office:value="4532" calcext:value-type="float">
            <text:p>4 532,0000</text:p>
          </table:table-cell>
          <table:table-cell table:formula="of:=[.S148]-[.T148]" office:value-type="float" office:value="-4532" calcext:value-type="float">
            <text:p>-4532</text:p>
          </table:table-cell>
          <table:table-cell table:number-columns-repeated="1003"/>
        </table:table-row>
        <table:table-row table:style-name="ro2"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toile ciré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Hollande</text:p>
          </table:table-cell>
          <table:table-cell table:number-columns-repeated="5"/>
          <table:table-cell table:style-name="ce22" table:formula="of:=[.L149]+([.M149]/20)+([.N149]/240)" office:value-type="float" office:value="0" calcext:value-type="float">
            <text:p>0,00000</text:p>
          </table:table-cell>
          <table:table-cell office:value-type="float" office:value="1935" calcext:value-type="float">
            <text:p>1935</text:p>
          </table:table-cell>
          <table:table-cell table:number-columns-repeated="2"/>
          <table:table-cell table:formula="of:=[.P149]+0.05*[.Q149]+[.R149]/240" office:value-type="float" office:value="1935" calcext:value-type="float">
            <text:p>1935</text:p>
          </table:table-cell>
          <table:table-cell table:formula="of:=[.J149]*[.O149]" office:value-type="float" office:value="0" calcext:value-type="float">
            <text:p>0,0000</text:p>
          </table:table-cell>
          <table:table-cell table:formula="of:=[.S149]-[.T149]" office:value-type="float" office:value="1935" calcext:value-type="float">
            <text:p>1935</text:p>
          </table:table-cell>
          <table:table-cell office:value-type="string" calcext:value-type="string">
            <text:p>valeur de 1935 L</text:p>
          </table:table-cell>
          <table:table-cell table:number-columns-repeated="1002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toile crée larg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Hollande</text:p>
          </table:table-cell>
          <table:table-cell office:value-type="float" office:value="6652" calcext:value-type="float">
            <text:p>6 652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2" table:formula="of:=[.L150]+([.M150]/20)+([.N150]/240)" office:value-type="float" office:value="1.4" calcext:value-type="float">
            <text:p>1,40000</text:p>
          </table:table-cell>
          <table:table-cell table:number-columns-repeated="3"/>
          <table:table-cell table:formula="of:=[.P150]+0.05*[.Q150]+[.R150]/240" office:value-type="float" office:value="0" calcext:value-type="float">
            <text:p>0</text:p>
          </table:table-cell>
          <table:table-cell table:formula="of:=[.J150]*[.O150]" office:value-type="float" office:value="9312.8" calcext:value-type="float">
            <text:p>9 312,8000</text:p>
          </table:table-cell>
          <table:table-cell table:formula="of:=[.S150]-[.T150]" office:value-type="float" office:value="-9312.8" calcext:value-type="float">
            <text:p>-9312,8</text:p>
          </table:table-cell>
          <table:table-cell table:number-columns-repeated="1003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toile de hall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Hollande</text:p>
          </table:table-cell>
          <table:table-cell office:value-type="float" office:value="1600" calcext:value-type="float">
            <text:p>1 6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style-name="ce22" table:formula="of:=[.L151]+([.M151]/20)+([.N151]/240)" office:value-type="float" office:value="0.8" calcext:value-type="float">
            <text:p>0,80000</text:p>
          </table:table-cell>
          <table:table-cell table:number-columns-repeated="3"/>
          <table:table-cell table:formula="of:=[.P151]+0.05*[.Q151]+[.R151]/240" office:value-type="float" office:value="0" calcext:value-type="float">
            <text:p>0</text:p>
          </table:table-cell>
          <table:table-cell table:formula="of:=[.J151]*[.O151]" office:value-type="float" office:value="1280" calcext:value-type="float">
            <text:p>1 280,0000</text:p>
          </table:table-cell>
          <table:table-cell table:formula="of:=[.S151]-[.T151]" office:value-type="float" office:value="-1280" calcext:value-type="float">
            <text:p>-1280</text:p>
          </table:table-cell>
          <table:table-cell table:number-columns-repeated="1003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toile de Landerneau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Hollande</text:p>
          </table:table-cell>
          <table:table-cell office:value-type="float" office:value="6650" calcext:value-type="float">
            <text:p>6 65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style-name="ce22" table:formula="of:=[.L152]+([.M152]/20)+([.N152]/240)" office:value-type="float" office:value="1.1" calcext:value-type="float">
            <text:p>1,10000</text:p>
          </table:table-cell>
          <table:table-cell table:number-columns-repeated="3"/>
          <table:table-cell table:formula="of:=[.P152]+0.05*[.Q152]+[.R152]/240" office:value-type="float" office:value="0" calcext:value-type="float">
            <text:p>0</text:p>
          </table:table-cell>
          <table:table-cell table:formula="of:=[.J152]*[.O152]" office:value-type="float" office:value="7315" calcext:value-type="float">
            <text:p>7 315,0000</text:p>
          </table:table-cell>
          <table:table-cell table:formula="of:=[.S152]-[.T152]" office:value-type="float" office:value="-7315" calcext:value-type="float">
            <text:p>-7315</text:p>
          </table:table-cell>
          <table:table-cell table:number-columns-repeated="1003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toile Roscon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Hollande</text:p>
          </table:table-cell>
          <table:table-cell office:value-type="float" office:value="1960" calcext:value-type="float">
            <text:p>1 96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2" table:formula="of:=[.L153]+([.M153]/20)+([.N153]/240)" office:value-type="float" office:value="0.9" calcext:value-type="float">
            <text:p>0,90000</text:p>
          </table:table-cell>
          <table:table-cell table:number-columns-repeated="3"/>
          <table:table-cell table:formula="of:=[.P153]+0.05*[.Q153]+[.R153]/240" office:value-type="float" office:value="0" calcext:value-type="float">
            <text:p>0</text:p>
          </table:table-cell>
          <table:table-cell table:formula="of:=[.J153]*[.O153]" office:value-type="float" office:value="1764" calcext:value-type="float">
            <text:p>1 764,0000</text:p>
          </table:table-cell>
          <table:table-cell table:formula="of:=[.S153]-[.T153]" office:value-type="float" office:value="-1764" calcext:value-type="float">
            <text:p>-1764</text:p>
          </table:table-cell>
          <table:table-cell table:number-columns-repeated="1003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toile royal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Hollande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aun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2" table:formula="of:=[.L154]+([.M154]/20)+([.N154]/240)" office:value-type="float" office:value="15" calcext:value-type="float">
            <text:p>15,00000</text:p>
          </table:table-cell>
          <table:table-cell table:number-columns-repeated="3"/>
          <table:table-cell table:formula="of:=[.P154]+0.05*[.Q154]+[.R154]/240" office:value-type="float" office:value="0" calcext:value-type="float">
            <text:p>0</text:p>
          </table:table-cell>
          <table:table-cell table:formula="of:=[.J154]*[.O154]" office:value-type="float" office:value="225" calcext:value-type="float">
            <text:p>225,0000</text:p>
          </table:table-cell>
          <table:table-cell table:formula="of:=[.S154]-[.T154]" office:value-type="float" office:value="-225" calcext:value-type="float">
            <text:p>-225</text:p>
          </table:table-cell>
          <table:table-cell table:number-columns-repeated="1003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velour de coto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Hollande</text:p>
          </table:table-cell>
          <table:table-cell office:value-type="float" office:value="76" calcext:value-type="float">
            <text:p>76,00</text:p>
          </table:table-cell>
          <table:table-cell office:value-type="string" calcext:value-type="string">
            <text:p>aun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2" table:formula="of:=[.L155]+([.M155]/20)+([.N155]/240)" office:value-type="float" office:value="12" calcext:value-type="float">
            <text:p>12,00000</text:p>
          </table:table-cell>
          <table:table-cell table:number-columns-repeated="3"/>
          <table:table-cell table:formula="of:=[.P155]+0.05*[.Q155]+[.R155]/240" office:value-type="float" office:value="0" calcext:value-type="float">
            <text:p>0</text:p>
          </table:table-cell>
          <table:table-cell table:formula="of:=[.J155]*[.O155]" office:value-type="float" office:value="912" calcext:value-type="float">
            <text:p>912,0000</text:p>
          </table:table-cell>
          <table:table-cell table:formula="of:=[.S155]-[.T155]" office:value-type="float" office:value="-912" calcext:value-type="float">
            <text:p>-912</text:p>
          </table:table-cell>
          <table:table-cell table:number-columns-repeated="1003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papier bule blanch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 Portugal</text:p>
          </table:table-cell>
          <table:table-cell office:value-type="float" office:value="13092" calcext:value-type="float">
            <text:p>13 092,00</text:p>
          </table:table-cell>
          <table:table-cell office:value-type="string" calcext:value-type="string">
            <text:p>ram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2" table:formula="of:=[.L156]+([.M156]/20)+([.N156]/240)" office:value-type="float" office:value="4" calcext:value-type="float">
            <text:p>4,00000</text:p>
          </table:table-cell>
          <table:table-cell table:number-columns-repeated="3"/>
          <table:table-cell table:formula="of:=[.P156]+0.05*[.Q156]+[.R156]/240" office:value-type="float" office:value="0" calcext:value-type="float">
            <text:p>0</text:p>
          </table:table-cell>
          <table:table-cell table:formula="of:=[.J156]*[.O156]" office:value-type="float" office:value="52368" calcext:value-type="float">
            <text:p>52 368,0000</text:p>
          </table:table-cell>
          <table:table-cell table:formula="of:=[.S156]-[.T156]" office:value-type="float" office:value="-52368" calcext:value-type="float">
            <text:p>-52368</text:p>
          </table:table-cell>
          <table:table-cell table:number-columns-repeated="1003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papier gene f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 Portugal</text:p>
          </table:table-cell>
          <table:table-cell office:value-type="float" office:value="970" calcext:value-type="float">
            <text:p>970,00</text:p>
          </table:table-cell>
          <table:table-cell office:value-type="string" calcext:value-type="string">
            <text:p>ram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2" table:formula="of:=[.L157]+([.M157]/20)+([.N157]/240)" office:value-type="float" office:value="15" calcext:value-type="float">
            <text:p>15,00000</text:p>
          </table:table-cell>
          <table:table-cell table:number-columns-repeated="3"/>
          <table:table-cell table:formula="of:=[.P157]+0.05*[.Q157]+[.R157]/240" office:value-type="float" office:value="0" calcext:value-type="float">
            <text:p>0</text:p>
          </table:table-cell>
          <table:table-cell table:formula="of:=[.J157]*[.O157]" office:value-type="float" office:value="14550" calcext:value-type="float">
            <text:p>14 550,0000</text:p>
          </table:table-cell>
          <table:table-cell table:formula="of:=[.S157]-[.T157]" office:value-type="float" office:value="-14550" calcext:value-type="float">
            <text:p>-14550</text:p>
          </table:table-cell>
          <table:table-cell table:number-columns-repeated="1003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peaux de geniss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 Portugal</text:p>
          </table:table-cell>
          <table:table-cell office:value-type="float" office:value="661" calcext:value-type="float">
            <text:p>661,00</text:p>
          </table:table-cell>
          <table:table-cell office:value-type="string" calcext:value-type="string">
            <text:p>en nombre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2" table:formula="of:=[.L158]+([.M158]/20)+([.N158]/240)" office:value-type="float" office:value="8" calcext:value-type="float">
            <text:p>8,00000</text:p>
          </table:table-cell>
          <table:table-cell table:number-columns-repeated="3"/>
          <table:table-cell table:formula="of:=[.P158]+0.05*[.Q158]+[.R158]/240" office:value-type="float" office:value="0" calcext:value-type="float">
            <text:p>0</text:p>
          </table:table-cell>
          <table:table-cell table:formula="of:=[.J158]*[.O158]" office:value-type="float" office:value="5288" calcext:value-type="float">
            <text:p>5 288,0000</text:p>
          </table:table-cell>
          <table:table-cell table:formula="of:=[.S158]-[.T158]" office:value-type="float" office:value="-5288" calcext:value-type="float">
            <text:p>-5288</text:p>
          </table:table-cell>
          <table:table-cell table:number-columns-repeated="1003"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peaux de veau corroyé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 Portugal</text:p>
          </table:table-cell>
          <table:table-cell office:value-type="float" office:value="1278" calcext:value-type="float">
            <text:p>1 278,00</text:p>
          </table:table-cell>
          <table:table-cell office:value-type="string" calcext:value-type="string">
            <text:p>douzain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2" table:formula="of:=[.L159]+([.M159]/20)+([.N159]/240)" office:value-type="float" office:value="24" calcext:value-type="float">
            <text:p>24,00000</text:p>
          </table:table-cell>
          <table:table-cell table:number-columns-repeated="3"/>
          <table:table-cell table:formula="of:=[.P159]+0.05*[.Q159]+[.R159]/240" office:value-type="float" office:value="0" calcext:value-type="float">
            <text:p>0</text:p>
          </table:table-cell>
          <table:table-cell table:formula="of:=[.J159]*[.O159]" office:value-type="float" office:value="30672" calcext:value-type="float">
            <text:p>30 672,0000</text:p>
          </table:table-cell>
          <table:table-cell table:formula="of:=[.S159]-[.T159]" office:value-type="float" office:value="-30672" calcext:value-type="float">
            <text:p>-30672</text:p>
          </table:table-cell>
          <table:table-cell table:number-columns-repeated="1003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toile de hall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 Portugal</text:p>
          </table:table-cell>
          <table:table-cell office:value-type="float" office:value="1890" calcext:value-type="float">
            <text:p>1 89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style-name="ce22" table:formula="of:=[.L160]+([.M160]/20)+([.N160]/240)" office:value-type="float" office:value="0.8" calcext:value-type="float">
            <text:p>0,80000</text:p>
          </table:table-cell>
          <table:table-cell table:number-columns-repeated="3"/>
          <table:table-cell table:formula="of:=[.P160]+0.05*[.Q160]+[.R160]/240" office:value-type="float" office:value="0" calcext:value-type="float">
            <text:p>0</text:p>
          </table:table-cell>
          <table:table-cell table:formula="of:=[.J160]*[.O160]" office:value-type="float" office:value="1512" calcext:value-type="float">
            <text:p>1 512,0000</text:p>
          </table:table-cell>
          <table:table-cell table:formula="of:=[.S160]-[.T160]" office:value-type="float" office:value="-1512" calcext:value-type="float">
            <text:p>-1512</text:p>
          </table:table-cell>
          <table:table-cell table:number-columns-repeated="1003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toile à voile 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 Portugal</text:p>
          </table:table-cell>
          <table:table-cell office:value-type="float" office:value="1389" calcext:value-type="float">
            <text:p>1 389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style-name="ce22" table:formula="of:=[.L161]+([.M161]/20)+([.N161]/240)" office:value-type="float" office:value="0.85" calcext:value-type="float">
            <text:p>0,85000</text:p>
          </table:table-cell>
          <table:table-cell table:number-columns-repeated="3"/>
          <table:table-cell table:formula="of:=[.P161]+0.05*[.Q161]+[.R161]/240" office:value-type="float" office:value="0" calcext:value-type="float">
            <text:p>0</text:p>
          </table:table-cell>
          <table:table-cell table:formula="of:=[.J161]*[.O161]" office:value-type="float" office:value="1180.65" calcext:value-type="float">
            <text:p>1 180,6500</text:p>
          </table:table-cell>
          <table:table-cell table:formula="of:=[.S161]-[.T161]" office:value-type="float" office:value="-1180.65" calcext:value-type="float">
            <text:p>-1180,65</text:p>
          </table:table-cell>
          <table:table-cell table:number-columns-repeated="1003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caffé de Bourbo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Suède</text:p>
          </table:table-cell>
          <table:table-cell office:value-type="float" office:value="1411" calcext:value-type="float">
            <text:p>1 41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style-name="ce22" table:formula="of:=[.L162]+([.M162]/20)+([.N162]/240)" office:value-type="float" office:value="0.775" calcext:value-type="float">
            <text:p>0,77500</text:p>
          </table:table-cell>
          <table:table-cell table:number-columns-repeated="3"/>
          <table:table-cell table:formula="of:=[.P162]+0.05*[.Q162]+[.R162]/240" office:value-type="float" office:value="0" calcext:value-type="float">
            <text:p>0</text:p>
          </table:table-cell>
          <table:table-cell table:formula="of:=[.J162]*[.O162]" office:value-type="float" office:value="1093.525" calcext:value-type="float">
            <text:p>1 093,5250</text:p>
          </table:table-cell>
          <table:table-cell table:formula="of:=[.S162]-[.T162]" office:value-type="float" office:value="-1093.525" calcext:value-type="float">
            <text:p>-1093,53</text:p>
          </table:table-cell>
          <table:table-cell table:number-columns-repeated="1003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gingemb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Suède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2" table:formula="of:=[.L163]+([.M163]/20)+([.N163]/240)" office:value-type="float" office:value="0.4" calcext:value-type="float">
            <text:p>0,40000</text:p>
          </table:table-cell>
          <table:table-cell table:number-columns-repeated="3"/>
          <table:table-cell table:formula="of:=[.P163]+0.05*[.Q163]+[.R163]/240" office:value-type="float" office:value="0" calcext:value-type="float">
            <text:p>0</text:p>
          </table:table-cell>
          <table:table-cell table:formula="of:=[.J163]*[.O163]" office:value-type="float" office:value="6.8" calcext:value-type="float">
            <text:p>6,8000</text:p>
          </table:table-cell>
          <table:table-cell table:formula="of:=[.S163]-[.T163]" office:value-type="float" office:value="-6.8" calcext:value-type="float">
            <text:p>-6,8</text:p>
          </table:table-cell>
          <table:table-cell table:number-columns-repeated="1003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mouchoirs de coto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Suèd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douzain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2" table:formula="of:=[.L164]+([.M164]/20)+([.N164]/240)" office:value-type="float" office:value="12" calcext:value-type="float">
            <text:p>12,00000</text:p>
          </table:table-cell>
          <table:table-cell table:number-columns-repeated="3"/>
          <table:table-cell table:formula="of:=[.P164]+0.05*[.Q164]+[.R164]/240" office:value-type="float" office:value="0" calcext:value-type="float">
            <text:p>0</text:p>
          </table:table-cell>
          <table:table-cell table:formula="of:=[.J164]*[.O164]" office:value-type="float" office:value="360" calcext:value-type="float">
            <text:p>360,0000</text:p>
          </table:table-cell>
          <table:table-cell table:formula="of:=[.S164]-[.T164]" office:value-type="float" office:value="-360" calcext:value-type="float">
            <text:p>-360</text:p>
          </table:table-cell>
          <table:table-cell table:number-columns-repeated="1003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ruban de soy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Suède</text:p>
          </table:table-cell>
          <table:table-cell office:value-type="float" office:value="48" calcext:value-type="float">
            <text:p>48,00</text:p>
          </table:table-cell>
          <table:table-cell office:value-type="string" calcext:value-type="string">
            <text:p>pièc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2" table:formula="of:=[.L165]+([.M165]/20)+([.N165]/240)" office:value-type="float" office:value="12" calcext:value-type="float">
            <text:p>12,00000</text:p>
          </table:table-cell>
          <table:table-cell table:number-columns-repeated="3"/>
          <table:table-cell table:formula="of:=[.P165]+0.05*[.Q165]+[.R165]/240" office:value-type="float" office:value="0" calcext:value-type="float">
            <text:p>0</text:p>
          </table:table-cell>
          <table:table-cell table:formula="of:=[.J165]*[.O165]" office:value-type="float" office:value="576" calcext:value-type="float">
            <text:p>576,0000</text:p>
          </table:table-cell>
          <table:table-cell table:formula="of:=[.S165]-[.T165]" office:value-type="float" office:value="-576" calcext:value-type="float">
            <text:p>-576</text:p>
          </table:table-cell>
          <table:table-cell table:number-columns-repeated="1003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taffeta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Suède</text:p>
          </table:table-cell>
          <table:table-cell office:value-type="float" office:value="25" calcext:value-type="float">
            <text:p>25,00</text:p>
          </table:table-cell>
          <table:table-cell office:value-type="string" calcext:value-type="string">
            <text:p>aun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2" table:formula="of:=[.L166]+([.M166]/20)+([.N166]/240)" office:value-type="float" office:value="4" calcext:value-type="float">
            <text:p>4,00000</text:p>
          </table:table-cell>
          <table:table-cell table:number-columns-repeated="3"/>
          <table:table-cell table:formula="of:=[.P166]+0.05*[.Q166]+[.R166]/240" office:value-type="float" office:value="0" calcext:value-type="float">
            <text:p>0</text:p>
          </table:table-cell>
          <table:table-cell table:formula="of:=[.J166]*[.O166]" office:value-type="float" office:value="100" calcext:value-type="float">
            <text:p>100,0000</text:p>
          </table:table-cell>
          <table:table-cell table:formula="of:=[.S166]-[.T166]" office:value-type="float" office:value="-100" calcext:value-type="float">
            <text:p>-100</text:p>
          </table:table-cell>
          <table:table-cell table:number-columns-repeated="1003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toile de Laval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Suède</text:p>
          </table:table-cell>
          <table:table-cell office:value-type="float" office:value="144" calcext:value-type="float">
            <text:p>144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167]+([.M167]/20)+([.N167]/240)" office:value-type="float" office:value="2" calcext:value-type="float">
            <text:p>2,00000</text:p>
          </table:table-cell>
          <table:table-cell table:number-columns-repeated="3"/>
          <table:table-cell table:formula="of:=[.P167]+0.05*[.Q167]+[.R167]/240" office:value-type="float" office:value="0" calcext:value-type="float">
            <text:p>0</text:p>
          </table:table-cell>
          <table:table-cell table:formula="of:=[.J167]*[.O167]" office:value-type="float" office:value="288" calcext:value-type="float">
            <text:p>288,0000</text:p>
          </table:table-cell>
          <table:table-cell table:formula="of:=[.S167]-[.T167]" office:value-type="float" office:value="-288" calcext:value-type="float">
            <text:p>-288</text:p>
          </table:table-cell>
          <table:table-cell table:number-columns-repeated="1003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bas de soy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livr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2" table:formula="of:=[.L168]+([.M168]/20)+([.N168]/240)" office:value-type="float" office:value="40" calcext:value-type="float">
            <text:p>40,00000</text:p>
          </table:table-cell>
          <table:table-cell table:number-columns-repeated="3"/>
          <table:table-cell table:formula="of:=[.P168]+0.05*[.Q168]+[.R168]/240" office:value-type="float" office:value="0" calcext:value-type="float">
            <text:p>0</text:p>
          </table:table-cell>
          <table:table-cell table:formula="of:=[.J168]*[.O168]" office:value-type="float" office:value="240" calcext:value-type="float">
            <text:p>240,0000</text:p>
          </table:table-cell>
          <table:table-cell table:formula="of:=[.S168]-[.T168]" office:value-type="float" office:value="-240" calcext:value-type="float">
            <text:p>-240</text:p>
          </table:table-cell>
          <table:table-cell table:number-columns-repeated="1003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beu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 office:value-type="float" office:value="104" calcext:value-type="float">
            <text:p>104,00</text:p>
          </table:table-cell>
          <table:table-cell office:value-type="string" calcext:value-type="string">
            <text:p>frequin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2" table:formula="of:=[.L169]+([.M169]/20)+([.N169]/240)" office:value-type="float" office:value="15" calcext:value-type="float">
            <text:p>15,00000</text:p>
          </table:table-cell>
          <table:table-cell table:number-columns-repeated="3"/>
          <table:table-cell table:formula="of:=[.P169]+0.05*[.Q169]+[.R169]/240" office:value-type="float" office:value="0" calcext:value-type="float">
            <text:p>0</text:p>
          </table:table-cell>
          <table:table-cell table:formula="of:=[.J169]*[.O169]" office:value-type="float" office:value="1560" calcext:value-type="float">
            <text:p>1 560,0000</text:p>
          </table:table-cell>
          <table:table-cell table:formula="of:=[.S169]-[.T169]" office:value-type="float" office:value="-1560" calcext:value-type="float">
            <text:p>-1560</text:p>
          </table:table-cell>
          <table:table-cell table:number-columns-repeated="1003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bougi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 office:value-type="float" office:value="925" calcext:value-type="float">
            <text:p>92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170]+([.M170]/20)+([.N170]/240)" office:value-type="float" office:value="2" calcext:value-type="float">
            <text:p>2,00000</text:p>
          </table:table-cell>
          <table:table-cell table:number-columns-repeated="3"/>
          <table:table-cell table:formula="of:=[.P170]+0.05*[.Q170]+[.R170]/240" office:value-type="float" office:value="0" calcext:value-type="float">
            <text:p>0</text:p>
          </table:table-cell>
          <table:table-cell table:formula="of:=[.J170]*[.O170]" office:value-type="float" office:value="1850" calcext:value-type="float">
            <text:p>1 850,0000</text:p>
          </table:table-cell>
          <table:table-cell table:formula="of:=[.S170]-[.T170]" office:value-type="float" office:value="-1850" calcext:value-type="float">
            <text:p>-1850</text:p>
          </table:table-cell>
          <table:table-cell table:number-columns-repeated="1003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chair salé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171]+([.M171]/20)+([.N171]/240)" office:value-type="float" office:value="0.2" calcext:value-type="float">
            <text:p>0,20000</text:p>
          </table:table-cell>
          <table:table-cell table:number-columns-repeated="3"/>
          <table:table-cell table:formula="of:=[.P171]+0.05*[.Q171]+[.R171]/240" office:value-type="float" office:value="0" calcext:value-type="float">
            <text:p>0</text:p>
          </table:table-cell>
          <table:table-cell table:formula="of:=[.J171]*[.O171]" office:value-type="float" office:value="40" calcext:value-type="float">
            <text:p>40,0000</text:p>
          </table:table-cell>
          <table:table-cell table:formula="of:=[.S171]-[.T171]" office:value-type="float" office:value="-40" calcext:value-type="float">
            <text:p>-40</text:p>
          </table:table-cell>
          <table:table-cell table:number-columns-repeated="1003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chair salé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 office:value-type="float" office:value="28.5" calcext:value-type="float">
            <text:p>28,50</text:p>
          </table:table-cell>
          <table:table-cell office:value-type="string" calcext:value-type="string">
            <text:p>barils</text:p>
          </table:table-cell>
          <table:table-cell office:value-type="float" office:value="33" calcext:value-type="float">
            <text:p>33,000</text:p>
          </table:table-cell>
          <table:table-cell table:number-columns-repeated="2"/>
          <table:table-cell table:style-name="ce22" table:formula="of:=[.L172]+([.M172]/20)+([.N172]/240)" office:value-type="float" office:value="33" calcext:value-type="float">
            <text:p>33,00000</text:p>
          </table:table-cell>
          <table:table-cell table:number-columns-repeated="3"/>
          <table:table-cell table:formula="of:=[.P172]+0.05*[.Q172]+[.R172]/240" office:value-type="float" office:value="0" calcext:value-type="float">
            <text:p>0</text:p>
          </table:table-cell>
          <table:table-cell table:formula="of:=[.J172]*[.O172]" office:value-type="float" office:value="940.5" calcext:value-type="float">
            <text:p>940,5000</text:p>
          </table:table-cell>
          <table:table-cell table:formula="of:=[.S172]-[.T172]" office:value-type="float" office:value="-940.5" calcext:value-type="float">
            <text:p>-940,5</text:p>
          </table:table-cell>
          <table:table-cell table:number-columns-repeated="1003"/>
        </table:table-row>
        <table:table-row table:style-name="ro2"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chapeaux castor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 office:value-type="float" office:value="124" calcext:value-type="float">
            <text:p>124,00</text:p>
          </table:table-cell>
          <table:table-cell office:value-type="string" calcext:value-type="string">
            <text:p>en nombre</text:p>
          </table:table-cell>
          <table:table-cell office:value-type="float" office:value="14" calcext:value-type="float">
            <text:p>14,000</text:p>
          </table:table-cell>
          <table:table-cell table:number-columns-repeated="2"/>
          <table:table-cell table:style-name="ce22" table:formula="of:=[.L173]+([.M173]/20)+([.N173]/240)" office:value-type="float" office:value="14" calcext:value-type="float">
            <text:p>14,00000</text:p>
          </table:table-cell>
          <table:table-cell table:number-columns-repeated="3"/>
          <table:table-cell table:formula="of:=[.P173]+0.05*[.Q173]+[.R173]/240" office:value-type="float" office:value="0" calcext:value-type="float">
            <text:p>0</text:p>
          </table:table-cell>
          <table:table-cell table:formula="of:=[.J173]*[.O173]" office:value-type="float" office:value="1736" calcext:value-type="float">
            <text:p>1 736,0000</text:p>
          </table:table-cell>
          <table:table-cell table:formula="of:=[.S173]-[.T173]" office:value-type="float" office:value="-1736" calcext:value-type="float">
            <text:p>-1736</text:p>
          </table:table-cell>
          <table:table-cell table:number-columns-repeated="1003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chapeaux mi-castor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 office:value-type="float" office:value="184" calcext:value-type="float">
            <text:p>184,00</text:p>
          </table:table-cell>
          <table:table-cell office:value-type="string" calcext:value-type="string">
            <text:p>en nombre</text:p>
          </table:table-cell>
          <table:table-cell office:value-type="float" office:value="9" calcext:value-type="float">
            <text:p>9,000</text:p>
          </table:table-cell>
          <table:table-cell table:number-columns-repeated="2"/>
          <table:table-cell table:style-name="ce22" table:formula="of:=[.L174]+([.M174]/20)+([.N174]/240)" office:value-type="float" office:value="9" calcext:value-type="float">
            <text:p>9,00000</text:p>
          </table:table-cell>
          <table:table-cell table:number-columns-repeated="3"/>
          <table:table-cell table:formula="of:=[.P174]+0.05*[.Q174]+[.R174]/240" office:value-type="float" office:value="0" calcext:value-type="float">
            <text:p>0</text:p>
          </table:table-cell>
          <table:table-cell table:formula="of:=[.J174]*[.O174]" office:value-type="float" office:value="1656" calcext:value-type="float">
            <text:p>1 656,0000</text:p>
          </table:table-cell>
          <table:table-cell table:formula="of:=[.S174]-[.T174]" office:value-type="float" office:value="-1656" calcext:value-type="float">
            <text:p>-1656</text:p>
          </table:table-cell>
          <table:table-cell table:number-columns-repeated="1003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chemis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 table:number-columns-repeated="5"/>
          <table:table-cell table:style-name="ce22" table:formula="of:=[.L175]+([.M175]/20)+([.N175]/240)" office:value-type="float" office:value="0" calcext:value-type="float">
            <text:p>0,00000</text:p>
          </table:table-cell>
          <table:table-cell office:value-type="float" office:value="4142" calcext:value-type="float">
            <text:p>4142</text:p>
          </table:table-cell>
          <table:table-cell table:number-columns-repeated="2"/>
          <table:table-cell table:formula="of:=[.P175]+0.05*[.Q175]+[.R175]/240" office:value-type="float" office:value="4142" calcext:value-type="float">
            <text:p>4142</text:p>
          </table:table-cell>
          <table:table-cell table:formula="of:=[.J175]*[.O175]" office:value-type="float" office:value="0" calcext:value-type="float">
            <text:p>0,0000</text:p>
          </table:table-cell>
          <table:table-cell table:formula="of:=[.S175]-[.T175]" office:value-type="float" office:value="4142" calcext:value-type="float">
            <text:p>4142</text:p>
          </table:table-cell>
          <table:table-cell office:value-type="string" calcext:value-type="string">
            <text:p>valeur de 4142 L</text:p>
          </table:table-cell>
          <table:table-cell table:number-columns-repeated="1002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cuisses d'oy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douzain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2" table:formula="of:=[.L176]+([.M176]/20)+([.N176]/240)" office:value-type="float" office:value="6" calcext:value-type="float">
            <text:p>6,00000</text:p>
          </table:table-cell>
          <table:table-cell table:number-columns-repeated="3"/>
          <table:table-cell table:formula="of:=[.P176]+0.05*[.Q176]+[.R176]/240" office:value-type="float" office:value="0" calcext:value-type="float">
            <text:p>0</text:p>
          </table:table-cell>
          <table:table-cell table:formula="of:=[.J176]*[.O176]" office:value-type="float" office:value="36" calcext:value-type="float">
            <text:p>36,0000</text:p>
          </table:table-cell>
          <table:table-cell table:formula="of:=[.S176]-[.T176]" office:value-type="float" office:value="-36" calcext:value-type="float">
            <text:p>-36</text:p>
          </table:table-cell>
          <table:table-cell table:number-columns-repeated="1003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 office:value-type="float" office:value="220" calcext:value-type="float">
            <text:p>220,00</text:p>
          </table:table-cell>
          <table:table-cell office:value-type="string" calcext:value-type="string">
            <text:p>veltes</text:p>
          </table:table-cell>
          <table:table-cell office:value-type="float" office:value="3" calcext:value-type="float">
            <text:p>3,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2" table:formula="of:=[.L177]+([.M177]/20)+([.N177]/240)" office:value-type="float" office:value="3.25" calcext:value-type="float">
            <text:p>3,25000</text:p>
          </table:table-cell>
          <table:table-cell table:number-columns-repeated="3"/>
          <table:table-cell table:formula="of:=[.P177]+0.05*[.Q177]+[.R177]/240" office:value-type="float" office:value="0" calcext:value-type="float">
            <text:p>0</text:p>
          </table:table-cell>
          <table:table-cell table:formula="of:=[.J177]*[.O177]" office:value-type="float" office:value="715" calcext:value-type="float">
            <text:p>715,0000</text:p>
          </table:table-cell>
          <table:table-cell table:formula="of:=[.S177]-[.T177]" office:value-type="float" office:value="-715" calcext:value-type="float">
            <text:p>-715</text:p>
          </table:table-cell>
          <table:table-cell table:number-columns-repeated="1003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epiceri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 table:number-columns-repeated="5"/>
          <table:table-cell table:style-name="ce22" table:formula="of:=[.L178]+([.M178]/20)+([.N178]/240)" office:value-type="float" office:value="0" calcext:value-type="float">
            <text:p>0,0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[.P178]+0.05*[.Q178]+[.R178]/240" office:value-type="float" office:value="500" calcext:value-type="float">
            <text:p>500</text:p>
          </table:table-cell>
          <table:table-cell table:formula="of:=[.J178]*[.O178]" office:value-type="float" office:value="0" calcext:value-type="float">
            <text:p>0,0000</text:p>
          </table:table-cell>
          <table:table-cell table:formula="of:=[.S178]-[.T178]" office:value-type="float" office:value="500" calcext:value-type="float">
            <text:p>500</text:p>
          </table:table-cell>
          <table:table-cell office:value-type="string" calcext:value-type="string">
            <text:p>valeur de 500 L</text:p>
          </table:table-cell>
          <table:table-cell table:number-columns-repeated="1002"/>
        </table:table-row>
        <table:table-row table:style-name="ro2"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fari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 office:value-type="float" office:value="481" calcext:value-type="float">
            <text:p>481,00</text:p>
          </table:table-cell>
          <table:table-cell office:value-type="string" calcext:value-type="string">
            <text:p>baril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2" table:formula="of:=[.L179]+([.M179]/20)+([.N179]/240)" office:value-type="float" office:value="24" calcext:value-type="float">
            <text:p>24,00000</text:p>
          </table:table-cell>
          <table:table-cell table:number-columns-repeated="3"/>
          <table:table-cell table:formula="of:=[.P179]+0.05*[.Q179]+[.R179]/240" office:value-type="float" office:value="0" calcext:value-type="float">
            <text:p>0</text:p>
          </table:table-cell>
          <table:table-cell table:formula="of:=[.J179]*[.O179]" office:value-type="float" office:value="11544" calcext:value-type="float">
            <text:p>11 544,0000</text:p>
          </table:table-cell>
          <table:table-cell table:formula="of:=[.S179]-[.T179]" office:value-type="float" office:value="-11544" calcext:value-type="float">
            <text:p>-11544</text:p>
          </table:table-cell>
          <table:table-cell table:number-columns-repeated="1003"/>
        </table:table-row>
        <table:table-row table:style-name="ro2"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ginga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 office:value-type="float" office:value="1191" calcext:value-type="float">
            <text:p>1 19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180]+([.M180]/20)+([.N180]/240)" office:value-type="float" office:value="2" calcext:value-type="float">
            <text:p>2,00000</text:p>
          </table:table-cell>
          <table:table-cell table:number-columns-repeated="3"/>
          <table:table-cell table:formula="of:=[.P180]+0.05*[.Q180]+[.R180]/240" office:value-type="float" office:value="0" calcext:value-type="float">
            <text:p>0</text:p>
          </table:table-cell>
          <table:table-cell table:formula="of:=[.J180]*[.O180]" office:value-type="float" office:value="2382" calcext:value-type="float">
            <text:p>2 382,0000</text:p>
          </table:table-cell>
          <table:table-cell table:formula="of:=[.S180]-[.T180]" office:value-type="float" office:value="-2382" calcext:value-type="float">
            <text:p>-2382</text:p>
          </table:table-cell>
          <table:table-cell table:number-columns-repeated="1003"/>
        </table:table-row>
        <table:table-row table:style-name="ro2">
          <table:table-cell table:style-name="ce2" office:value-type="float" office:value="179" calcext:value-type="float">
            <text:p>1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jambon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 office:value-type="float" office:value="750" calcext:value-type="float">
            <text:p>7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2" table:formula="of:=[.L181]+([.M181]/20)+([.N181]/240)" office:value-type="float" office:value="0.4" calcext:value-type="float">
            <text:p>0,40000</text:p>
          </table:table-cell>
          <table:table-cell table:number-columns-repeated="3"/>
          <table:table-cell table:formula="of:=[.P181]+0.05*[.Q181]+[.R181]/240" office:value-type="float" office:value="0" calcext:value-type="float">
            <text:p>0</text:p>
          </table:table-cell>
          <table:table-cell table:formula="of:=[.J181]*[.O181]" office:value-type="float" office:value="300" calcext:value-type="float">
            <text:p>300,0000</text:p>
          </table:table-cell>
          <table:table-cell table:formula="of:=[.S181]-[.T181]" office:value-type="float" office:value="-300" calcext:value-type="float">
            <text:p>-300</text:p>
          </table:table-cell>
          <table:table-cell table:number-columns-repeated="1003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langues salé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baril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2" table:formula="of:=[.L182]+([.M182]/20)+([.N182]/240)" office:value-type="float" office:value="30" calcext:value-type="float">
            <text:p>30,00000</text:p>
          </table:table-cell>
          <table:table-cell table:number-columns-repeated="3"/>
          <table:table-cell table:formula="of:=[.P182]+0.05*[.Q182]+[.R182]/240" office:value-type="float" office:value="0" calcext:value-type="float">
            <text:p>0</text:p>
          </table:table-cell>
          <table:table-cell table:formula="of:=[.J182]*[.O182]" office:value-type="float" office:value="210" calcext:value-type="float">
            <text:p>210,0000</text:p>
          </table:table-cell>
          <table:table-cell table:formula="of:=[.S182]-[.T182]" office:value-type="float" office:value="-210" calcext:value-type="float">
            <text:p>-210</text:p>
          </table:table-cell>
          <table:table-cell table:number-columns-repeated="1003"/>
        </table:table-row>
        <table:table-row table:style-name="ro2">
          <table:table-cell table:style-name="ce2" office:value-type="float" office:value="181" calcext:value-type="float">
            <text:p>1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merceri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 table:number-columns-repeated="5"/>
          <table:table-cell table:style-name="ce22" table:formula="of:=[.L183]+([.M183]/20)+([.N183]/240)" office:value-type="float" office:value="0" calcext:value-type="float">
            <text:p>0,00000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table:formula="of:=[.P183]+0.05*[.Q183]+[.R183]/240" office:value-type="float" office:value="400" calcext:value-type="float">
            <text:p>400</text:p>
          </table:table-cell>
          <table:table-cell table:formula="of:=[.J183]*[.O183]" office:value-type="float" office:value="0" calcext:value-type="float">
            <text:p>0,0000</text:p>
          </table:table-cell>
          <table:table-cell table:formula="of:=[.S183]-[.T183]"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oliv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baril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184]+([.M184]/20)+([.N184]/240)" office:value-type="float" office:value="2" calcext:value-type="float">
            <text:p>2,00000</text:p>
          </table:table-cell>
          <table:table-cell table:number-columns-repeated="3"/>
          <table:table-cell table:formula="of:=[.P184]+0.05*[.Q184]+[.R184]/240" office:value-type="float" office:value="0" calcext:value-type="float">
            <text:p>0</text:p>
          </table:table-cell>
          <table:table-cell table:formula="of:=[.J184]*[.O184]" office:value-type="float" office:value="0.5" calcext:value-type="float">
            <text:p>0,5000</text:p>
          </table:table-cell>
          <table:table-cell table:formula="of:=[.S184]-[.T184]" office:value-type="float" office:value="-0.5" calcext:value-type="float">
            <text:p>-0,5</text:p>
          </table:table-cell>
          <table:table-cell table:number-columns-repeated="1003"/>
        </table:table-row>
        <table:table-row table:style-name="ro2"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tabac rappé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 office:value-type="float" office:value="58" calcext:value-type="float">
            <text:p>58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185]+([.M185]/20)+([.N185]/240)" office:value-type="float" office:value="3" calcext:value-type="float">
            <text:p>3,00000</text:p>
          </table:table-cell>
          <table:table-cell table:number-columns-repeated="3"/>
          <table:table-cell table:formula="of:=[.P185]+0.05*[.Q185]+[.R185]/240" office:value-type="float" office:value="0" calcext:value-type="float">
            <text:p>0</text:p>
          </table:table-cell>
          <table:table-cell table:formula="of:=[.J185]*[.O185]" office:value-type="float" office:value="174" calcext:value-type="float">
            <text:p>174,0000</text:p>
          </table:table-cell>
          <table:table-cell table:formula="of:=[.S185]-[.T185]" office:value-type="float" office:value="-174" calcext:value-type="float">
            <text:p>-174</text:p>
          </table:table-cell>
          <table:table-cell table:number-columns-repeated="1003"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toile de chanv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186]+([.M186]/20)+([.N186]/240)" office:value-type="float" office:value="1.5" calcext:value-type="float">
            <text:p>1,50000</text:p>
          </table:table-cell>
          <table:table-cell table:number-columns-repeated="3"/>
          <table:table-cell table:formula="of:=[.P186]+0.05*[.Q186]+[.R186]/240" office:value-type="float" office:value="0" calcext:value-type="float">
            <text:p>0</text:p>
          </table:table-cell>
          <table:table-cell table:formula="of:=[.J186]*[.O186]" office:value-type="float" office:value="300" calcext:value-type="float">
            <text:p>300,0000</text:p>
          </table:table-cell>
          <table:table-cell table:formula="of:=[.S186]-[.T186]" office:value-type="float" office:value="-300" calcext:value-type="float">
            <text:p>-300</text:p>
          </table:table-cell>
          <table:table-cell table:number-columns-repeated="1003"/>
        </table:table-row>
        <table:table-row table:style-name="ro2">
          <table:table-cell table:style-name="ce2" office:value-type="float" office:value="185" calcext:value-type="float">
            <text:p>1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toile de Laval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 office:value-type="float" office:value="810" calcext:value-type="float">
            <text:p>81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187]+([.M187]/20)+([.N187]/240)" office:value-type="float" office:value="2" calcext:value-type="float">
            <text:p>2,00000</text:p>
          </table:table-cell>
          <table:table-cell table:number-columns-repeated="3"/>
          <table:table-cell table:formula="of:=[.P187]+0.05*[.Q187]+[.R187]/240" office:value-type="float" office:value="0" calcext:value-type="float">
            <text:p>0</text:p>
          </table:table-cell>
          <table:table-cell table:formula="of:=[.J187]*[.O187]" office:value-type="float" office:value="1620" calcext:value-type="float">
            <text:p>1 620,0000</text:p>
          </table:table-cell>
          <table:table-cell table:formula="of:=[.S187]-[.T187]" office:value-type="float" office:value="-1620" calcext:value-type="float">
            <text:p>-1620</text:p>
          </table:table-cell>
          <table:table-cell table:number-columns-repeated="1003"/>
        </table:table-row>
        <table:table-row table:style-name="ro2">
          <table:table-cell table:style-name="ce2" office:value-type="float" office:value="186" calcext:value-type="float">
            <text:p>1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toile de Laval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 office:value-type="float" office:value="4240" calcext:value-type="float">
            <text:p>4 240,00</text:p>
          </table:table-cell>
          <table:table-cell office:value-type="string" calcext:value-type="string">
            <text:p>livres</text:p>
          </table:table-cell>
          <table:table-cell office:value-type="float" office:value="4" calcext:value-type="float">
            <text:p>4,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2" table:formula="of:=[.L188]+([.M188]/20)+([.N188]/240)" office:value-type="float" office:value="4.25" calcext:value-type="float">
            <text:p>4,25000</text:p>
          </table:table-cell>
          <table:table-cell table:number-columns-repeated="3"/>
          <table:table-cell table:formula="of:=[.P188]+0.05*[.Q188]+[.R188]/240" office:value-type="float" office:value="0" calcext:value-type="float">
            <text:p>0</text:p>
          </table:table-cell>
          <table:table-cell table:formula="of:=[.J188]*[.O188]" office:value-type="float" office:value="18020" calcext:value-type="float">
            <text:p>18 020,0000</text:p>
          </table:table-cell>
          <table:table-cell table:formula="of:=[.S188]-[.T188]" office:value-type="float" office:value="-18020" calcext:value-type="float">
            <text:p>-18020</text:p>
          </table:table-cell>
          <table:table-cell table:number-columns-repeated="1003"/>
        </table:table-row>
        <table:table-row table:style-name="ro2">
          <table:table-cell table:style-name="ce2" office:value-type="float" office:value="187" calcext:value-type="float">
            <text:p>1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vin de Blay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tonneaux</text:p>
          </table:table-cell>
          <table:table-cell office:value-type="float" office:value="200" calcext:value-type="float">
            <text:p>200,000</text:p>
          </table:table-cell>
          <table:table-cell table:number-columns-repeated="2"/>
          <table:table-cell table:style-name="ce22" table:formula="of:=[.L189]+([.M189]/20)+([.N189]/240)" office:value-type="float" office:value="200" calcext:value-type="float">
            <text:p>200,00000</text:p>
          </table:table-cell>
          <table:table-cell table:number-columns-repeated="3"/>
          <table:table-cell table:formula="of:=[.P189]+0.05*[.Q189]+[.R189]/240" office:value-type="float" office:value="0" calcext:value-type="float">
            <text:p>0</text:p>
          </table:table-cell>
          <table:table-cell table:formula="of:=[.J189]*[.O189]" office:value-type="float" office:value="1200" calcext:value-type="float">
            <text:p>1 200,0000</text:p>
          </table:table-cell>
          <table:table-cell table:formula="of:=[.S189]-[.T189]" office:value-type="float" office:value="-1200" calcext:value-type="float">
            <text:p>-1200</text:p>
          </table:table-cell>
          <table:table-cell table:number-columns-repeated="1003"/>
        </table:table-row>
        <table:table-row table:style-name="ro2"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 office:value-type="float" office:value="58" calcext:value-type="float">
            <text:p>58,00</text:p>
          </table:table-cell>
          <table:table-cell office:value-type="string" calcext:value-type="string">
            <text:p>tonneaux</text:p>
          </table:table-cell>
          <table:table-cell office:value-type="float" office:value="250" calcext:value-type="float">
            <text:p>250,000</text:p>
          </table:table-cell>
          <table:table-cell table:number-columns-repeated="2"/>
          <table:table-cell table:style-name="ce22" table:formula="of:=[.L190]+([.M190]/20)+([.N190]/240)" office:value-type="float" office:value="250" calcext:value-type="float">
            <text:p>250,00000</text:p>
          </table:table-cell>
          <table:table-cell table:number-columns-repeated="3"/>
          <table:table-cell table:formula="of:=[.P190]+0.05*[.Q190]+[.R190]/240" office:value-type="float" office:value="0" calcext:value-type="float">
            <text:p>0</text:p>
          </table:table-cell>
          <table:table-cell table:formula="of:=[.J190]*[.O190]" office:value-type="float" office:value="14500" calcext:value-type="float">
            <text:p>14 500,0000</text:p>
          </table:table-cell>
          <table:table-cell table:formula="of:=[.S190]-[.T190]" office:value-type="float" office:value="-14500" calcext:value-type="float">
            <text:p>-14500</text:p>
          </table:table-cell>
          <table:table-cell table:number-columns-repeated="1003"/>
        </table:table-row>
        <table:table-row table:style-name="ro2">
          <table:table-cell table:style-name="ce2" office:value-type="float" office:value="189" calcext:value-type="float">
            <text:p>1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vin de muscat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tonneau</text:p>
          </table:table-cell>
          <table:table-cell office:value-type="float" office:value="500" calcext:value-type="float">
            <text:p>500,000</text:p>
          </table:table-cell>
          <table:table-cell table:number-columns-repeated="2"/>
          <table:table-cell table:style-name="ce22" table:formula="of:=[.L191]+([.M191]/20)+([.N191]/240)" office:value-type="float" office:value="500" calcext:value-type="float">
            <text:p>500,00000</text:p>
          </table:table-cell>
          <table:table-cell table:number-columns-repeated="3"/>
          <table:table-cell table:formula="of:=[.P191]+0.05*[.Q191]+[.R191]/240" office:value-type="float" office:value="0" calcext:value-type="float">
            <text:p>0</text:p>
          </table:table-cell>
          <table:table-cell table:formula="of:=[.J191]*[.O191]" office:value-type="float" office:value="500" calcext:value-type="float">
            <text:p>500,0000</text:p>
          </table:table-cell>
          <table:table-cell table:formula="of:=[.S191]-[.T191]" office:value-type="float" office:value="-500" calcext:value-type="float">
            <text:p>-500</text:p>
          </table:table-cell>
          <table:table-cell table:number-columns-repeated="1003"/>
        </table:table-row>
        <table:table-row table:style-name="ro2"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vin de vill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 office:value-type="float" office:value="34" calcext:value-type="float">
            <text:p>34,00</text:p>
          </table:table-cell>
          <table:table-cell office:value-type="string" calcext:value-type="string">
            <text:p>tonneaux</text:p>
          </table:table-cell>
          <table:table-cell office:value-type="float" office:value="200" calcext:value-type="float">
            <text:p>200,000</text:p>
          </table:table-cell>
          <table:table-cell table:number-columns-repeated="2"/>
          <table:table-cell table:style-name="ce22" table:formula="of:=[.L192]+([.M192]/20)+([.N192]/240)" office:value-type="float" office:value="200" calcext:value-type="float">
            <text:p>200,00000</text:p>
          </table:table-cell>
          <table:table-cell table:number-columns-repeated="3"/>
          <table:table-cell table:formula="of:=[.P192]+0.05*[.Q192]+[.R192]/240" office:value-type="float" office:value="0" calcext:value-type="float">
            <text:p>0</text:p>
          </table:table-cell>
          <table:table-cell table:formula="of:=[.J192]*[.O192]" office:value-type="float" office:value="6800" calcext:value-type="float">
            <text:p>6 800,0000</text:p>
          </table:table-cell>
          <table:table-cell table:formula="of:=[.S192]-[.T192]" office:value-type="float" office:value="-6800" calcext:value-type="float">
            <text:p>-6800</text:p>
          </table:table-cell>
          <table:table-cell table:number-columns-repeated="1003"/>
        </table:table-row>
        <table:table-row table:style-name="ro2"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vin de vill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tonneaux</text:p>
          </table:table-cell>
          <table:table-cell office:value-type="float" office:value="300" calcext:value-type="float">
            <text:p>300,000</text:p>
          </table:table-cell>
          <table:table-cell table:number-columns-repeated="2"/>
          <table:table-cell table:style-name="ce22" table:formula="of:=[.L193]+([.M193]/20)+([.N193]/240)" office:value-type="float" office:value="300" calcext:value-type="float">
            <text:p>300,00000</text:p>
          </table:table-cell>
          <table:table-cell table:number-columns-repeated="3"/>
          <table:table-cell table:formula="of:=[.P193]+0.05*[.Q193]+[.R193]/240" office:value-type="float" office:value="0" calcext:value-type="float">
            <text:p>0</text:p>
          </table:table-cell>
          <table:table-cell table:formula="of:=[.J193]*[.O193]" office:value-type="float" office:value="7200" calcext:value-type="float">
            <text:p>7 200,0000</text:p>
          </table:table-cell>
          <table:table-cell table:formula="of:=[.S193]-[.T193]" office:value-type="float" office:value="-7200" calcext:value-type="float">
            <text:p>-7200</text:p>
          </table:table-cell>
          <table:table-cell table:number-columns-repeated="1003"/>
        </table:table-row>
        <table:table-row table:style-name="ro2">
          <table:table-cell table:style-name="ce2" office:value-type="float" office:value="192" calcext:value-type="float">
            <text:p>1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9" calcext:value-type="float">
            <text:p>1759</text:p>
          </table:table-cell>
          <table:table-cell office:value-type="string" calcext:value-type="string">
            <text:p>volans à boutonnière d'or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oises de l'Amérique</text:p>
          </table:table-cell>
          <table:table-cell office:value-type="float" office:value="19" calcext:value-type="float">
            <text:p>19,00</text:p>
          </table:table-cell>
          <table:table-cell office:value-type="string" calcext:value-type="string">
            <text:p>en nombre</text:p>
          </table:table-cell>
          <table:table-cell office:value-type="float" office:value="36" calcext:value-type="float">
            <text:p>36,000</text:p>
          </table:table-cell>
          <table:table-cell table:number-columns-repeated="2"/>
          <table:table-cell table:style-name="ce22" table:formula="of:=[.L194]+([.M194]/20)+([.N194]/240)" office:value-type="float" office:value="36" calcext:value-type="float">
            <text:p>36,00000</text:p>
          </table:table-cell>
          <table:table-cell table:number-columns-repeated="3"/>
          <table:table-cell table:formula="of:=[.P194]+0.05*[.Q194]+[.R194]/240" office:value-type="float" office:value="0" calcext:value-type="float">
            <text:p>0</text:p>
          </table:table-cell>
          <table:table-cell table:formula="of:=[.J194]*[.O194]" office:value-type="float" office:value="684" calcext:value-type="float">
            <text:p>684,0000</text:p>
          </table:table-cell>
          <table:table-cell table:formula="of:=[.S194]-[.T194]" office:value-type="float" office:value="-684" calcext:value-type="float">
            <text:p>-684</text:p>
          </table:table-cell>
          <table:table-cell table:number-columns-repeated="1003"/>
        </table:table-row>
        <table:table-row table:style-name="ro2" table:number-rows-repeated="28">
          <table:table-cell table:style-name="ce2" table:number-columns-repeated="4"/>
          <table:table-cell/>
          <table:table-cell table:style-name="ce5"/>
          <table:table-cell/>
          <table:table-cell table:style-name="ce2"/>
          <table:table-cell table:style-name="ce12"/>
          <table:table-cell table:number-columns-repeated="5"/>
          <table:table-cell table:style-name="ce22"/>
          <table:table-cell table:number-columns-repeated="1009"/>
        </table:table-row>
        <table:table-row table:style-name="ro2" table:number-rows-repeated="11">
          <table:table-cell table:style-name="ce2" table:number-columns-repeated="4"/>
          <table:table-cell/>
          <table:table-cell table:style-name="ce5"/>
          <table:table-cell/>
          <table:table-cell table:style-name="ce2"/>
          <table:table-cell table:style-name="ce12"/>
          <table:table-cell table:number-columns-repeated="3"/>
          <table:table-cell table:style-name="ce19"/>
          <table:table-cell/>
          <table:table-cell table:style-name="ce22"/>
          <table:table-cell table:number-columns-repeated="1009"/>
        </table:table-row>
        <table:table-row table:style-name="ro2" table:number-rows-repeated="44">
          <table:table-cell table:style-name="ce2" table:number-columns-repeated="4"/>
          <table:table-cell/>
          <table:table-cell table:style-name="ce5"/>
          <table:table-cell/>
          <table:table-cell table:style-name="ce2"/>
          <table:table-cell table:style-name="ce12"/>
          <table:table-cell table:number-columns-repeated="5"/>
          <table:table-cell table:style-name="ce22"/>
          <table:table-cell table:number-columns-repeated="1009"/>
        </table:table-row>
        <table:table-row table:style-name="ro2">
          <table:table-cell table:style-name="ce2" table:number-columns-repeated="4"/>
          <table:table-cell/>
          <table:table-cell table:style-name="ce5"/>
          <table:table-cell/>
          <table:table-cell table:style-name="ce2"/>
          <table:table-cell table:style-name="ce12"/>
          <table:table-cell table:number-columns-repeated="5"/>
          <table:table-cell table:style-name="ce22"/>
          <table:table-cell table:number-columns-repeated="6"/>
          <table:table-cell table:style-name="ce29"/>
          <table:table-cell table:number-columns-repeated="1002"/>
        </table:table-row>
        <table:table-row table:style-name="ro2" table:number-rows-repeated="324">
          <table:table-cell table:style-name="ce2" table:number-columns-repeated="4"/>
          <table:table-cell/>
          <table:table-cell table:style-name="ce5"/>
          <table:table-cell/>
          <table:table-cell table:style-name="ce2"/>
          <table:table-cell table:style-name="ce12"/>
          <table:table-cell table:number-columns-repeated="5"/>
          <table:table-cell table:style-name="ce22"/>
          <table:table-cell table:number-columns-repeated="1009"/>
        </table:table-row>
        <table:table-row table:style-name="ro2" table:number-rows-repeated="39">
          <table:table-cell table:style-name="ce2" table:number-columns-repeated="4"/>
          <table:table-cell table:number-columns-repeated="3"/>
          <table:table-cell table:style-name="ce2"/>
          <table:table-cell table:style-name="ce12"/>
          <table:table-cell table:number-columns-repeated="1015"/>
        </table:table-row>
        <table:table-row table:style-name="ro2" table:number-rows-repeated="2495">
          <table:table-cell table:style-name="ce2" table:number-columns-repeated="4"/>
          <table:table-cell table:number-columns-repeated="3"/>
          <table:table-cell table:style-name="ce2"/>
          <table:table-cell table:number-columns-repeated="1016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 table:number-rows-repeated="104531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U1:Sheet1.U1">
            <calcext:condition calcext:apply-style-name="ConditionalStyle_2" calcext:value="&gt;0" calcext:base-cell-address="Sheet1.U1"/>
          </calcext:conditional-format>
        </calcext:conditional-formats>
      </table:table>
      <table:table table:name="Sheet2" table:style-name="ta1" table:print="false">
        <table:table-column table:style-name="co20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0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B1:Sheet1.V1048208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5">
      <number:number number:decimal-places="7" loext:min-decimal-places="7" number:min-integer-digits="1" number:grouping="true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 number:grouping="true"/>
    </number:number-style>
    <number:number-style style:name="N118">
      <number:number number:decimal-places="3" loext:min-decimal-places="3" number:min-integer-digits="1"/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7P0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fr" number:country="FR">
      <loext:fill-character> </loext:fill-character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0P0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1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2" style:volatile="true" number:language="fr" number:country="FR">
      <loext:fill-character> </loext:fill-character>
      <number:text>- € </number:text>
    </number:number-style>
    <number:text-style style:name="N10130" number:language="fr" number:country="FR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3P0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1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3" number:language="fr" number:country="F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6P0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1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00/00/0000</text:date>, <text:time style:data-style-name="N2" text:time-value="14:34:11.52849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0H41M21S</meta:editing-duration>
    <meta:editing-cycles>132</meta:editing-cycles>
    <meta:generator>LibreOffice/5.1.6.2$MacOSX_X86_64 LibreOffice_project/07ac168c60a517dba0f0d7bc7540f5afa45f0909</meta:generator>
    <dc:date>2017-06-16T14:56:58.108503000</dc:date>
    <meta:document-statistic meta:table-count="3" meta:cell-count="3623" meta:object-count="0"/>
    <meta:user-defined meta:name="Info 1"/>
    <meta:user-defined meta:name="Info 2"/>
    <meta:user-defined meta:name="Info 3"/>
    <meta:user-defined meta:name="Info 4"/>
  </office:meta>
</office:document-meta>
</file>